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73.3pt"/>
    </style:style>
    <style:style style:name="co5" style:family="table-column">
      <style:table-column-properties fo:break-before="auto" style:column-width="8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/>
      <style:paragraph-properties fo:text-align="center"/>
    </style:style>
    <style:style style:name="ce1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0.74pt solid #000000"/>
      <style:paragraph-properties fo:text-align="center"/>
    </style:style>
    <style:style style:name="ce16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95.61pt" svg:height="319.97pt" svg:x="0pt" svg:y="1472pt">
            <draw:object draw:notify-on-update-of-ranges="Sheet1.A3:Sheet1.A108 Sheet1.J2:Sheet1.J2 Sheet1.J3:Sheet1.J108 Sheet1.M3:Sheet1.M108 Sheet1.M3:Sheet1.M108 Sheet1.K2:Sheet1.K2 Sheet1.K3:Sheet1.K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EPCOS B57650 Temperature Resolution</svg:title>
            <svg:desc>Resolution versus temperature curve of the B57650H0824A001 NTC Thermister from TDK Electronics.</svg:desc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2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_nom</text:p>
          </table:table-cell>
          <table:table-cell table:style-name="ce1" office:value-type="string" calcext:value-type="string">
            <text:p>R_min</text:p>
          </table:table-cell>
          <table:table-cell table:style-name="ce1" office:value-type="string" calcext:value-type="string">
            <text:p>R_max</text:p>
          </table:table-cell>
          <table:table-cell table:style-name="ce1" office:value-type="string" calcext:value-type="string">
            <text:p>R_delta</text:p>
          </table:table-cell>
          <table:table-cell table:style-name="ce1" office:value-type="string" calcext:value-type="string">
            <text:p>T_delt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 table:number-columns-spanned="2" table:number-rows-spanned="1">
            <text:p>V_ou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tep Resolution</text:p>
          </table:table-cell>
          <table:covered-table-cell table:style-name="Default"/>
          <table:table-cell table:style-name="ce1" office:value-type="string" calcext:value-type="string">
            <text:p>Voltage Error</text:p>
          </table:table-cell>
          <table:table-cell table:style-name="ce1" office:value-type="string" calcext:value-type="string">
            <text:p>Resolution Error</text:p>
          </table:table-cell>
          <table:table-cell table:number-columns-repeated="1007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R=4.7K</text:p>
          </table:table-cell>
          <table:table-cell table:style-name="ce1" office:value-type="string" calcext:value-type="string">
            <text:p>R=1k</text:p>
          </table:table-cell>
          <table:table-cell table:style-name="ce1" office:value-type="string" calcext:value-type="string">
            <text:p>4.7k</text:p>
          </table:table-cell>
          <table:table-cell table:style-name="ce1" office:value-type="string" calcext:value-type="string">
            <text:p>1k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–40</text:p>
          </table:table-cell>
          <table:table-cell table:style-name="ce2" office:value-type="float" office:value="18452000" calcext:value-type="float">
            <text:p>18452000</text:p>
          </table:table-cell>
          <table:table-cell table:style-name="ce2" office:value-type="float" office:value="16423000" calcext:value-type="float">
            <text:p>16423000</text:p>
          </table:table-cell>
          <table:table-cell table:style-name="ce2" office:value-type="float" office:value="20481000" calcext:value-type="float">
            <text:p>2048100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6" calcext:value-type="float">
            <text:p>5.6</text:p>
          </table:table-cell>
          <table:table-cell table:formula="of:=([.B3])/([.B3]+4700)*3.3" office:value-type="float" office:value="3.29915965475952" calcext:value-type="float">
            <text:p>3.29915965475952</text:p>
          </table:table-cell>
          <table:table-cell table:formula="of:=([.B3])/([.B3]+1000)*3.3" office:value-type="float" office:value="3.29982116728987" calcext:value-type="float">
            <text:p>3.29982116728987</text:p>
          </table:table-cell>
          <table:table-cell table:number-columns-repeated="2"/>
          <table:table-cell table:formula="of:=([.E3])/([.E3]+4700)*3.3" office:value-type="float" office:value="0.00770537040967947" calcext:value-type="float">
            <text:p>0.007705370409679</text:p>
          </table:table-cell>
          <table:table-cell table:formula="of:=2*[.L3]" office:value-type="float" office:value="0.0154107408193589" calcext:value-type="float">
            <text:p>0.015410740819359</text:p>
          </table:table-cell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–35</text:p>
          </table:table-cell>
          <table:table-cell table:style-name="ce2" office:value-type="float" office:value="14011000" calcext:value-type="float">
            <text:p>14011000</text:p>
          </table:table-cell>
          <table:table-cell table:style-name="ce2" office:value-type="float" office:value="12522000" calcext:value-type="float">
            <text:p>12522000</text:p>
          </table:table-cell>
          <table:table-cell table:style-name="ce2" office:value-type="float" office:value="15500000" calcext:value-type="float">
            <text:p>15500000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4" calcext:value-type="float">
            <text:p>5.4</text:p>
          </table:table-cell>
          <table:table-cell table:formula="of:=([.B4])/([.B4]+4700)*3.3" office:value-type="float" office:value="3.29889338384811" calcext:value-type="float">
            <text:p>3.29889338384811</text:p>
          </table:table-cell>
          <table:table-cell table:formula="of:=([.B4])/([.B4]+1000)*3.3" office:value-type="float" office:value="3.29976448758207" calcext:value-type="float">
            <text:p>3.29976448758207</text:p>
          </table:table-cell>
          <table:table-cell table:formula="of:=ABS(([.H4]-[.H3])/0.0008)" office:value-type="float" office:value="0.332838639256483" calcext:value-type="float">
            <text:p>0.332838639256483</text:p>
          </table:table-cell>
          <table:table-cell table:formula="of:=ABS(([.I4]-[.I3])/0.0008)" office:value-type="float" office:value="0.0708496347490151" calcext:value-type="float">
            <text:p>0.070849634749015</text:p>
          </table:table-cell>
          <table:table-cell table:formula="of:=([.E4])/([.E4]+4700)*3.3" office:value-type="float" office:value="0.00742580562985607" calcext:value-type="float">
            <text:p>0.007425805629856</text:p>
          </table:table-cell>
          <table:table-cell table:formula="of:=2*[.L4]" office:value-type="float" office:value="0.0148516112597121" calcext:value-type="float">
            <text:p>0.014851611259712</text:p>
          </table:table-cell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–30</text:p>
          </table:table-cell>
          <table:table-cell table:style-name="ce2" office:value-type="float" office:value="10709000" calcext:value-type="float">
            <text:p>10709000</text:p>
          </table:table-cell>
          <table:table-cell table:style-name="ce2" office:value-type="float" office:value="9609300" calcext:value-type="float">
            <text:p>9609300</text:p>
          </table:table-cell>
          <table:table-cell table:style-name="ce2" office:value-type="float" office:value="11810000" calcext:value-type="float">
            <text:p>11810000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5.3" calcext:value-type="float">
            <text:p>5.3</text:p>
          </table:table-cell>
          <table:table-cell table:formula="of:=([.B5])/([.B5]+4700)*3.3" office:value-type="float" office:value="3.29855232086021" calcext:value-type="float">
            <text:p>3.29855232086021</text:p>
          </table:table-cell>
          <table:table-cell table:formula="of:=([.B5])/([.B5]+1000)*3.3" office:value-type="float" office:value="3.2996918767507" calcext:value-type="float">
            <text:p>3.2996918767507</text:p>
          </table:table-cell>
          <table:table-cell table:formula="of:=ABS(([.H5]-[.H4])/0.0008)" office:value-type="float" office:value="0.426328734882686" calcext:value-type="float">
            <text:p>0.426328734882686</text:p>
          </table:table-cell>
          <table:table-cell table:formula="of:=ABS(([.I5]-[.I4])/0.0008)" office:value-type="float" office:value="0.0907635392149997" calcext:value-type="float">
            <text:p>0.090763539215</text:p>
          </table:table-cell>
          <table:table-cell table:formula="of:=([.E5])/([.E5]+4700)*3.3" office:value-type="float" office:value="0.00721610088529393" calcext:value-type="float">
            <text:p>0.007216100885294</text:p>
          </table:table-cell>
          <table:table-cell table:formula="of:=2*[.L5]" office:value-type="float" office:value="0.0144322017705879" calcext:value-type="float">
            <text:p>0.014432201770588</text:p>
          </table:table-cell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–25</text:p>
          </table:table-cell>
          <table:table-cell table:style-name="ce2" office:value-type="float" office:value="8239000" calcext:value-type="float">
            <text:p>8239000</text:p>
          </table:table-cell>
          <table:table-cell table:style-name="ce2" office:value-type="float" office:value="7420700" calcext:value-type="float">
            <text:p>7420700</text:p>
          </table:table-cell>
          <table:table-cell table:style-name="ce2" office:value-type="float" office:value="9057300" calcext:value-type="float">
            <text:p>9057300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5.2" calcext:value-type="float">
            <text:p>5.2</text:p>
          </table:table-cell>
          <table:table-cell table:formula="of:=([.B6])/([.B6]+4700)*3.3" office:value-type="float" office:value="3.29811856326649" calcext:value-type="float">
            <text:p>3.29811856326649</text:p>
          </table:table-cell>
          <table:table-cell table:formula="of:=([.B6])/([.B6]+1000)*3.3" office:value-type="float" office:value="3.29959951456311" calcext:value-type="float">
            <text:p>3.29959951456311</text:p>
          </table:table-cell>
          <table:table-cell table:formula="of:=ABS(([.H6]-[.H5])/0.0008)" office:value-type="float" office:value="0.542196992140975" calcext:value-type="float">
            <text:p>0.542196992140975</text:p>
          </table:table-cell>
          <table:table-cell table:formula="of:=ABS(([.I6]-[.I5])/0.0008)" office:value-type="float" office:value="0.115452734491539" calcext:value-type="float">
            <text:p>0.115452734491539</text:p>
          </table:table-cell>
          <table:table-cell table:formula="of:=([.E6])/([.E6]+4700)*3.3" office:value-type="float" office:value="0.00693645300324848" calcext:value-type="float">
            <text:p>0.006936453003248</text:p>
          </table:table-cell>
          <table:table-cell table:formula="of:=2*[.L6]" office:value-type="float" office:value="0.013872906006497" calcext:value-type="float">
            <text:p>0.013872906006497</text:p>
          </table:table-cell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–20</text:p>
          </table:table-cell>
          <table:table-cell table:style-name="ce2" office:value-type="float" office:value="6378400" calcext:value-type="float">
            <text:p>6378400</text:p>
          </table:table-cell>
          <table:table-cell table:style-name="ce2" office:value-type="float" office:value="5765800" calcext:value-type="float">
            <text:p>5765800</text:p>
          </table:table-cell>
          <table:table-cell table:style-name="ce2" office:value-type="float" office:value="6991100" calcext:value-type="float">
            <text:p>6991100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5.1" calcext:value-type="float">
            <text:p>5.1</text:p>
          </table:table-cell>
          <table:table-cell table:formula="of:=([.B7])/([.B7]+4700)*3.3" office:value-type="float" office:value="3.29757014616722" calcext:value-type="float">
            <text:p>3.29757014616722</text:p>
          </table:table-cell>
          <table:table-cell table:formula="of:=([.B7])/([.B7]+1000)*3.3" office:value-type="float" office:value="3.29948270997272" calcext:value-type="float">
            <text:p>3.29948270997272</text:p>
          </table:table-cell>
          <table:table-cell table:formula="of:=ABS(([.H7]-[.H6])/0.0008)" office:value-type="float" office:value="0.685521374089171" calcext:value-type="float">
            <text:p>0.685521374089171</text:p>
          </table:table-cell>
          <table:table-cell table:formula="of:=ABS(([.I7]-[.I6])/0.0008)" office:value-type="float" office:value="0.146005737978183" calcext:value-type="float">
            <text:p>0.146005737978183</text:p>
          </table:table-cell>
          <table:table-cell table:formula="of:=([.E7])/([.E7]+4700)*3.3" office:value-type="float" office:value="0.00672668591812468" calcext:value-type="float">
            <text:p>0.006726685918125</text:p>
          </table:table-cell>
          <table:table-cell table:formula="of:=2*[.L7]" office:value-type="float" office:value="0.0134533718362494" calcext:value-type="float">
            <text:p>0.013453371836249</text:p>
          </table:table-cell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–15</text:p>
          </table:table-cell>
          <table:table-cell table:style-name="ce2" office:value-type="float" office:value="4968300" calcext:value-type="float">
            <text:p>4968300</text:p>
          </table:table-cell>
          <table:table-cell table:style-name="ce2" office:value-type="float" office:value="4506800" calcext:value-type="float">
            <text:p>4506800</text:p>
          </table:table-cell>
          <table:table-cell table:style-name="ce2" office:value-type="float" office:value="5429900" calcext:value-type="float">
            <text:p>5429900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4.9" calcext:value-type="float">
            <text:p>4.9</text:p>
          </table:table-cell>
          <table:table-cell table:formula="of:=([.B8])/([.B8]+4700)*3.3" office:value-type="float" office:value="3.29688115825457" calcext:value-type="float">
            <text:p>3.29688115825457</text:p>
          </table:table-cell>
          <table:table-cell table:formula="of:=([.B8])/([.B8]+1000)*3.3" office:value-type="float" office:value="3.29933592256455" calcext:value-type="float">
            <text:p>3.29933592256455</text:p>
          </table:table-cell>
          <table:table-cell table:formula="of:=ABS(([.H8]-[.H7])/0.0008)" office:value-type="float" office:value="0.861234890810469" calcext:value-type="float">
            <text:p>0.861234890810469</text:p>
          </table:table-cell>
          <table:table-cell table:formula="of:=ABS(([.I8]-[.I7])/0.0008)" office:value-type="float" office:value="0.183484260222744" calcext:value-type="float">
            <text:p>0.183484260222744</text:p>
          </table:table-cell>
          <table:table-cell table:formula="of:=([.E8])/([.E8]+4700)*3.3" office:value-type="float" office:value="0.00651689210710721" calcext:value-type="float">
            <text:p>0.006516892107107</text:p>
          </table:table-cell>
          <table:table-cell table:formula="of:=2*[.L8]" office:value-type="float" office:value="0.0130337842142144" calcext:value-type="float">
            <text:p>0.013033784214215</text:p>
          </table:table-cell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–10</text:p>
          </table:table-cell>
          <table:table-cell table:style-name="ce2" office:value-type="float" office:value="3893000" calcext:value-type="float">
            <text:p>3893000</text:p>
          </table:table-cell>
          <table:table-cell table:style-name="ce2" office:value-type="float" office:value="3543100" calcext:value-type="float">
            <text:p>3543100</text:p>
          </table:table-cell>
          <table:table-cell table:style-name="ce2" office:value-type="float" office:value="4242900" calcext:value-type="float">
            <text:p>42429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4.8" calcext:value-type="float">
            <text:p>4.8</text:p>
          </table:table-cell>
          <table:table-cell table:formula="of:=([.B9])/([.B9]+4700)*3.3" office:value-type="float" office:value="3.2960207301742" calcext:value-type="float">
            <text:p>3.2960207301742</text:p>
          </table:table-cell>
          <table:table-cell table:formula="of:=([.B9])/([.B9]+1000)*3.3" office:value-type="float" office:value="3.29915254237288" calcext:value-type="float">
            <text:p>3.29915254237288</text:p>
          </table:table-cell>
          <table:table-cell table:formula="of:=ABS(([.H9]-[.H8])/0.0008)" office:value-type="float" office:value="1.07553510046154" calcext:value-type="float">
            <text:p>1.07553510046154</text:p>
          </table:table-cell>
          <table:table-cell table:formula="of:=ABS(([.I9]-[.I8])/0.0008)" office:value-type="float" office:value="0.229225239581354" calcext:value-type="float">
            <text:p>0.229225239581354</text:p>
          </table:table-cell>
          <table:table-cell table:formula="of:=([.E9])/([.E9]+4700)*3.3" office:value-type="float" office:value="0.00630707156508813" calcext:value-type="float">
            <text:p>0.006307071565088</text:p>
          </table:table-cell>
          <table:table-cell table:formula="of:=2*[.L9]" office:value-type="float" office:value="0.0126141431301763" calcext:value-type="float">
            <text:p>0.012614143130176</text:p>
          </table:table-cell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–5</text:p>
          </table:table-cell>
          <table:table-cell table:style-name="ce2" office:value-type="float" office:value="3068000" calcext:value-type="float">
            <text:p>3068000</text:p>
          </table:table-cell>
          <table:table-cell table:style-name="ce2" office:value-type="float" office:value="2801300" calcext:value-type="float">
            <text:p>2801300</text:p>
          </table:table-cell>
          <table:table-cell table:style-name="ce2" office:value-type="float" office:value="3334800" calcext:value-type="float">
            <text:p>3334800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.7" calcext:value-type="float">
            <text:p>4.7</text:p>
          </table:table-cell>
          <table:table-cell table:formula="of:=([.B10])/([.B10]+4700)*3.3" office:value-type="float" office:value="3.29495232206203" calcext:value-type="float">
            <text:p>3.29495232206203</text:p>
          </table:table-cell>
          <table:table-cell table:formula="of:=([.B10])/([.B10]+1000)*3.3" office:value-type="float" office:value="3.2989247311828" calcext:value-type="float">
            <text:p>3.2989247311828</text:p>
          </table:table-cell>
          <table:table-cell table:formula="of:=ABS(([.H10]-[.H9])/0.0008)" office:value-type="float" office:value="1.33551014021904" calcext:value-type="float">
            <text:p>1.33551014021904</text:p>
          </table:table-cell>
          <table:table-cell table:formula="of:=ABS(([.I10]-[.I9])/0.0008)" office:value-type="float" office:value="0.284763987606906" calcext:value-type="float">
            <text:p>0.284763987606906</text:p>
          </table:table-cell>
          <table:table-cell table:formula="of:=([.E10])/([.E10]+4700)*3.3" office:value-type="float" office:value="0.00609722428695818" calcext:value-type="float">
            <text:p>0.006097224286958</text:p>
          </table:table-cell>
          <table:table-cell table:formula="of:=2*[.L10]" office:value-type="float" office:value="0.0121944485739164" calcext:value-type="float">
            <text:p>0.012194448573916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431500" calcext:value-type="float">
            <text:p>2431500</text:p>
          </table:table-cell>
          <table:table-cell table:style-name="ce2" office:value-type="float" office:value="2226900" calcext:value-type="float">
            <text:p>2226900</text:p>
          </table:table-cell>
          <table:table-cell table:style-name="ce2" office:value-type="float" office:value="2636100" calcext:value-type="float">
            <text:p>2636100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.6" calcext:value-type="float">
            <text:p>4.6</text:p>
          </table:table-cell>
          <table:table-cell table:formula="of:=([.B11])/([.B11]+4700)*3.3" office:value-type="float" office:value="3.29363352762499" calcext:value-type="float">
            <text:p>3.29363352762499</text:p>
          </table:table-cell>
          <table:table-cell table:formula="of:=([.B11])/([.B11]+1000)*3.3" office:value-type="float" office:value="3.29864337101747" calcext:value-type="float">
            <text:p>3.29864337101747</text:p>
          </table:table-cell>
          <table:table-cell table:formula="of:=ABS(([.H11]-[.H10])/0.0008)" office:value-type="float" office:value="1.6484930463001" calcext:value-type="float">
            <text:p>1.6484930463001</text:p>
          </table:table-cell>
          <table:table-cell table:formula="of:=ABS(([.I11]-[.I10])/0.0008)" office:value-type="float" office:value="0.351700206654981" calcext:value-type="float">
            <text:p>0.351700206654981</text:p>
          </table:table-cell>
          <table:table-cell table:formula="of:=([.E11])/([.E11]+4700)*3.3" office:value-type="float" office:value="0.00588735026760683" calcext:value-type="float">
            <text:p>0.005887350267607</text:p>
          </table:table-cell>
          <table:table-cell table:formula="of:=2*[.L11]" office:value-type="float" office:value="0.0117747005352137" calcext:value-type="float">
            <text:p>0.011774700535214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937500" calcext:value-type="float">
            <text:p>1937500</text:p>
          </table:table-cell>
          <table:table-cell table:style-name="ce2" office:value-type="float" office:value="1779700" calcext:value-type="float">
            <text:p>1779700</text:p>
          </table:table-cell>
          <table:table-cell table:style-name="ce2" office:value-type="float" office:value="2095300" calcext:value-type="float">
            <text:p>2095300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.5" calcext:value-type="float">
            <text:p>4.5</text:p>
          </table:table-cell>
          <table:table-cell table:formula="of:=([.B12])/([.B12]+4700)*3.3" office:value-type="float" office:value="3.29201421068891" calcext:value-type="float">
            <text:p>3.29201421068891</text:p>
          </table:table-cell>
          <table:table-cell table:formula="of:=([.B12])/([.B12]+1000)*3.3" office:value-type="float" office:value="3.29829765282435" calcext:value-type="float">
            <text:p>3.29829765282435</text:p>
          </table:table-cell>
          <table:table-cell table:formula="of:=ABS(([.H12]-[.H11])/0.0008)" office:value-type="float" office:value="2.02414617010038" calcext:value-type="float">
            <text:p>2.02414617010038</text:p>
          </table:table-cell>
          <table:table-cell table:formula="of:=ABS(([.I12]-[.I11])/0.0008)" office:value-type="float" office:value="0.432147741403766" calcext:value-type="float">
            <text:p>0.432147741403766</text:p>
          </table:table-cell>
          <table:table-cell table:formula="of:=([.E12])/([.E12]+4700)*3.3" office:value-type="float" office:value="0.00567744950192222" calcext:value-type="float">
            <text:p>0.005677449501922</text:p>
          </table:table-cell>
          <table:table-cell table:formula="of:=2*[.L12]" office:value-type="float" office:value="0.0113548990038444" calcext:value-type="float">
            <text:p>0.011354899003845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52000" calcext:value-type="float">
            <text:p>1552000</text:p>
          </table:table-cell>
          <table:table-cell table:style-name="ce2" office:value-type="float" office:value="1429600" calcext:value-type="float">
            <text:p>1429600</text:p>
          </table:table-cell>
          <table:table-cell table:style-name="ce2" office:value-type="float" office:value="1674300" calcext:value-type="float">
            <text:p>1674300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.4" calcext:value-type="float">
            <text:p>4.4</text:p>
          </table:table-cell>
          <table:table-cell table:formula="of:=([.B13])/([.B13]+4700)*3.3" office:value-type="float" office:value="3.29003661591829" calcext:value-type="float">
            <text:p>3.29003661591829</text:p>
          </table:table-cell>
          <table:table-cell table:formula="of:=([.B13])/([.B13]+1000)*3.3" office:value-type="float" office:value="3.29787508048937" calcext:value-type="float">
            <text:p>3.29787508048937</text:p>
          </table:table-cell>
          <table:table-cell table:formula="of:=ABS(([.H13]-[.H12])/0.0008)" office:value-type="float" office:value="2.47199346327609" calcext:value-type="float">
            <text:p>2.47199346327609</text:p>
          </table:table-cell>
          <table:table-cell table:formula="of:=ABS(([.I13]-[.I12])/0.0008)" office:value-type="float" office:value="0.528215418716949" calcext:value-type="float">
            <text:p>0.528215418716949</text:p>
          </table:table-cell>
          <table:table-cell table:formula="of:=([.E13])/([.E13]+4700)*3.3" office:value-type="float" office:value="0.00553750079653349" calcext:value-type="float">
            <text:p>0.005537500796533</text:p>
          </table:table-cell>
          <table:table-cell table:formula="of:=2*[.L13]" office:value-type="float" office:value="0.011075001593067" calcext:value-type="float">
            <text:p>0.011075001593067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49500" calcext:value-type="float">
            <text:p>1249500</text:p>
          </table:table-cell>
          <table:table-cell table:style-name="ce2" office:value-type="float" office:value="1154200" calcext:value-type="float">
            <text:p>1154200</text:p>
          </table:table-cell>
          <table:table-cell table:style-name="ce2" office:value-type="float" office:value="1344900" calcext:value-type="float">
            <text:p>1344900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.3" calcext:value-type="float">
            <text:p>4.3</text:p>
          </table:table-cell>
          <table:table-cell table:formula="of:=([.B14])/([.B14]+4700)*3.3" office:value-type="float" office:value="3.28763355126774" calcext:value-type="float">
            <text:p>3.28763355126774</text:p>
          </table:table-cell>
          <table:table-cell table:formula="of:=([.B14])/([.B14]+1000)*3.3" office:value-type="float" office:value="3.29736105557777" calcext:value-type="float">
            <text:p>3.29736105557777</text:p>
          </table:table-cell>
          <table:table-cell table:formula="of:=ABS(([.H14]-[.H13])/0.0008)" office:value-type="float" office:value="3.00383081318523" calcext:value-type="float">
            <text:p>3.00383081318523</text:p>
          </table:table-cell>
          <table:table-cell table:formula="of:=ABS(([.I14]-[.I13])/0.0008)" office:value-type="float" office:value="0.642531139508074" calcext:value-type="float">
            <text:p>0.642531139508074</text:p>
          </table:table-cell>
          <table:table-cell table:formula="of:=([.E14])/([.E14]+4700)*3.3" office:value-type="float" office:value="0.00532755544226357" calcext:value-type="float">
            <text:p>0.005327555442264</text:p>
          </table:table-cell>
          <table:table-cell table:formula="of:=2*[.L14]" office:value-type="float" office:value="0.0106551108845271" calcext:value-type="float">
            <text:p>0.010655110884527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11000" calcext:value-type="float">
            <text:p>1011000</text:p>
          </table:table-cell>
          <table:table-cell table:style-name="ce2" office:value-type="float" office:value="936330" calcext:value-type="float">
            <text:p>936330</text:p>
          </table:table-cell>
          <table:table-cell table:style-name="ce2" office:value-type="float" office:value="1085700" calcext:value-type="float">
            <text:p>1085700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.2" calcext:value-type="float">
            <text:p>4.2</text:p>
          </table:table-cell>
          <table:table-cell table:formula="of:=([.B15])/([.B15]+4700)*3.3" office:value-type="float" office:value="3.28472974303436" calcext:value-type="float">
            <text:p>3.28472974303436</text:p>
          </table:table-cell>
          <table:table-cell table:formula="of:=([.B15])/([.B15]+1000)*3.3" office:value-type="float" office:value="3.29673913043478" calcext:value-type="float">
            <text:p>3.29673913043478</text:p>
          </table:table-cell>
          <table:table-cell table:formula="of:=ABS(([.H15]-[.H14])/0.0008)" office:value-type="float" office:value="3.62976029172513" calcext:value-type="float">
            <text:p>3.62976029172513</text:p>
          </table:table-cell>
          <table:table-cell table:formula="of:=ABS(([.I15]-[.I14])/0.0008)" office:value-type="float" office:value="0.777406428732474" calcext:value-type="float">
            <text:p>0.777406428732474</text:p>
          </table:table-cell>
          <table:table-cell table:formula="of:=([.E15])/([.E15]+4700)*3.3" office:value-type="float" office:value="0.00518757700641543" calcext:value-type="float">
            <text:p>0.005187577006415</text:p>
          </table:table-cell>
          <table:table-cell table:formula="of:=2*[.L15]" office:value-type="float" office:value="0.0103751540128309" calcext:value-type="float">
            <text:p>0.010375154012831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821970" calcext:value-type="float">
            <text:p>821970</text:p>
          </table:table-cell>
          <table:table-cell table:style-name="ce2" office:value-type="float" office:value="763180" calcext:value-type="float">
            <text:p>763180</text:p>
          </table:table-cell>
          <table:table-cell table:style-name="ce2" office:value-type="float" office:value="880760" calcext:value-type="float">
            <text:p>880760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4.1" calcext:value-type="float">
            <text:p>4.1</text:p>
          </table:table-cell>
          <table:table-cell table:formula="of:=([.B16])/([.B16]+4700)*3.3" office:value-type="float" office:value="3.28123797887912" calcext:value-type="float">
            <text:p>3.28123797887912</text:p>
          </table:table-cell>
          <table:table-cell table:formula="of:=([.B16])/([.B16]+1000)*3.3" office:value-type="float" office:value="3.29599013329769" calcext:value-type="float">
            <text:p>3.29599013329769</text:p>
          </table:table-cell>
          <table:table-cell table:formula="of:=ABS(([.H16]-[.H15])/0.0008)" office:value-type="float" office:value="4.36470519405374" calcext:value-type="float">
            <text:p>4.36470519405374</text:p>
          </table:table-cell>
          <table:table-cell table:formula="of:=ABS(([.I16]-[.I15])/0.0008)" office:value-type="float" office:value="0.936246421365805" calcext:value-type="float">
            <text:p>0.936246421365805</text:p>
          </table:table-cell>
          <table:table-cell table:formula="of:=([.E16])/([.E16]+4700)*3.3" office:value-type="float" office:value="0.0050475866757308" calcext:value-type="float">
            <text:p>0.005047586675731</text:p>
          </table:table-cell>
          <table:table-cell table:formula="of:=2*[.L16]" office:value-type="float" office:value="0.0100951733514616" calcext:value-type="float">
            <text:p>0.010095173351462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671380" calcext:value-type="float">
            <text:p>671380</text:p>
          </table:table-cell>
          <table:table-cell table:style-name="ce2" office:value-type="float" office:value="624890" calcext:value-type="float">
            <text:p>624890</text:p>
          </table:table-cell>
          <table:table-cell table:style-name="ce2" office:value-type="float" office:value="717870" calcext:value-type="float">
            <text:p>717870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4" calcext:value-type="float">
            <text:p>4</text:p>
          </table:table-cell>
          <table:table-cell table:formula="of:=([.B17])/([.B17]+4700)*3.3" office:value-type="float" office:value="3.27705892793752" calcext:value-type="float">
            <text:p>3.27705892793752</text:p>
          </table:table-cell>
          <table:table-cell table:formula="of:=([.B17])/([.B17]+1000)*3.3" office:value-type="float" office:value="3.29509206103691" calcext:value-type="float">
            <text:p>3.29509206103691</text:p>
          </table:table-cell>
          <table:table-cell table:formula="of:=ABS(([.H17]-[.H16])/0.0008)" office:value-type="float" office:value="5.22381367699387" calcext:value-type="float">
            <text:p>5.22381367699387</text:p>
          </table:table-cell>
          <table:table-cell table:formula="of:=ABS(([.I17]-[.I16])/0.0008)" office:value-type="float" office:value="1.1225903259704" calcext:value-type="float">
            <text:p>1.1225903259704</text:p>
          </table:table-cell>
          <table:table-cell table:formula="of:=([.E17])/([.E17]+4700)*3.3" office:value-type="float" office:value="0.00483757887356859" calcext:value-type="float">
            <text:p>0.004837578873569</text:p>
          </table:table-cell>
          <table:table-cell table:formula="of:=2*[.L17]" office:value-type="float" office:value="0.00967515774713718" calcext:value-type="float">
            <text:p>0.009675157747137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550860" calcext:value-type="float">
            <text:p>550860</text:p>
          </table:table-cell>
          <table:table-cell table:style-name="ce2" office:value-type="float" office:value="513930" calcext:value-type="float">
            <text:p>513930</text:p>
          </table:table-cell>
          <table:table-cell table:style-name="ce2" office:value-type="float" office:value="587790" calcext:value-type="float">
            <text:p>587790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9" calcext:value-type="float">
            <text:p>3.9</text:p>
          </table:table-cell>
          <table:table-cell table:formula="of:=([.B18])/([.B18]+4700)*3.3" office:value-type="float" office:value="3.27208222334221" calcext:value-type="float">
            <text:p>3.27208222334221</text:p>
          </table:table-cell>
          <table:table-cell table:formula="of:=([.B18])/([.B18]+1000)*3.3" office:value-type="float" office:value="3.2940202225202" calcext:value-type="float">
            <text:p>3.2940202225202</text:p>
          </table:table-cell>
          <table:table-cell table:formula="of:=ABS(([.H18]-[.H17])/0.0008)" office:value-type="float" office:value="6.22088074413607" calcext:value-type="float">
            <text:p>6.22088074413607</text:p>
          </table:table-cell>
          <table:table-cell table:formula="of:=ABS(([.I18]-[.I17])/0.0008)" office:value-type="float" office:value="1.33979814588681" calcext:value-type="float">
            <text:p>1.33979814588681</text:p>
          </table:table-cell>
          <table:table-cell table:formula="of:=([.E18])/([.E18]+4700)*3.3" office:value-type="float" office:value="0.00469755879915865" calcext:value-type="float">
            <text:p>0.004697558799159</text:p>
          </table:table-cell>
          <table:table-cell table:formula="of:=2*[.L18]" office:value-type="float" office:value="0.00939511759831729" calcext:value-type="float">
            <text:p>0.009395117598317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3950" calcext:value-type="float">
            <text:p>453950</text:p>
          </table:table-cell>
          <table:table-cell table:style-name="ce2" office:value-type="float" office:value="424480" calcext:value-type="float">
            <text:p>424480</text:p>
          </table:table-cell>
          <table:table-cell table:style-name="ce2" office:value-type="float" office:value="483420" calcext:value-type="float">
            <text:p>483420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8" calcext:value-type="float">
            <text:p>3.8</text:p>
          </table:table-cell>
          <table:table-cell table:formula="of:=([.B19])/([.B19]+4700)*3.3" office:value-type="float" office:value="3.26618336422108" calcext:value-type="float">
            <text:p>3.26618336422108</text:p>
          </table:table-cell>
          <table:table-cell table:formula="of:=([.B19])/([.B19]+1000)*3.3" office:value-type="float" office:value="3.29274645565447" calcext:value-type="float">
            <text:p>3.29274645565447</text:p>
          </table:table-cell>
          <table:table-cell table:formula="of:=ABS(([.H19]-[.H18])/0.0008)" office:value-type="float" office:value="7.37357390141247" calcext:value-type="float">
            <text:p>7.37357390141247</text:p>
          </table:table-cell>
          <table:table-cell table:formula="of:=ABS(([.I19]-[.I18])/0.0008)" office:value-type="float" office:value="1.59220858217124" calcext:value-type="float">
            <text:p>1.59220858217124</text:p>
          </table:table-cell>
          <table:table-cell table:formula="of:=([.E19])/([.E19]+4700)*3.3" office:value-type="float" office:value="0.00455752682460427" calcext:value-type="float">
            <text:p>0.004557526824604</text:p>
          </table:table-cell>
          <table:table-cell table:formula="of:=2*[.L19]" office:value-type="float" office:value="0.00911505364920854" calcext:value-type="float">
            <text:p>0.009115053649209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75680" calcext:value-type="float">
            <text:p>375680</text:p>
          </table:table-cell>
          <table:table-cell table:style-name="ce2" office:value-type="float" office:value="352070" calcext:value-type="float">
            <text:p>352070</text:p>
          </table:table-cell>
          <table:table-cell table:style-name="ce2" office:value-type="float" office:value="399290" calcext:value-type="float">
            <text:p>39929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7" calcext:value-type="float">
            <text:p>3.7</text:p>
          </table:table-cell>
          <table:table-cell table:formula="of:=([.B20])/([.B20]+4700)*3.3" office:value-type="float" office:value="3.25922498554077" calcext:value-type="float">
            <text:p>3.25922498554077</text:p>
          </table:table-cell>
          <table:table-cell table:formula="of:=([.B20])/([.B20]+1000)*3.3" office:value-type="float" office:value="3.29123924816821" calcext:value-type="float">
            <text:p>3.29123924816821</text:p>
          </table:table-cell>
          <table:table-cell table:formula="of:=ABS(([.H20]-[.H19])/0.0008)" office:value-type="float" office:value="8.69797335038558" calcext:value-type="float">
            <text:p>8.69797335038558</text:p>
          </table:table-cell>
          <table:table-cell table:formula="of:=ABS(([.I20]-[.I19])/0.0008)" office:value-type="float" office:value="1.88400935782596" calcext:value-type="float">
            <text:p>1.88400935782596</text:p>
          </table:table-cell>
          <table:table-cell table:formula="of:=([.E20])/([.E20]+4700)*3.3" office:value-type="float" office:value="0.00441748294838833" calcext:value-type="float">
            <text:p>0.004417482948388</text:p>
          </table:table-cell>
          <table:table-cell table:formula="of:=2*[.L20]" office:value-type="float" office:value="0.00883496589677666" calcext:value-type="float">
            <text:p>0.008834965896777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12180" calcext:value-type="float">
            <text:p>312180</text:p>
          </table:table-cell>
          <table:table-cell table:style-name="ce2" office:value-type="float" office:value="293190" calcext:value-type="float">
            <text:p>293190</text:p>
          </table:table-cell>
          <table:table-cell table:style-name="ce2" office:value-type="float" office:value="331180" calcext:value-type="float">
            <text:p>331180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7" calcext:value-type="float">
            <text:p>3.7</text:p>
          </table:table-cell>
          <table:table-cell table:formula="of:=([.B21])/([.B21]+4700)*3.3" office:value-type="float" office:value="3.25105402676092" calcext:value-type="float">
            <text:p>3.25105402676092</text:p>
          </table:table-cell>
          <table:table-cell table:formula="of:=([.B21])/([.B21]+1000)*3.3" office:value-type="float" office:value="3.28946292866722" calcext:value-type="float">
            <text:p>3.28946292866722</text:p>
          </table:table-cell>
          <table:table-cell table:formula="of:=ABS(([.H21]-[.H20])/0.0008)" office:value-type="float" office:value="10.2136984748197" calcext:value-type="float">
            <text:p>10.2136984748197</text:p>
          </table:table-cell>
          <table:table-cell table:formula="of:=ABS(([.I21]-[.I20])/0.0008)" office:value-type="float" office:value="2.2203993762332" calcext:value-type="float">
            <text:p>2.2203993762332</text:p>
          </table:table-cell>
          <table:table-cell table:formula="of:=([.E21])/([.E21]+4700)*3.3" office:value-type="float" office:value="0.00427742716899343" calcext:value-type="float">
            <text:p>0.004277427168993</text:p>
          </table:table-cell>
          <table:table-cell table:formula="of:=2*[.L21]" office:value-type="float" office:value="0.00855485433798687" calcext:value-type="float">
            <text:p>0.008554854337987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60450" calcext:value-type="float">
            <text:p>260450</text:p>
          </table:table-cell>
          <table:table-cell table:style-name="ce2" office:value-type="float" office:value="245110" calcext:value-type="float">
            <text:p>245110</text:p>
          </table:table-cell>
          <table:table-cell table:style-name="ce2" office:value-type="float" office:value="275800" calcext:value-type="float">
            <text:p>275800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6" calcext:value-type="float">
            <text:p>3.6</text:p>
          </table:table-cell>
          <table:table-cell table:formula="of:=([.B22])/([.B22]+4700)*3.3" office:value-type="float" office:value="3.24150480859891" calcext:value-type="float">
            <text:p>3.24150480859891</text:p>
          </table:table-cell>
          <table:table-cell table:formula="of:=([.B22])/([.B22]+1000)*3.3" office:value-type="float" office:value="3.28737808376363" calcext:value-type="float">
            <text:p>3.28737808376363</text:p>
          </table:table-cell>
          <table:table-cell table:formula="of:=ABS(([.H22]-[.H21])/0.0008)" office:value-type="float" office:value="11.9365227025164" calcext:value-type="float">
            <text:p>11.9365227025164</text:p>
          </table:table-cell>
          <table:table-cell table:formula="of:=ABS(([.I22]-[.I21])/0.0008)" office:value-type="float" office:value="2.60605612949272" calcext:value-type="float">
            <text:p>2.60605612949272</text:p>
          </table:table-cell>
          <table:table-cell table:formula="of:=([.E22])/([.E22]+4700)*3.3" office:value-type="float" office:value="0.00413735948490193" calcext:value-type="float">
            <text:p>0.004137359484902</text:p>
          </table:table-cell>
          <table:table-cell table:formula="of:=2*[.L22]" office:value-type="float" office:value="0.00827471896980386" calcext:value-type="float">
            <text:p>0.008274718969804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18140" calcext:value-type="float">
            <text:p>218140</text:p>
          </table:table-cell>
          <table:table-cell table:style-name="ce2" office:value-type="float" office:value="205700" calcext:value-type="float">
            <text:p>205700</text:p>
          </table:table-cell>
          <table:table-cell table:style-name="ce2" office:value-type="float" office:value="230580" calcext:value-type="float">
            <text:p>230580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5" calcext:value-type="float">
            <text:p>3.5</text:p>
          </table:table-cell>
          <table:table-cell table:formula="of:=([.B23])/([.B23]+4700)*3.3" office:value-type="float" office:value="3.23039849219171" calcext:value-type="float">
            <text:p>3.23039849219171</text:p>
          </table:table-cell>
          <table:table-cell table:formula="of:=([.B23])/([.B23]+1000)*3.3" office:value-type="float" office:value="3.28494113352195" calcext:value-type="float">
            <text:p>3.28494113352195</text:p>
          </table:table-cell>
          <table:table-cell table:formula="of:=ABS(([.H23]-[.H22])/0.0008)" office:value-type="float" office:value="13.8828955089992" calcext:value-type="float">
            <text:p>13.8828955089992</text:p>
          </table:table-cell>
          <table:table-cell table:formula="of:=ABS(([.I23]-[.I22])/0.0008)" office:value-type="float" office:value="3.04618780209542" calcext:value-type="float">
            <text:p>3.04618780209542</text:p>
          </table:table-cell>
          <table:table-cell table:formula="of:=([.E23])/([.E23]+4700)*3.3" office:value-type="float" office:value="0.00399727989459592" calcext:value-type="float">
            <text:p>0.003997279894596</text:p>
          </table:table-cell>
          <table:table-cell table:formula="of:=2*[.L23]" office:value-type="float" office:value="0.00799455978919183" calcext:value-type="float">
            <text:p>0.007994559789192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3380" calcext:value-type="float">
            <text:p>183380</text:p>
          </table:table-cell>
          <table:table-cell table:style-name="ce2" office:value-type="float" office:value="173260" calcext:value-type="float">
            <text:p>173260</text:p>
          </table:table-cell>
          <table:table-cell table:style-name="ce2" office:value-type="float" office:value="193500" calcext:value-type="float">
            <text:p>193500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4" calcext:value-type="float">
            <text:p>3.4</text:p>
          </table:table-cell>
          <table:table-cell table:formula="of:=([.B24])/([.B24]+4700)*3.3" office:value-type="float" office:value="3.21753509145045" calcext:value-type="float">
            <text:p>3.21753509145045</text:p>
          </table:table-cell>
          <table:table-cell table:formula="of:=([.B24])/([.B24]+1000)*3.3" office:value-type="float" office:value="3.28210218027986" calcext:value-type="float">
            <text:p>3.28210218027986</text:p>
          </table:table-cell>
          <table:table-cell table:formula="of:=ABS(([.H24]-[.H23])/0.0008)" office:value-type="float" office:value="16.0792509265756" calcext:value-type="float">
            <text:p>16.0792509265756</text:p>
          </table:table-cell>
          <table:table-cell table:formula="of:=ABS(([.I24]-[.I23])/0.0008)" office:value-type="float" office:value="3.54869155261617" calcext:value-type="float">
            <text:p>3.54869155261617</text:p>
          </table:table-cell>
          <table:table-cell table:formula="of:=([.E24])/([.E24]+4700)*3.3" office:value-type="float" office:value="0.00385718839655722" calcext:value-type="float">
            <text:p>0.003857188396557</text:p>
          </table:table-cell>
          <table:table-cell table:formula="of:=2*[.L24]" office:value-type="float" office:value="0.00771437679311444" calcext:value-type="float">
            <text:p>0.007714376793114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54720" calcext:value-type="float">
            <text:p>154720</text:p>
          </table:table-cell>
          <table:table-cell table:style-name="ce2" office:value-type="float" office:value="146460" calcext:value-type="float">
            <text:p>146460</text:p>
          </table:table-cell>
          <table:table-cell table:style-name="ce2" office:value-type="float" office:value="162990" calcext:value-type="float">
            <text:p>162990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4" calcext:value-type="float">
            <text:p>3.4</text:p>
          </table:table-cell>
          <table:table-cell table:formula="of:=([.B25])/([.B25]+4700)*3.3" office:value-type="float" office:value="3.20270982310877" calcext:value-type="float">
            <text:p>3.20270982310877</text:p>
          </table:table-cell>
          <table:table-cell table:formula="of:=([.B25])/([.B25]+1000)*3.3" office:value-type="float" office:value="3.27880811713332" calcext:value-type="float">
            <text:p>3.27880811713332</text:p>
          </table:table-cell>
          <table:table-cell table:formula="of:=ABS(([.H25]-[.H24])/0.0008)" office:value-type="float" office:value="18.5315854270962" calcext:value-type="float">
            <text:p>18.5315854270962</text:p>
          </table:table-cell>
          <table:table-cell table:formula="of:=ABS(([.I25]-[.I24])/0.0008)" office:value-type="float" office:value="4.11757893317544" calcext:value-type="float">
            <text:p>4.11757893317544</text:p>
          </table:table-cell>
          <table:table-cell table:formula="of:=([.E25])/([.E25]+4700)*3.3" office:value-type="float" office:value="0.00371708498926742" calcext:value-type="float">
            <text:p>0.003717084989267</text:p>
          </table:table-cell>
          <table:table-cell table:formula="of:=2*[.L25]" office:value-type="float" office:value="0.00743416997853484" calcext:value-type="float">
            <text:p>0.007434169978535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31010" calcext:value-type="float">
            <text:p>131010</text:p>
          </table:table-cell>
          <table:table-cell table:style-name="ce2" office:value-type="float" office:value="124230" calcext:value-type="float">
            <text:p>124230</text:p>
          </table:table-cell>
          <table:table-cell table:style-name="ce2" office:value-type="float" office:value="137780" calcext:value-type="float">
            <text:p>137780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3" calcext:value-type="float">
            <text:p>3.3</text:p>
          </table:table-cell>
          <table:table-cell table:formula="of:=([.B26])/([.B26]+4700)*3.3" office:value-type="float" office:value="3.18571218038464" calcext:value-type="float">
            <text:p>3.18571218038464</text:p>
          </table:table-cell>
          <table:table-cell table:formula="of:=([.B26])/([.B26]+1000)*3.3" office:value-type="float" office:value="3.27500189379592" calcext:value-type="float">
            <text:p>3.27500189379592</text:p>
          </table:table-cell>
          <table:table-cell table:formula="of:=ABS(([.H26]-[.H25])/0.0008)" office:value-type="float" office:value="21.2470534051568" calcext:value-type="float">
            <text:p>21.2470534051568</text:p>
          </table:table-cell>
          <table:table-cell table:formula="of:=ABS(([.I26]-[.I25])/0.0008)" office:value-type="float" office:value="4.75777917173958" calcext:value-type="float">
            <text:p>4.75777917173958</text:p>
          </table:table-cell>
          <table:table-cell table:formula="of:=([.E26])/([.E26]+4700)*3.3" office:value-type="float" office:value="0.00364702881917878" calcext:value-type="float">
            <text:p>0.003647028819179</text:p>
          </table:table-cell>
          <table:table-cell table:formula="of:=2*[.L26]" office:value-type="float" office:value="0.00729405763835756" calcext:value-type="float">
            <text:p>0.007294057638358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1310" calcext:value-type="float">
            <text:p>111310</text:p>
          </table:table-cell>
          <table:table-cell table:style-name="ce2" office:value-type="float" office:value="105740" calcext:value-type="float">
            <text:p>105740</text:p>
          </table:table-cell>
          <table:table-cell table:style-name="ce2" office:value-type="float" office:value="116880" calcext:value-type="float">
            <text:p>11688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2" calcext:value-type="float">
            <text:p>3.2</text:p>
          </table:table-cell>
          <table:table-cell table:formula="of:=([.B27])/([.B27]+4700)*3.3" office:value-type="float" office:value="3.1663046289113" calcext:value-type="float">
            <text:p>3.1663046289113</text:p>
          </table:table-cell>
          <table:table-cell table:formula="of:=([.B27])/([.B27]+1000)*3.3" office:value-type="float" office:value="3.27061704211557" calcext:value-type="float">
            <text:p>3.27061704211557</text:p>
          </table:table-cell>
          <table:table-cell table:formula="of:=ABS(([.H27]-[.H26])/0.0008)" office:value-type="float" office:value="24.259439341679" calcext:value-type="float">
            <text:p>24.259439341679</text:p>
          </table:table-cell>
          <table:table-cell table:formula="of:=ABS(([.I27]-[.I26])/0.0008)" office:value-type="float" office:value="5.4810646004394" calcext:value-type="float">
            <text:p>5.4810646004394</text:p>
          </table:table-cell>
          <table:table-cell table:formula="of:=([.E27])/([.E27]+4700)*3.3" office:value-type="float" office:value="0.00350690754516472" calcext:value-type="float">
            <text:p>0.003506907545165</text:p>
          </table:table-cell>
          <table:table-cell table:formula="of:=2*[.L27]" office:value-type="float" office:value="0.00701381509032944" calcext:value-type="float">
            <text:p>0.007013815090329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94883" calcext:value-type="float">
            <text:p>94883</text:p>
          </table:table-cell>
          <table:table-cell table:style-name="ce2" office:value-type="float" office:value="90289" calcext:value-type="float">
            <text:p>90289</text:p>
          </table:table-cell>
          <table:table-cell table:style-name="ce2" office:value-type="float" office:value="99476" calcext:value-type="float">
            <text:p>99476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.2" calcext:value-type="float">
            <text:p>3.2</text:p>
          </table:table-cell>
          <table:table-cell table:formula="of:=([.B28])/([.B28]+4700)*3.3" office:value-type="float" office:value="3.14425052468795" calcext:value-type="float">
            <text:p>3.14425052468795</text:p>
          </table:table-cell>
          <table:table-cell table:formula="of:=([.B28])/([.B28]+1000)*3.3" office:value-type="float" office:value="3.26558305434749" calcext:value-type="float">
            <text:p>3.26558305434749</text:p>
          </table:table-cell>
          <table:table-cell table:formula="of:=ABS(([.H28]-[.H27])/0.0008)" office:value-type="float" office:value="27.56763027919" calcext:value-type="float">
            <text:p>27.56763027919</text:p>
          </table:table-cell>
          <table:table-cell table:formula="of:=ABS(([.I28]-[.I27])/0.0008)" office:value-type="float" office:value="6.29248471010868" calcext:value-type="float">
            <text:p>6.29248471010868</text:p>
          </table:table-cell>
          <table:table-cell table:formula="of:=([.E28])/([.E28]+4700)*3.3" office:value-type="float" office:value="0.00336677435810236" calcext:value-type="float">
            <text:p>0.003366774358102</text:p>
          </table:table-cell>
          <table:table-cell table:formula="of:=2*[.L28]" office:value-type="float" office:value="0.00673354871620473" calcext:value-type="float">
            <text:p>0.006733548716205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1144" calcext:value-type="float">
            <text:p>81144</text:p>
          </table:table-cell>
          <table:table-cell table:style-name="ce2" office:value-type="float" office:value="77344" calcext:value-type="float">
            <text:p>77344</text:p>
          </table:table-cell>
          <table:table-cell table:style-name="ce2" office:value-type="float" office:value="84944" calcext:value-type="float">
            <text:p>84944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.1" calcext:value-type="float">
            <text:p>3.1</text:p>
          </table:table-cell>
          <table:table-cell table:formula="of:=([.B29])/([.B29]+4700)*3.3" office:value-type="float" office:value="3.11932342388519" calcext:value-type="float">
            <text:p>3.11932342388519</text:p>
          </table:table-cell>
          <table:table-cell table:formula="of:=([.B29])/([.B29]+1000)*3.3" office:value-type="float" office:value="3.25982664589014" calcext:value-type="float">
            <text:p>3.25982664589014</text:p>
          </table:table-cell>
          <table:table-cell table:formula="of:=ABS(([.H29]-[.H28])/0.0008)" office:value-type="float" office:value="31.1588760034526" calcext:value-type="float">
            <text:p>31.1588760034526</text:p>
          </table:table-cell>
          <table:table-cell table:formula="of:=ABS(([.I29]-[.I28])/0.0008)" office:value-type="float" office:value="7.19551057167756" calcext:value-type="float">
            <text:p>7.19551057167756</text:p>
          </table:table-cell>
          <table:table-cell table:formula="of:=([.E29])/([.E29]+4700)*3.3" office:value-type="float" office:value="0.0032967032967033" calcext:value-type="float">
            <text:p>0.003296703296703</text:p>
          </table:table-cell>
          <table:table-cell table:formula="of:=2*[.L29]" office:value-type="float" office:value="0.00659340659340659" calcext:value-type="float">
            <text:p>0.006593406593407</text:p>
          </table:table-cell>
          <table:table-cell table:style-name="ce2" table:number-columns-repeated="1007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69613" calcext:value-type="float">
            <text:p>69613</text:p>
          </table:table-cell>
          <table:table-cell table:style-name="ce2" office:value-type="float" office:value="66460" calcext:value-type="float">
            <text:p>66460</text:p>
          </table:table-cell>
          <table:table-cell table:style-name="ce2" office:value-type="float" office:value="72766" calcext:value-type="float">
            <text:p>7276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formula="of:=([.B30])/([.B30]+4700)*3.3" office:value-type="float" office:value="3.09128819991119" calcext:value-type="float">
            <text:p>3.09128819991119</text:p>
          </table:table-cell>
          <table:table-cell table:formula="of:=([.B30])/([.B30]+1000)*3.3" office:value-type="float" office:value="3.25326639570617" calcext:value-type="float">
            <text:p>3.25326639570617</text:p>
          </table:table-cell>
          <table:table-cell table:formula="of:=ABS(([.H30]-[.H29])/0.0008)" office:value-type="float" office:value="35.0440299675003" calcext:value-type="float">
            <text:p>35.0440299675003</text:p>
          </table:table-cell>
          <table:table-cell table:formula="of:=ABS(([.I30]-[.I29])/0.0008)" office:value-type="float" office:value="8.20031272996402" calcext:value-type="float">
            <text:p>8.20031272996402</text:p>
          </table:table-cell>
          <table:table-cell table:formula="of:=([.E30])/([.E30]+4700)*3.3" office:value-type="float" office:value="0.00315655223721968" calcext:value-type="float">
            <text:p>0.00315655223722</text:p>
          </table:table-cell>
          <table:table-cell table:formula="of:=2*[.L30]" office:value-type="float" office:value="0.00631310447443937" calcext:value-type="float">
            <text:p>0.006313104474439</text:p>
          </table:table-cell>
          <table:table-cell table:style-name="ce2"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902" calcext:value-type="float">
            <text:p>59902</text:p>
          </table:table-cell>
          <table:table-cell office:value-type="float" office:value="57279" calcext:value-type="float">
            <text:p>57279</text:p>
          </table:table-cell>
          <table:table-cell office:value-type="float" office:value="62526" calcext:value-type="float">
            <text:p>62526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formula="of:=([.B31])/([.B31]+4700)*3.3" office:value-type="float" office:value="3.05991455372899" calcext:value-type="float">
            <text:p>3.05991455372899</text:p>
          </table:table-cell>
          <table:table-cell table:formula="of:=([.B31])/([.B31]+1000)*3.3" office:value-type="float" office:value="3.24581458736987" calcext:value-type="float">
            <text:p>3.24581458736987</text:p>
          </table:table-cell>
          <table:table-cell table:formula="of:=ABS(([.H31]-[.H30])/0.0008)" office:value-type="float" office:value="39.2170577277495" calcext:value-type="float">
            <text:p>39.2170577277495</text:p>
          </table:table-cell>
          <table:table-cell table:formula="of:=ABS(([.I31]-[.I30])/0.0008)" office:value-type="float" office:value="9.31476042037471" calcext:value-type="float">
            <text:p>9.31476042037471</text:p>
          </table:table-cell>
          <table:table-cell table:formula="of:=([.E31])/([.E31]+4700)*3.3" office:value-type="float" office:value="0.00308647223875521" calcext:value-type="float">
            <text:p>0.003086472238755</text:p>
          </table:table-cell>
          <table:table-cell table:formula="of:=2*[.L31]" office:value-type="float" office:value="0.00617294447751042" calcext:value-type="float">
            <text:p>0.00617294447751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1699" calcext:value-type="float">
            <text:p>51699</text:p>
          </table:table-cell>
          <table:table-cell office:value-type="float" office:value="49510" calcext:value-type="float">
            <text:p>49510</text:p>
          </table:table-cell>
          <table:table-cell office:value-type="float" office:value="53888" calcext:value-type="float">
            <text:p>53888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2.9" calcext:value-type="float">
            <text:p>2.9</text:p>
          </table:table-cell>
          <table:table-cell table:formula="of:=([.B32])/([.B32]+4700)*3.3" office:value-type="float" office:value="3.02499512402702" calcext:value-type="float">
            <text:p>3.02499512402702</text:p>
          </table:table-cell>
          <table:table-cell table:formula="of:=([.B32])/([.B32]+1000)*3.3" office:value-type="float" office:value="3.23738021594338" calcext:value-type="float">
            <text:p>3.23738021594338</text:p>
          </table:table-cell>
          <table:table-cell table:formula="of:=ABS(([.H32]-[.H31])/0.0008)" office:value-type="float" office:value="43.6492871274563" calcext:value-type="float">
            <text:p>43.6492871274563</text:p>
          </table:table-cell>
          <table:table-cell table:formula="of:=ABS(([.I32]-[.I31])/0.0008)" office:value-type="float" office:value="10.5429642831206" calcext:value-type="float">
            <text:p>10.5429642831206</text:p>
          </table:table-cell>
          <table:table-cell table:formula="of:=([.E32])/([.E32]+4700)*3.3" office:value-type="float" office:value="0.00294630330343098" calcext:value-type="float">
            <text:p>0.002946303303431</text:p>
          </table:table-cell>
          <table:table-cell table:formula="of:=2*[.L32]" office:value-type="float" office:value="0.00589260660686195" calcext:value-type="float">
            <text:p>0.005892606606862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4747" calcext:value-type="float">
            <text:p>44747</text:p>
          </table:table-cell>
          <table:table-cell office:value-type="float" office:value="42916" calcext:value-type="float">
            <text:p>42916</text:p>
          </table:table-cell>
          <table:table-cell office:value-type="float" office:value="46578" calcext:value-type="float">
            <text:p>46578</text:p>
          </table:table-cell>
          <table:table-cell office:value-type="float" office:value="4.1" calcext:value-type="float">
            <text:p>4.1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table:formula="of:=([.B33])/([.B33]+4700)*3.3" office:value-type="float" office:value="2.98633081885655" calcext:value-type="float">
            <text:p>2.98633081885655</text:p>
          </table:table-cell>
          <table:table-cell table:formula="of:=([.B33])/([.B33]+1000)*3.3" office:value-type="float" office:value="3.22786412223752" calcext:value-type="float">
            <text:p>3.22786412223752</text:p>
          </table:table-cell>
          <table:table-cell table:formula="of:=ABS(([.H33]-[.H32])/0.0008)" office:value-type="float" office:value="48.3303814630853" calcext:value-type="float">
            <text:p>48.3303814630853</text:p>
          </table:table-cell>
          <table:table-cell table:formula="of:=ABS(([.I33]-[.I32])/0.0008)" office:value-type="float" office:value="11.8951171323162" calcext:value-type="float">
            <text:p>11.8951171323162</text:p>
          </table:table-cell>
          <table:table-cell table:formula="of:=([.E33])/([.E33]+4700)*3.3" office:value-type="float" office:value="0.00287621436619119" calcext:value-type="float">
            <text:p>0.002876214366191</text:p>
          </table:table-cell>
          <table:table-cell table:formula="of:=2*[.L33]" office:value-type="float" office:value="0.00575242873238239" calcext:value-type="float">
            <text:p>0.005752428732382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8839" calcext:value-type="float">
            <text:p>38839</text:p>
          </table:table-cell>
          <table:table-cell office:value-type="float" office:value="37303" calcext:value-type="float">
            <text:p>37303</text:p>
          </table:table-cell>
          <table:table-cell office:value-type="float" office:value="40374" calcext:value-type="float">
            <text:p>40374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table:formula="of:=([.B34])/([.B34]+4700)*3.3" office:value-type="float" office:value="2.94376765658375" calcext:value-type="float">
            <text:p>2.94376765658375</text:p>
          </table:table-cell>
          <table:table-cell table:formula="of:=([.B34])/([.B34]+1000)*3.3" office:value-type="float" office:value="3.21716659554708" calcext:value-type="float">
            <text:p>3.21716659554708</text:p>
          </table:table-cell>
          <table:table-cell table:formula="of:=ABS(([.H34]-[.H33])/0.0008)" office:value-type="float" office:value="53.2039528410011" calcext:value-type="float">
            <text:p>53.2039528410011</text:p>
          </table:table-cell>
          <table:table-cell table:formula="of:=ABS(([.I34]-[.I33])/0.0008)" office:value-type="float" office:value="13.3719083630585" calcext:value-type="float">
            <text:p>13.3719083630585</text:p>
          </table:table-cell>
          <table:table-cell table:formula="of:=([.E34])/([.E34]+4700)*3.3" office:value-type="float" office:value="0.00280612244897959" calcext:value-type="float">
            <text:p>0.00280612244898</text:p>
          </table:table-cell>
          <table:table-cell table:formula="of:=2*[.L34]" office:value-type="float" office:value="0.00561224489795918" calcext:value-type="float">
            <text:p>0.005612244897959</text:p>
          </table:table-cell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3802" calcext:value-type="float">
            <text:p>33802</text:p>
          </table:table-cell>
          <table:table-cell office:value-type="float" office:value="32511" calcext:value-type="float">
            <text:p>32511</text:p>
          </table:table-cell>
          <table:table-cell office:value-type="float" office:value="35093" calcext:value-type="float">
            <text:p>35093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table:formula="of:=([.B35])/([.B35]+4700)*3.3" office:value-type="float" office:value="2.89716378369955" calcext:value-type="float">
            <text:p>2.89716378369955</text:p>
          </table:table-cell>
          <table:table-cell table:formula="of:=([.B35])/([.B35]+1000)*3.3" office:value-type="float" office:value="3.20517786334119" calcext:value-type="float">
            <text:p>3.20517786334119</text:p>
          </table:table-cell>
          <table:table-cell table:formula="of:=ABS(([.H35]-[.H34])/0.0008)" office:value-type="float" office:value="58.2548411052558" calcext:value-type="float">
            <text:p>58.2548411052558</text:p>
          </table:table-cell>
          <table:table-cell table:formula="of:=ABS(([.I35]-[.I34])/0.0008)" office:value-type="float" office:value="14.9859152573617" calcext:value-type="float">
            <text:p>14.9859152573617</text:p>
          </table:table-cell>
          <table:table-cell table:formula="of:=([.E35])/([.E35]+4700)*3.3" office:value-type="float" office:value="0.00266592967388069" calcext:value-type="float">
            <text:p>0.002665929673881</text:p>
          </table:table-cell>
          <table:table-cell table:formula="of:=2*[.L35]" office:value-type="float" office:value="0.00533185934776138" calcext:value-type="float">
            <text:p>0.005331859347761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9497" calcext:value-type="float">
            <text:p>29497</text:p>
          </table:table-cell>
          <table:table-cell office:value-type="float" office:value="28409" calcext:value-type="float">
            <text:p>28409</text:p>
          </table:table-cell>
          <table:table-cell office:value-type="float" office:value="30584" calcext:value-type="float">
            <text:p>30584</text:p>
          </table:table-cell>
          <table:table-cell office:value-type="float" office:value="3.7" calcext:value-type="float">
            <text:p>3.7</text:p>
          </table:table-cell>
          <table:table-cell office:value-type="float" office:value="1.4" calcext:value-type="float">
            <text:p>1.4</text:p>
          </table:table-cell>
          <table:table-cell office:value-type="float" office:value="2.7" calcext:value-type="float">
            <text:p>2.7</text:p>
          </table:table-cell>
          <table:table-cell table:formula="of:=([.B36])/([.B36]+4700)*3.3" office:value-type="float" office:value="2.84645144310904" calcext:value-type="float">
            <text:p>2.84645144310904</text:p>
          </table:table-cell>
          <table:table-cell table:formula="of:=([.B36])/([.B36]+1000)*3.3" office:value-type="float" office:value="3.19179263534118" calcext:value-type="float">
            <text:p>3.19179263534118</text:p>
          </table:table-cell>
          <table:table-cell table:formula="of:=ABS(([.H36]-[.H35])/0.0008)" office:value-type="float" office:value="63.390425738129" calcext:value-type="float">
            <text:p>63.390425738129</text:p>
          </table:table-cell>
          <table:table-cell table:formula="of:=ABS(([.I36]-[.I35])/0.0008)" office:value-type="float" office:value="16.731535000008" calcext:value-type="float">
            <text:p>16.731535000008</text:p>
          </table:table-cell>
          <table:table-cell table:formula="of:=([.E36])/([.E36]+4700)*3.3" office:value-type="float" office:value="0.00259582881561324" calcext:value-type="float">
            <text:p>0.002595828815613</text:p>
          </table:table-cell>
          <table:table-cell table:formula="of:=2*[.L36]" office:value-type="float" office:value="0.00519165763122648" calcext:value-type="float">
            <text:p>0.005191657631226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806" calcext:value-type="float">
            <text:p>25806</text:p>
          </table:table-cell>
          <table:table-cell office:value-type="float" office:value="24887" calcext:value-type="float">
            <text:p>24887</text:p>
          </table:table-cell>
          <table:table-cell office:value-type="float" office:value="26724" calcext:value-type="float">
            <text:p>26724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formula="of:=([.B37])/([.B37]+4700)*3.3" office:value-type="float" office:value="2.7915754277847" calcext:value-type="float">
            <text:p>2.7915754277847</text:p>
          </table:table-cell>
          <table:table-cell table:formula="of:=([.B37])/([.B37]+1000)*3.3" office:value-type="float" office:value="3.17689323285831" calcext:value-type="float">
            <text:p>3.17689323285831</text:p>
          </table:table-cell>
          <table:table-cell table:formula="of:=ABS(([.H37]-[.H36])/0.0008)" office:value-type="float" office:value="68.5950191554335" calcext:value-type="float">
            <text:p>68.5950191554335</text:p>
          </table:table-cell>
          <table:table-cell table:formula="of:=ABS(([.I37]-[.I36])/0.0008)" office:value-type="float" office:value="18.6242531035824" calcext:value-type="float">
            <text:p>18.6242531035824</text:p>
          </table:table-cell>
          <table:table-cell table:formula="of:=([.E37])/([.E37]+4700)*3.3" office:value-type="float" office:value="0.00252572497661366" calcext:value-type="float">
            <text:p>0.002525724976614</text:p>
          </table:table-cell>
          <table:table-cell table:formula="of:=2*[.L37]" office:value-type="float" office:value="0.00505144995322731" calcext:value-type="float">
            <text:p>0.005051449953227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633" calcext:value-type="float">
            <text:p>22633</text:p>
          </table:table-cell>
          <table:table-cell office:value-type="float" office:value="21856" calcext:value-type="float">
            <text:p>21856</text:p>
          </table:table-cell>
          <table:table-cell office:value-type="float" office:value="23410" calcext:value-type="float">
            <text:p>23410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formula="of:=([.B38])/([.B38]+4700)*3.3" office:value-type="float" office:value="2.73255405553726" calcext:value-type="float">
            <text:p>2.73255405553726</text:p>
          </table:table-cell>
          <table:table-cell table:formula="of:=([.B38])/([.B38]+1000)*3.3" office:value-type="float" office:value="3.1603647442136" calcext:value-type="float">
            <text:p>3.1603647442136</text:p>
          </table:table-cell>
          <table:table-cell table:formula="of:=ABS(([.H38]-[.H37])/0.0008)" office:value-type="float" office:value="73.7767153092944" calcext:value-type="float">
            <text:p>73.7767153092944</text:p>
          </table:table-cell>
          <table:table-cell table:formula="of:=ABS(([.I38]-[.I37])/0.0008)" office:value-type="float" office:value="20.6606108058943" calcext:value-type="float">
            <text:p>20.6606108058943</text:p>
          </table:table-cell>
          <table:table-cell table:formula="of:=([.E38])/([.E38]+4700)*3.3" office:value-type="float" office:value="0.00238550835565761" calcext:value-type="float">
            <text:p>0.002385508355658</text:p>
          </table:table-cell>
          <table:table-cell table:formula="of:=2*[.L38]" office:value-type="float" office:value="0.00477101671131522" calcext:value-type="float">
            <text:p>0.004771016711315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899" calcext:value-type="float">
            <text:p>19899</text:p>
          </table:table-cell>
          <table:table-cell office:value-type="float" office:value="19240" calcext:value-type="float">
            <text:p>19240</text:p>
          </table:table-cell>
          <table:table-cell office:value-type="float" office:value="20558" calcext:value-type="float">
            <text:p>20558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formula="of:=([.B39])/([.B39]+4700)*3.3" office:value-type="float" office:value="2.66948656449449" calcext:value-type="float">
            <text:p>2.66948656449449</text:p>
          </table:table-cell>
          <table:table-cell table:formula="of:=([.B39])/([.B39]+1000)*3.3" office:value-type="float" office:value="3.14209770802431" calcext:value-type="float">
            <text:p>3.14209770802431</text:p>
          </table:table-cell>
          <table:table-cell table:formula="of:=ABS(([.H39]-[.H38])/0.0008)" office:value-type="float" office:value="78.8343638034633" calcext:value-type="float">
            <text:p>78.8343638034633</text:p>
          </table:table-cell>
          <table:table-cell table:formula="of:=ABS(([.I39]-[.I38])/0.0008)" office:value-type="float" office:value="22.8337952366153" calcext:value-type="float">
            <text:p>22.8337952366153</text:p>
          </table:table-cell>
          <table:table-cell table:formula="of:=([.E39])/([.E39]+4700)*3.3" office:value-type="float" office:value="0.00231539557332086" calcext:value-type="float">
            <text:p>0.002315395573321</text:p>
          </table:table-cell>
          <table:table-cell table:formula="of:=2*[.L39]" office:value-type="float" office:value="0.00463079114664172" calcext:value-type="float">
            <text:p>0.004630791146642</text:p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536" calcext:value-type="float">
            <text:p>17536</text:p>
          </table:table-cell>
          <table:table-cell office:value-type="float" office:value="16976" calcext:value-type="float">
            <text:p>16976</text:p>
          </table:table-cell>
          <table:table-cell office:value-type="float" office:value="18096" calcext:value-type="float">
            <text:p>18096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formula="of:=([.B40])/([.B40]+4700)*3.3" office:value-type="float" office:value="2.60248246087426" calcext:value-type="float">
            <text:p>2.60248246087426</text:p>
          </table:table-cell>
          <table:table-cell table:formula="of:=([.B40])/([.B40]+1000)*3.3" office:value-type="float" office:value="3.12196806214933" calcext:value-type="float">
            <text:p>3.12196806214933</text:p>
          </table:table-cell>
          <table:table-cell table:formula="of:=ABS(([.H40]-[.H39])/0.0008)" office:value-type="float" office:value="83.755129525292" calcext:value-type="float">
            <text:p>83.755129525292</text:p>
          </table:table-cell>
          <table:table-cell table:formula="of:=ABS(([.I40]-[.I39])/0.0008)" office:value-type="float" office:value="25.1620573437206" calcext:value-type="float">
            <text:p>25.1620573437206</text:p>
          </table:table-cell>
          <table:table-cell table:formula="of:=([.E40])/([.E40]+4700)*3.3" office:value-type="float" office:value="0.00224527980949141" calcext:value-type="float">
            <text:p>0.002245279809491</text:p>
          </table:table-cell>
          <table:table-cell table:formula="of:=2*[.L40]" office:value-type="float" office:value="0.00449055961898282" calcext:value-type="float">
            <text:p>0.004490559618983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490" calcext:value-type="float">
            <text:p>15490</text:p>
          </table:table-cell>
          <table:table-cell office:value-type="float" office:value="15013" calcext:value-type="float">
            <text:p>15013</text:p>
          </table:table-cell>
          <table:table-cell office:value-type="float" office:value="15966" calcext:value-type="float">
            <text:p>15966</text:p>
          </table:table-cell>
          <table:table-cell office:value-type="float" office:value="3.1" calcext:value-type="float">
            <text:p>3.1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table:formula="of:=([.B41])/([.B41]+4700)*3.3" office:value-type="float" office:value="2.53179791976226" calcext:value-type="float">
            <text:p>2.53179791976226</text:p>
          </table:table-cell>
          <table:table-cell table:formula="of:=([.B41])/([.B41]+1000)*3.3" office:value-type="float" office:value="3.09987871437235" calcext:value-type="float">
            <text:p>3.09987871437235</text:p>
          </table:table-cell>
          <table:table-cell table:formula="of:=ABS(([.H41]-[.H40])/0.0008)" office:value-type="float" office:value="88.3556763899995" calcext:value-type="float">
            <text:p>88.3556763899995</text:p>
          </table:table-cell>
          <table:table-cell table:formula="of:=ABS(([.I41]-[.I40])/0.0008)" office:value-type="float" office:value="27.6116847212304" calcext:value-type="float">
            <text:p>27.6116847212304</text:p>
          </table:table-cell>
          <table:table-cell table:formula="of:=([.E41])/([.E41]+4700)*3.3" office:value-type="float" office:value="0.00217516106397908" calcext:value-type="float">
            <text:p>0.002175161063979</text:p>
          </table:table-cell>
          <table:table-cell table:formula="of:=2*[.L41]" office:value-type="float" office:value="0.00435032212795815" calcext:value-type="float">
            <text:p>0.004350322127958</text:p>
          </table:table-cell>
          <table:table-cell table:number-columns-repeated="100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713" calcext:value-type="float">
            <text:p>13713</text:p>
          </table:table-cell>
          <table:table-cell office:value-type="float" office:value="13306" calcext:value-type="float">
            <text:p>13306</text:p>
          </table:table-cell>
          <table:table-cell office:value-type="float" office:value="14119" calcext:value-type="float">
            <text:p>14119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table:formula="of:=([.B42])/([.B42]+4700)*3.3" office:value-type="float" office:value="2.4576603486667" calcext:value-type="float">
            <text:p>2.4576603486667</text:p>
          </table:table-cell>
          <table:table-cell table:formula="of:=([.B42])/([.B42]+1000)*3.3" office:value-type="float" office:value="3.07570855705838" calcext:value-type="float">
            <text:p>3.07570855705838</text:p>
          </table:table-cell>
          <table:table-cell table:formula="of:=ABS(([.H42]-[.H41])/0.0008)" office:value-type="float" office:value="92.6719638694445" calcext:value-type="float">
            <text:p>92.6719638694445</text:p>
          </table:table-cell>
          <table:table-cell table:formula="of:=ABS(([.I42]-[.I41])/0.0008)" office:value-type="float" office:value="30.2126966424537" calcext:value-type="float">
            <text:p>30.2126966424537</text:p>
          </table:table-cell>
          <table:table-cell table:formula="of:=([.E42])/([.E42]+4700)*3.3" office:value-type="float" office:value="0.00210503933659366" calcext:value-type="float">
            <text:p>0.002105039336594</text:p>
          </table:table-cell>
          <table:table-cell table:formula="of:=2*[.L42]" office:value-type="float" office:value="0.00421007867318733" calcext:value-type="float">
            <text:p>0.004210078673187</text:p>
          </table:table-cell>
          <table:table-cell table:number-columns-repeated="100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167" calcext:value-type="float">
            <text:p>12167</text:p>
          </table:table-cell>
          <table:table-cell office:value-type="float" office:value="11820" calcext:value-type="float">
            <text:p>11820</text:p>
          </table:table-cell>
          <table:table-cell office:value-type="float" office:value="12514" calcext:value-type="float">
            <text:p>12514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table:formula="of:=([.B43])/([.B43]+4700)*3.3" office:value-type="float" office:value="2.38045295547519" calcext:value-type="float">
            <text:p>2.38045295547519</text:p>
          </table:table-cell>
          <table:table-cell table:formula="of:=([.B43])/([.B43]+1000)*3.3" office:value-type="float" office:value="3.04937343358396" calcext:value-type="float">
            <text:p>3.04937343358396</text:p>
          </table:table-cell>
          <table:table-cell table:formula="of:=ABS(([.H43]-[.H42])/0.0008)" office:value-type="float" office:value="96.5092414893931" calcext:value-type="float">
            <text:p>96.5092414893931</text:p>
          </table:table-cell>
          <table:table-cell table:formula="of:=ABS(([.I43]-[.I42])/0.0008)" office:value-type="float" office:value="32.9189043430295" calcext:value-type="float">
            <text:p>32.9189043430295</text:p>
          </table:table-cell>
          <table:table-cell table:formula="of:=([.E43])/([.E43]+4700)*3.3" office:value-type="float" office:value="0.00203491462714495" calcext:value-type="float">
            <text:p>0.002034914627145</text:p>
          </table:table-cell>
          <table:table-cell table:formula="of:=2*[.L43]" office:value-type="float" office:value="0.00406982925428991" calcext:value-type="float">
            <text:p>0.00406982925429</text:p>
          </table:table-cell>
          <table:table-cell table:number-columns-repeated="100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815" calcext:value-type="float">
            <text:p>10815</text:p>
          </table:table-cell>
          <table:table-cell office:value-type="float" office:value="10518" calcext:value-type="float">
            <text:p>10518</text:p>
          </table:table-cell>
          <table:table-cell office:value-type="float" office:value="11112" calcext:value-type="float">
            <text:p>11112</text:p>
          </table:table-cell>
          <table:table-cell office:value-type="float" office:value="2.7" calcext:value-type="float">
            <text:p>2.7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table:formula="of:=([.B44])/([.B44]+4700)*3.3" office:value-type="float" office:value="2.30032226877216" calcext:value-type="float">
            <text:p>2.30032226877216</text:p>
          </table:table-cell>
          <table:table-cell table:formula="of:=([.B44])/([.B44]+1000)*3.3" office:value-type="float" office:value="3.02069403300889" calcext:value-type="float">
            <text:p>3.02069403300889</text:p>
          </table:table-cell>
          <table:table-cell table:formula="of:=ABS(([.H44]-[.H43])/0.0008)" office:value-type="float" office:value="100.16335837879" calcext:value-type="float">
            <text:p>100.16335837879</text:p>
          </table:table-cell>
          <table:table-cell table:formula="of:=ABS(([.I44]-[.I43])/0.0008)" office:value-type="float" office:value="35.8492507188418" calcext:value-type="float">
            <text:p>35.8492507188418</text:p>
          </table:table-cell>
          <table:table-cell table:formula="of:=([.E44])/([.E44]+4700)*3.3" office:value-type="float" office:value="0.0018946562612967" calcext:value-type="float">
            <text:p>0.001894656261297</text:p>
          </table:table-cell>
          <table:table-cell table:formula="of:=2*[.L44]" office:value-type="float" office:value="0.0037893125225934" calcext:value-type="float">
            <text:p>0.003789312522593</text:p>
          </table:table-cell>
          <table:table-cell table:number-columns-repeated="100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632.2" calcext:value-type="float">
            <text:p>9632.2</text:p>
          </table:table-cell>
          <table:table-cell office:value-type="float" office:value="9378" calcext:value-type="float">
            <text:p>9378</text:p>
          </table:table-cell>
          <table:table-cell office:value-type="float" office:value="9886.3" calcext:value-type="float">
            <text:p>9886.3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table:formula="of:=([.B45])/([.B45]+4700)*3.3" office:value-type="float" office:value="2.21782140913468" calcext:value-type="float">
            <text:p>2.21782140913468</text:p>
          </table:table-cell>
          <table:table-cell table:formula="of:=([.B45])/([.B45]+1000)*3.3" office:value-type="float" office:value="2.98962209138278" calcext:value-type="float">
            <text:p>2.98962209138278</text:p>
          </table:table-cell>
          <table:table-cell table:formula="of:=ABS(([.H45]-[.H44])/0.0008)" office:value-type="float" office:value="103.12607454685" calcext:value-type="float">
            <text:p>103.12607454685</text:p>
          </table:table-cell>
          <table:table-cell table:formula="of:=ABS(([.I45]-[.I44])/0.0008)" office:value-type="float" office:value="38.8399270326323" calcext:value-type="float">
            <text:p>38.8399270326323</text:p>
          </table:table-cell>
          <table:table-cell table:formula="of:=([.E45])/([.E45]+4700)*3.3" office:value-type="float" office:value="0.00182452260451665" calcext:value-type="float">
            <text:p>0.001824522604517</text:p>
          </table:table-cell>
          <table:table-cell table:formula="of:=2*[.L45]" office:value-type="float" office:value="0.0036490452090333" calcext:value-type="float">
            <text:p>0.003649045209033</text:p>
          </table:table-cell>
          <table:table-cell table:number-columns-repeated="100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595.6" calcext:value-type="float">
            <text:p>8595.6</text:p>
          </table:table-cell>
          <table:table-cell office:value-type="float" office:value="8377.7" calcext:value-type="float">
            <text:p>8377.7</text:p>
          </table:table-cell>
          <table:table-cell office:value-type="float" office:value="8813.5" calcext:value-type="float">
            <text:p>8813.5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table:formula="of:=([.B46])/([.B46]+4700)*3.3" office:value-type="float" office:value="2.13344865970697" calcext:value-type="float">
            <text:p>2.13344865970697</text:p>
          </table:table-cell>
          <table:table-cell table:formula="of:=([.B46])/([.B46]+1000)*3.3" office:value-type="float" office:value="2.95609237567218" calcext:value-type="float">
            <text:p>2.95609237567218</text:p>
          </table:table-cell>
          <table:table-cell table:formula="of:=ABS(([.H46]-[.H45])/0.0008)" office:value-type="float" office:value="105.465936784632" calcext:value-type="float">
            <text:p>105.465936784632</text:p>
          </table:table-cell>
          <table:table-cell table:formula="of:=ABS(([.I46]-[.I45])/0.0008)" office:value-type="float" office:value="41.912144638247" calcext:value-type="float">
            <text:p>41.912144638247</text:p>
          </table:table-cell>
          <table:table-cell table:formula="of:=([.E46])/([.E46]+4700)*3.3" office:value-type="float" office:value="0.00175438596491228" calcext:value-type="float">
            <text:p>0.001754385964912</text:p>
          </table:table-cell>
          <table:table-cell table:formula="of:=2*[.L46]" office:value-type="float" office:value="0.00350877192982456" calcext:value-type="float">
            <text:p>0.003508771929825</text:p>
          </table:table-cell>
          <table:table-cell table:number-columns-repeated="100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685.2" calcext:value-type="float">
            <text:p>7685.2</text:p>
          </table:table-cell>
          <table:table-cell office:value-type="float" office:value="7498.2" calcext:value-type="float">
            <text:p>7498.2</text:p>
          </table:table-cell>
          <table:table-cell office:value-type="float" office:value="7872.2" calcext:value-type="float">
            <text:p>7872.2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2.2" calcext:value-type="float">
            <text:p>2.2</text:p>
          </table:table-cell>
          <table:table-cell table:formula="of:=([.B47])/([.B47]+4700)*3.3" office:value-type="float" office:value="2.04769886638892" calcext:value-type="float">
            <text:p>2.04769886638892</text:p>
          </table:table-cell>
          <table:table-cell table:formula="of:=([.B47])/([.B47]+1000)*3.3" office:value-type="float" office:value="2.92004329203703" calcext:value-type="float">
            <text:p>2.92004329203703</text:p>
          </table:table-cell>
          <table:table-cell table:formula="of:=ABS(([.H47]-[.H46])/0.0008)" office:value-type="float" office:value="107.187241647569" calcext:value-type="float">
            <text:p>107.187241647569</text:p>
          </table:table-cell>
          <table:table-cell table:formula="of:=ABS(([.I47]-[.I46])/0.0008)" office:value-type="float" office:value="45.0613545439438" calcext:value-type="float">
            <text:p>45.0613545439438</text:p>
          </table:table-cell>
          <table:table-cell table:formula="of:=([.E47])/([.E47]+4700)*3.3" office:value-type="float" office:value="0.0016842463422933" calcext:value-type="float">
            <text:p>0.001684246342293</text:p>
          </table:table-cell>
          <table:table-cell table:formula="of:=2*[.L47]" office:value-type="float" office:value="0.00336849268458659" calcext:value-type="float">
            <text:p>0.003368492684587</text:p>
          </table:table-cell>
          <table:table-cell table:number-columns-repeated="100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883.9" calcext:value-type="float">
            <text:p>6883.9</text:p>
          </table:table-cell>
          <table:table-cell office:value-type="float" office:value="6723.2" calcext:value-type="float">
            <text:p>6723.2</text:p>
          </table:table-cell>
          <table:table-cell office:value-type="float" office:value="7044.6" calcext:value-type="float">
            <text:p>7044.6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2.2" calcext:value-type="float">
            <text:p>2.2</text:p>
          </table:table-cell>
          <table:table-cell table:formula="of:=([.B48])/([.B48]+4700)*3.3" office:value-type="float" office:value="1.96107269572424" calcext:value-type="float">
            <text:p>1.96107269572424</text:p>
          </table:table-cell>
          <table:table-cell table:formula="of:=([.B48])/([.B48]+1000)*3.3" office:value-type="float" office:value="2.88142543664937" calcext:value-type="float">
            <text:p>2.88142543664937</text:p>
          </table:table-cell>
          <table:table-cell table:formula="of:=ABS(([.H48]-[.H47])/0.0008)" office:value-type="float" office:value="108.282713330847" calcext:value-type="float">
            <text:p>108.282713330847</text:p>
          </table:table-cell>
          <table:table-cell table:formula="of:=ABS(([.I48]-[.I47])/0.0008)" office:value-type="float" office:value="48.2723192345674" calcext:value-type="float">
            <text:p>48.2723192345674</text:p>
          </table:table-cell>
          <table:table-cell table:formula="of:=([.E48])/([.E48]+4700)*3.3" office:value-type="float" office:value="0.00161410373646939" calcext:value-type="float">
            <text:p>0.001614103736469</text:p>
          </table:table-cell>
          <table:table-cell table:formula="of:=2*[.L48]" office:value-type="float" office:value="0.00322820747293877" calcext:value-type="float">
            <text:p>0.003228207472939</text:p>
          </table:table-cell>
          <table:table-cell table:number-columns-repeated="100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177.2" calcext:value-type="float">
            <text:p>6177.2</text:p>
          </table:table-cell>
          <table:table-cell office:value-type="float" office:value="6039" calcext:value-type="float">
            <text:p>6039</text:p>
          </table:table-cell>
          <table:table-cell office:value-type="float" office:value="6315.5" calcext:value-type="float">
            <text:p>6315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formula="of:=([.B49])/([.B49]+4700)*3.3" office:value-type="float" office:value="1.87408156510867" calcext:value-type="float">
            <text:p>1.87408156510867</text:p>
          </table:table-cell>
          <table:table-cell table:formula="of:=([.B49])/([.B49]+1000)*3.3" office:value-type="float" office:value="2.84021066711252" calcext:value-type="float">
            <text:p>2.84021066711252</text:p>
          </table:table-cell>
          <table:table-cell table:formula="of:=ABS(([.H49]-[.H48])/0.0008)" office:value-type="float" office:value="108.738913269463" calcext:value-type="float">
            <text:p>108.738913269463</text:p>
          </table:table-cell>
          <table:table-cell table:formula="of:=ABS(([.I49]-[.I48])/0.0008)" office:value-type="float" office:value="51.5184619210646" calcext:value-type="float">
            <text:p>51.5184619210646</text:p>
          </table:table-cell>
          <table:table-cell table:formula="of:=([.E49])/([.E49]+4700)*3.3" office:value-type="float" office:value="0.00154395814725022" calcext:value-type="float">
            <text:p>0.00154395814725</text:p>
          </table:table-cell>
          <table:table-cell table:formula="of:=2*[.L49]" office:value-type="float" office:value="0.00308791629450045" calcext:value-type="float">
            <text:p>0.0030879162945</text:p>
          </table:table-cell>
          <table:table-cell table:number-columns-repeated="100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552.8" calcext:value-type="float">
            <text:p>5552.8</text:p>
          </table:table-cell>
          <table:table-cell office:value-type="float" office:value="5433.8" calcext:value-type="float">
            <text:p>5433.8</text:p>
          </table:table-cell>
          <table:table-cell office:value-type="float" office:value="5671.8" calcext:value-type="float">
            <text:p>5671.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formula="of:=([.B50])/([.B50]+4700)*3.3" office:value-type="float" office:value="1.7872425093633" calcext:value-type="float">
            <text:p>1.7872425093633</text:p>
          </table:table-cell>
          <table:table-cell table:formula="of:=([.B50])/([.B50]+1000)*3.3" office:value-type="float" office:value="2.79639848614333" calcext:value-type="float">
            <text:p>2.79639848614333</text:p>
          </table:table-cell>
          <table:table-cell table:formula="of:=ABS(([.H50]-[.H49])/0.0008)" office:value-type="float" office:value="108.548819681715" calcext:value-type="float">
            <text:p>108.548819681715</text:p>
          </table:table-cell>
          <table:table-cell table:formula="of:=ABS(([.I50]-[.I49])/0.0008)" office:value-type="float" office:value="54.7652262114928" calcext:value-type="float">
            <text:p>54.7652262114928</text:p>
          </table:table-cell>
          <table:table-cell table:formula="of:=([.E50])/([.E50]+4700)*3.3" office:value-type="float" office:value="0.00147380957444546" calcext:value-type="float">
            <text:p>0.001473809574445</text:p>
          </table:table-cell>
          <table:table-cell table:formula="of:=2*[.L50]" office:value-type="float" office:value="0.00294761914889092" calcext:value-type="float">
            <text:p>0.002947619148891</text:p>
          </table:table-cell>
          <table:table-cell table:number-columns-repeated="100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4900" calcext:value-type="float">
            <text:p>4900</text:p>
          </table:table-cell>
          <table:table-cell office:value-type="float" office:value="5100" calcext:value-type="float">
            <text:p>5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formula="of:=([.B51])/([.B51]+4700)*3.3" office:value-type="float" office:value="1.70103092783505" calcext:value-type="float">
            <text:p>1.70103092783505</text:p>
          </table:table-cell>
          <table:table-cell table:formula="of:=([.B51])/([.B51]+1000)*3.3" office:value-type="float" office:value="2.75" calcext:value-type="float">
            <text:p>2.75</text:p>
          </table:table-cell>
          <table:table-cell table:formula="of:=ABS(([.H51]-[.H50])/0.0008)" office:value-type="float" office:value="107.764476910306" calcext:value-type="float">
            <text:p>107.764476910306</text:p>
          </table:table-cell>
          <table:table-cell table:formula="of:=ABS(([.I51]-[.I50])/0.0008)" office:value-type="float" office:value="57.9981076791603" calcext:value-type="float">
            <text:p>57.9981076791603</text:p>
          </table:table-cell>
          <table:table-cell table:formula="of:=([.E51])/([.E51]+4700)*3.3" office:value-type="float" office:value="0.00140365801786474" calcext:value-type="float">
            <text:p>0.001403658017865</text:p>
          </table:table-cell>
          <table:table-cell table:formula="of:=2*[.L51]" office:value-type="float" office:value="0.00280731603572948" calcext:value-type="float">
            <text:p>0.002807316035729</text:p>
          </table:table-cell>
          <table:table-cell table:number-columns-repeated="100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509.7" calcext:value-type="float">
            <text:p>4509.7</text:p>
          </table:table-cell>
          <table:table-cell office:value-type="float" office:value="4413.1" calcext:value-type="float">
            <text:p>4413.1</text:p>
          </table:table-cell>
          <table:table-cell office:value-type="float" office:value="4606.2" calcext:value-type="float">
            <text:p>4606.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B52])/([.B52]+4700)*3.3" office:value-type="float" office:value="1.61590605557184" calcext:value-type="float">
            <text:p>1.61590605557184</text:p>
          </table:table-cell>
          <table:table-cell table:formula="of:=([.B52])/([.B52]+1000)*3.3" office:value-type="float" office:value="2.70105631885584" calcext:value-type="float">
            <text:p>2.70105631885584</text:p>
          </table:table-cell>
          <table:table-cell table:formula="of:=ABS(([.H52]-[.H51])/0.0008)" office:value-type="float" office:value="106.406090329011" calcext:value-type="float">
            <text:p>106.406090329011</text:p>
          </table:table-cell>
          <table:table-cell table:formula="of:=ABS(([.I52]-[.I51])/0.0008)" office:value-type="float" office:value="61.1796014302052" calcext:value-type="float">
            <text:p>61.1796014302052</text:p>
          </table:table-cell>
          <table:table-cell table:formula="of:=([.E52])/([.E52]+4700)*3.3" office:value-type="float" office:value="0.00147380957444546" calcext:value-type="float">
            <text:p>0.001473809574445</text:p>
          </table:table-cell>
          <table:table-cell table:formula="of:=2*[.L52]" office:value-type="float" office:value="0.00294761914889092" calcext:value-type="float">
            <text:p>0.002947619148891</text:p>
          </table:table-cell>
          <table:table-cell table:number-columns-repeated="100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074" calcext:value-type="float">
            <text:p>4074</text:p>
          </table:table-cell>
          <table:table-cell office:value-type="float" office:value="3983.2" calcext:value-type="float">
            <text:p>3983.2</text:p>
          </table:table-cell>
          <table:table-cell office:value-type="float" office:value="4164.9" calcext:value-type="float">
            <text:p>4164.9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table:formula="of:=([.B53])/([.B53]+4700)*3.3" office:value-type="float" office:value="1.53227718258491" calcext:value-type="float">
            <text:p>1.53227718258491</text:p>
          </table:table-cell>
          <table:table-cell table:formula="of:=([.B53])/([.B53]+1000)*3.3" office:value-type="float" office:value="2.64962554197871" calcext:value-type="float">
            <text:p>2.64962554197871</text:p>
          </table:table-cell>
          <table:table-cell table:formula="of:=ABS(([.H53]-[.H52])/0.0008)" office:value-type="float" office:value="104.536091233666" calcext:value-type="float">
            <text:p>104.536091233666</text:p>
          </table:table-cell>
          <table:table-cell table:formula="of:=ABS(([.I53]-[.I52])/0.0008)" office:value-type="float" office:value="64.2884710964015" calcext:value-type="float">
            <text:p>64.2884710964015</text:p>
          </table:table-cell>
          <table:table-cell table:formula="of:=([.E53])/([.E53]+4700)*3.3" office:value-type="float" office:value="0.00154395814725022" calcext:value-type="float">
            <text:p>0.00154395814725</text:p>
          </table:table-cell>
          <table:table-cell table:formula="of:=2*[.L53]" office:value-type="float" office:value="0.00308791629450045" calcext:value-type="float">
            <text:p>0.0030879162945</text:p>
          </table:table-cell>
          <table:table-cell table:number-columns-repeated="100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686.2" calcext:value-type="float">
            <text:p>3686.2</text:p>
          </table:table-cell>
          <table:table-cell office:value-type="float" office:value="3600.8" calcext:value-type="float">
            <text:p>3600.8</text:p>
          </table:table-cell>
          <table:table-cell office:value-type="float" office:value="3771.6" calcext:value-type="float">
            <text:p>3771.6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formula="of:=([.B54])/([.B54]+4700)*3.3" office:value-type="float" office:value="1.45053301853044" calcext:value-type="float">
            <text:p>1.45053301853044</text:p>
          </table:table-cell>
          <table:table-cell table:formula="of:=([.B54])/([.B54]+1000)*3.3" office:value-type="float" office:value="2.59580470317101" calcext:value-type="float">
            <text:p>2.59580470317101</text:p>
          </table:table-cell>
          <table:table-cell table:formula="of:=ABS(([.H54]-[.H53])/0.0008)" office:value-type="float" office:value="102.180205068084" calcext:value-type="float">
            <text:p>102.180205068084</text:p>
          </table:table-cell>
          <table:table-cell table:formula="of:=ABS(([.I54]-[.I53])/0.0008)" office:value-type="float" office:value="67.276048509628" calcext:value-type="float">
            <text:p>67.276048509628</text:p>
          </table:table-cell>
          <table:table-cell table:formula="of:=([.E54])/([.E54]+4700)*3.3" office:value-type="float" office:value="0.00161410373646939" calcext:value-type="float">
            <text:p>0.001614103736469</text:p>
          </table:table-cell>
          <table:table-cell table:formula="of:=2*[.L54]" office:value-type="float" office:value="0.00322820747293877" calcext:value-type="float">
            <text:p>0.003228207472939</text:p>
          </table:table-cell>
          <table:table-cell table:number-columns-repeated="100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340.5" calcext:value-type="float">
            <text:p>3340.5</text:p>
          </table:table-cell>
          <table:table-cell office:value-type="float" office:value="3260.2" calcext:value-type="float">
            <text:p>3260.2</text:p>
          </table:table-cell>
          <table:table-cell office:value-type="float" office:value="3420.7" calcext:value-type="float">
            <text:p>3420.7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formula="of:=([.B55])/([.B55]+4700)*3.3" office:value-type="float" office:value="1.37101548411168" calcext:value-type="float">
            <text:p>1.37101548411168</text:p>
          </table:table-cell>
          <table:table-cell table:formula="of:=([.B55])/([.B55]+1000)*3.3" office:value-type="float" office:value="2.53971892639097" calcext:value-type="float">
            <text:p>2.53971892639097</text:p>
          </table:table-cell>
          <table:table-cell table:formula="of:=ABS(([.H55]-[.H54])/0.0008)" office:value-type="float" office:value="99.3969180234475" calcext:value-type="float">
            <text:p>99.3969180234475</text:p>
          </table:table-cell>
          <table:table-cell table:formula="of:=ABS(([.I55]-[.I54])/0.0008)" office:value-type="float" office:value="70.1072209750547" calcext:value-type="float">
            <text:p>70.1072209750547</text:p>
          </table:table-cell>
          <table:table-cell table:formula="of:=([.E55])/([.E55]+4700)*3.3" office:value-type="float" office:value="0.0016842463422933" calcext:value-type="float">
            <text:p>0.001684246342293</text:p>
          </table:table-cell>
          <table:table-cell table:formula="of:=2*[.L55]" office:value-type="float" office:value="0.00336849268458659" calcext:value-type="float">
            <text:p>0.003368492684587</text:p>
          </table:table-cell>
          <table:table-cell table:number-columns-repeated="100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031.7" calcext:value-type="float">
            <text:p>3031.7</text:p>
          </table:table-cell>
          <table:table-cell office:value-type="float" office:value="2956.3" calcext:value-type="float">
            <text:p>2956.3</text:p>
          </table:table-cell>
          <table:table-cell office:value-type="float" office:value="3107" calcext:value-type="float">
            <text:p>3107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table:formula="of:=([.B56])/([.B56]+4700)*3.3" office:value-type="float" office:value="1.29397286495855" calcext:value-type="float">
            <text:p>1.29397286495855</text:p>
          </table:table-cell>
          <table:table-cell table:formula="of:=([.B56])/([.B56]+1000)*3.3" office:value-type="float" office:value="2.48148671776174" calcext:value-type="float">
            <text:p>2.48148671776174</text:p>
          </table:table-cell>
          <table:table-cell table:formula="of:=ABS(([.H56]-[.H55])/0.0008)" office:value-type="float" office:value="96.3032739414219" calcext:value-type="float">
            <text:p>96.3032739414219</text:p>
          </table:table-cell>
          <table:table-cell table:formula="of:=ABS(([.I56]-[.I55])/0.0008)" office:value-type="float" office:value="72.7902607865383" calcext:value-type="float">
            <text:p>72.7902607865383</text:p>
          </table:table-cell>
          <table:table-cell table:formula="of:=([.E56])/([.E56]+4700)*3.3" office:value-type="float" office:value="0.00175438596491228" calcext:value-type="float">
            <text:p>0.001754385964912</text:p>
          </table:table-cell>
          <table:table-cell table:formula="of:=2*[.L56]" office:value-type="float" office:value="0.00350877192982456" calcext:value-type="float">
            <text:p>0.003508771929825</text:p>
          </table:table-cell>
          <table:table-cell table:number-columns-repeated="100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55.4" calcext:value-type="float">
            <text:p>2755.4</text:p>
          </table:table-cell>
          <table:table-cell office:value-type="float" office:value="2684.6" calcext:value-type="float">
            <text:p>2684.6</text:p>
          </table:table-cell>
          <table:table-cell office:value-type="float" office:value="2826.2" calcext:value-type="float">
            <text:p>2826.2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table:formula="of:=([.B57])/([.B57]+4700)*3.3" office:value-type="float" office:value="1.21962872548757" calcext:value-type="float">
            <text:p>1.21962872548757</text:p>
          </table:table-cell>
          <table:table-cell table:formula="of:=([.B57])/([.B57]+1000)*3.3" office:value-type="float" office:value="2.42126537785589" calcext:value-type="float">
            <text:p>2.42126537785589</text:p>
          </table:table-cell>
          <table:table-cell table:formula="of:=ABS(([.H57]-[.H56])/0.0008)" office:value-type="float" office:value="92.9301743387262" calcext:value-type="float">
            <text:p>92.9301743387262</text:p>
          </table:table-cell>
          <table:table-cell table:formula="of:=ABS(([.I57]-[.I56])/0.0008)" office:value-type="float" office:value="75.276674882313" calcext:value-type="float">
            <text:p>75.276674882313</text:p>
          </table:table-cell>
          <table:table-cell table:formula="of:=([.E57])/([.E57]+4700)*3.3" office:value-type="float" office:value="0.00182452260451665" calcext:value-type="float">
            <text:p>0.001824522604517</text:p>
          </table:table-cell>
          <table:table-cell table:formula="of:=2*[.L57]" office:value-type="float" office:value="0.0036490452090333" calcext:value-type="float">
            <text:p>0.003649045209033</text:p>
          </table:table-cell>
          <table:table-cell table:number-columns-repeated="100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07.9" calcext:value-type="float">
            <text:p>2507.9</text:p>
          </table:table-cell>
          <table:table-cell office:value-type="float" office:value="2441.4" calcext:value-type="float">
            <text:p>2441.4</text:p>
          </table:table-cell>
          <table:table-cell office:value-type="float" office:value="2574.3" calcext:value-type="float">
            <text:p>2574.3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table:formula="of:=([.B58])/([.B58]+4700)*3.3" office:value-type="float" office:value="1.14819434231884" calcext:value-type="float">
            <text:p>1.14819434231884</text:p>
          </table:table-cell>
          <table:table-cell table:formula="of:=([.B58])/([.B58]+1000)*3.3" office:value-type="float" office:value="2.35926622765757" calcext:value-type="float">
            <text:p>2.35926622765757</text:p>
          </table:table-cell>
          <table:table-cell table:formula="of:=ABS(([.H58]-[.H57])/0.0008)" office:value-type="float" office:value="89.2929789609021" calcext:value-type="float">
            <text:p>89.2929789609021</text:p>
          </table:table-cell>
          <table:table-cell table:formula="of:=ABS(([.I58]-[.I57])/0.0008)" office:value-type="float" office:value="77.4989377478935" calcext:value-type="float">
            <text:p>77.4989377478935</text:p>
          </table:table-cell>
          <table:table-cell table:formula="of:=([.E58])/([.E58]+4700)*3.3" office:value-type="float" office:value="0.00182452260451665" calcext:value-type="float">
            <text:p>0.001824522604517</text:p>
          </table:table-cell>
          <table:table-cell table:formula="of:=2*[.L58]" office:value-type="float" office:value="0.0036490452090333" calcext:value-type="float">
            <text:p>0.003649045209033</text:p>
          </table:table-cell>
          <table:table-cell table:number-columns-repeated="100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85.7" calcext:value-type="float">
            <text:p>2285.7</text:p>
          </table:table-cell>
          <table:table-cell office:value-type="float" office:value="2223.4" calcext:value-type="float">
            <text:p>2223.4</text:p>
          </table:table-cell>
          <table:table-cell office:value-type="float" office:value="2348.1" calcext:value-type="float">
            <text:p>2348.1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table:formula="of:=([.B59])/([.B59]+4700)*3.3" office:value-type="float" office:value="1.07975006083857" calcext:value-type="float">
            <text:p>1.07975006083857</text:p>
          </table:table-cell>
          <table:table-cell table:formula="of:=([.B59])/([.B59]+1000)*3.3" office:value-type="float" office:value="2.29564780716438" calcext:value-type="float">
            <text:p>2.29564780716438</text:p>
          </table:table-cell>
          <table:table-cell table:formula="of:=ABS(([.H59]-[.H58])/0.0008)" office:value-type="float" office:value="85.555351850343" calcext:value-type="float">
            <text:p>85.555351850343</text:p>
          </table:table-cell>
          <table:table-cell table:formula="of:=ABS(([.I59]-[.I58])/0.0008)" office:value-type="float" office:value="79.5230256164925" calcext:value-type="float">
            <text:p>79.5230256164925</text:p>
          </table:table-cell>
          <table:table-cell table:formula="of:=([.E59])/([.E59]+4700)*3.3" office:value-type="float" office:value="0.0018946562612967" calcext:value-type="float">
            <text:p>0.001894656261297</text:p>
          </table:table-cell>
          <table:table-cell table:formula="of:=2*[.L59]" office:value-type="float" office:value="0.0037893125225934" calcext:value-type="float">
            <text:p>0.003789312522593</text:p>
          </table:table-cell>
          <table:table-cell table:number-columns-repeated="100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86.1" calcext:value-type="float">
            <text:p>2086.1</text:p>
          </table:table-cell>
          <table:table-cell office:value-type="float" office:value="2027.6" calcext:value-type="float">
            <text:p>2027.6</text:p>
          </table:table-cell>
          <table:table-cell office:value-type="float" office:value="2144.6" calcext:value-type="float">
            <text:p>2144.6</text:p>
          </table:table-cell>
          <table:table-cell office:value-type="float" office:value="2.8" calcext:value-type="float">
            <text:p>2.8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table:formula="of:=([.B60])/([.B60]+4700)*3.3" office:value-type="float" office:value="1.01444570519149" calcext:value-type="float">
            <text:p>1.01444570519149</text:p>
          </table:table-cell>
          <table:table-cell table:formula="of:=([.B60])/([.B60]+1000)*3.3" office:value-type="float" office:value="2.23068921940313" calcext:value-type="float">
            <text:p>2.23068921940313</text:p>
          </table:table-cell>
          <table:table-cell table:formula="of:=ABS(([.H60]-[.H59])/0.0008)" office:value-type="float" office:value="81.630444558845" calcext:value-type="float">
            <text:p>81.630444558845</text:p>
          </table:table-cell>
          <table:table-cell table:formula="of:=ABS(([.I60]-[.I59])/0.0008)" office:value-type="float" office:value="81.1982347015611" calcext:value-type="float">
            <text:p>81.1982347015611</text:p>
          </table:table-cell>
          <table:table-cell table:formula="of:=([.E60])/([.E60]+4700)*3.3" office:value-type="float" office:value="0.00196478693544271" calcext:value-type="float">
            <text:p>0.001964786935443</text:p>
          </table:table-cell>
          <table:table-cell table:formula="of:=2*[.L60]" office:value-type="float" office:value="0.00392957387088543" calcext:value-type="float">
            <text:p>0.003929573870885</text:p>
          </table:table-cell>
          <table:table-cell table:number-columns-repeated="100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06.4" calcext:value-type="float">
            <text:p>1906.4</text:p>
          </table:table-cell>
          <table:table-cell office:value-type="float" office:value="1851.5" calcext:value-type="float">
            <text:p>1851.5</text:p>
          </table:table-cell>
          <table:table-cell office:value-type="float" office:value="1961.3" calcext:value-type="float">
            <text:p>1961.3</text:p>
          </table:table-cell>
          <table:table-cell office:value-type="float" office:value="2.9" calcext:value-type="float">
            <text:p>2.9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formula="of:=([.B61])/([.B61]+4700)*3.3" office:value-type="float" office:value="0.952276580285784" calcext:value-type="float">
            <text:p>0.952276580285784</text:p>
          </table:table-cell>
          <table:table-cell table:formula="of:=([.B61])/([.B61]+1000)*3.3" office:value-type="float" office:value="2.16457473162675" calcext:value-type="float">
            <text:p>2.16457473162675</text:p>
          </table:table-cell>
          <table:table-cell table:formula="of:=ABS(([.H61]-[.H60])/0.0008)" office:value-type="float" office:value="77.7114061321382" calcext:value-type="float">
            <text:p>77.7114061321382</text:p>
          </table:table-cell>
          <table:table-cell table:formula="of:=ABS(([.I61]-[.I60])/0.0008)" office:value-type="float" office:value="82.6431097204688" calcext:value-type="float">
            <text:p>82.6431097204688</text:p>
          </table:table-cell>
          <table:table-cell table:formula="of:=([.E61])/([.E61]+4700)*3.3" office:value-type="float" office:value="0.00203491462714495" calcext:value-type="float">
            <text:p>0.002034914627145</text:p>
          </table:table-cell>
          <table:table-cell table:formula="of:=2*[.L61]" office:value-type="float" office:value="0.00406982925428991" calcext:value-type="float">
            <text:p>0.00406982925429</text:p>
          </table:table-cell>
          <table:table-cell table:number-columns-repeated="100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44.4" calcext:value-type="float">
            <text:p>1744.4</text:p>
          </table:table-cell>
          <table:table-cell office:value-type="float" office:value="1692.9" calcext:value-type="float">
            <text:p>1692.9</text:p>
          </table:table-cell>
          <table:table-cell office:value-type="float" office:value="1796" calcext:value-type="float">
            <text:p>1796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table:formula="of:=([.B62])/([.B62]+4700)*3.3" office:value-type="float" office:value="0.893259263856992" calcext:value-type="float">
            <text:p>0.893259263856992</text:p>
          </table:table-cell>
          <table:table-cell table:formula="of:=([.B62])/([.B62]+1000)*3.3" office:value-type="float" office:value="2.09755137735024" calcext:value-type="float">
            <text:p>2.09755137735024</text:p>
          </table:table-cell>
          <table:table-cell table:formula="of:=ABS(([.H62]-[.H61])/0.0008)" office:value-type="float" office:value="73.7716455359894" calcext:value-type="float">
            <text:p>73.7716455359894</text:p>
          </table:table-cell>
          <table:table-cell table:formula="of:=ABS(([.I62]-[.I61])/0.0008)" office:value-type="float" office:value="83.7791928456433" calcext:value-type="float">
            <text:p>83.7791928456433</text:p>
          </table:table-cell>
          <table:table-cell table:formula="of:=([.E62])/([.E62]+4700)*3.3" office:value-type="float" office:value="0.00210503933659366" calcext:value-type="float">
            <text:p>0.002105039336594</text:p>
          </table:table-cell>
          <table:table-cell table:formula="of:=2*[.L62]" office:value-type="float" office:value="0.00421007867318733" calcext:value-type="float">
            <text:p>0.004210078673187</text:p>
          </table:table-cell>
          <table:table-cell table:number-columns-repeated="100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98.2" calcext:value-type="float">
            <text:p>1598.2</text:p>
          </table:table-cell>
          <table:table-cell office:value-type="float" office:value="1549.8" calcext:value-type="float">
            <text:p>1549.8</text:p>
          </table:table-cell>
          <table:table-cell office:value-type="float" office:value="1646.6" calcext:value-type="float">
            <text:p>1646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7" calcext:value-type="float">
            <text:p>1.7</text:p>
          </table:table-cell>
          <table:table-cell table:formula="of:=([.B63])/([.B63]+4700)*3.3" office:value-type="float" office:value="0.83739163570544" calcext:value-type="float">
            <text:p>0.83739163570544</text:p>
          </table:table-cell>
          <table:table-cell table:formula="of:=([.B63])/([.B63]+1000)*3.3" office:value-type="float" office:value="2.0298899237934" calcext:value-type="float">
            <text:p>2.0298899237934</text:p>
          </table:table-cell>
          <table:table-cell table:formula="of:=ABS(([.H63]-[.H62])/0.0008)" office:value-type="float" office:value="69.8345351894406" calcext:value-type="float">
            <text:p>69.8345351894406</text:p>
          </table:table-cell>
          <table:table-cell table:formula="of:=ABS(([.I63]-[.I62])/0.0008)" office:value-type="float" office:value="84.5768169460559" calcext:value-type="float">
            <text:p>84.5768169460559</text:p>
          </table:table-cell>
          <table:table-cell table:formula="of:=([.E63])/([.E63]+4700)*3.3" office:value-type="float" office:value="0.00210503933659366" calcext:value-type="float">
            <text:p>0.002105039336594</text:p>
          </table:table-cell>
          <table:table-cell table:formula="of:=2*[.L63]" office:value-type="float" office:value="0.00421007867318733" calcext:value-type="float">
            <text:p>0.004210078673187</text:p>
          </table:table-cell>
          <table:table-cell table:number-columns-repeated="100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66.1" calcext:value-type="float">
            <text:p>1466.1</text:p>
          </table:table-cell>
          <table:table-cell office:value-type="float" office:value="1420.6" calcext:value-type="float">
            <text:p>1420.6</text:p>
          </table:table-cell>
          <table:table-cell office:value-type="float" office:value="1511.5" calcext:value-type="float">
            <text:p>1511.5</text:p>
          </table:table-cell>
          <table:table-cell office:value-type="float" office:value="3.1" calcext:value-type="float">
            <text:p>3.1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table:formula="of:=([.B64])/([.B64]+4700)*3.3" office:value-type="float" office:value="0.784633723098879" calcext:value-type="float">
            <text:p>0.784633723098879</text:p>
          </table:table-cell>
          <table:table-cell table:formula="of:=([.B64])/([.B64]+1000)*3.3" office:value-type="float" office:value="1.96185475041564" calcext:value-type="float">
            <text:p>1.96185475041564</text:p>
          </table:table-cell>
          <table:table-cell table:formula="of:=ABS(([.H64]-[.H63])/0.0008)" office:value-type="float" office:value="65.9473907582005" calcext:value-type="float">
            <text:p>65.9473907582005</text:p>
          </table:table-cell>
          <table:table-cell table:formula="of:=ABS(([.I64]-[.I63])/0.0008)" office:value-type="float" office:value="85.0439667221994" calcext:value-type="float">
            <text:p>85.0439667221994</text:p>
          </table:table-cell>
          <table:table-cell table:formula="of:=([.E64])/([.E64]+4700)*3.3" office:value-type="float" office:value="0.00217516106397908" calcext:value-type="float">
            <text:p>0.002175161063979</text:p>
          </table:table-cell>
          <table:table-cell table:formula="of:=2*[.L64]" office:value-type="float" office:value="0.00435032212795815" calcext:value-type="float">
            <text:p>0.004350322127958</text:p>
          </table:table-cell>
          <table:table-cell table:number-columns-repeated="100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46.5" calcext:value-type="float">
            <text:p>1346.5</text:p>
          </table:table-cell>
          <table:table-cell office:value-type="float" office:value="1303.8" calcext:value-type="float">
            <text:p>1303.8</text:p>
          </table:table-cell>
          <table:table-cell office:value-type="float" office:value="1389.2" calcext:value-type="float">
            <text:p>1389.2</text:p>
          </table:table-cell>
          <table:table-cell office:value-type="float" office:value="3.2" calcext:value-type="float">
            <text:p>3.2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table:formula="of:=([.B65])/([.B65]+4700)*3.3" office:value-type="float" office:value="0.734879682460928" calcext:value-type="float">
            <text:p>0.734879682460928</text:p>
          </table:table-cell>
          <table:table-cell table:formula="of:=([.B65])/([.B65]+1000)*3.3" office:value-type="float" office:value="1.89365011719582" calcext:value-type="float">
            <text:p>1.89365011719582</text:p>
          </table:table-cell>
          <table:table-cell table:formula="of:=ABS(([.H65]-[.H64])/0.0008)" office:value-type="float" office:value="62.1925507974393" calcext:value-type="float">
            <text:p>62.1925507974393</text:p>
          </table:table-cell>
          <table:table-cell table:formula="of:=ABS(([.I65]-[.I64])/0.0008)" office:value-type="float" office:value="85.2557915247656" calcext:value-type="float">
            <text:p>85.2557915247656</text:p>
          </table:table-cell>
          <table:table-cell table:formula="of:=([.E65])/([.E65]+4700)*3.3" office:value-type="float" office:value="0.00224527980949141" calcext:value-type="float">
            <text:p>0.002245279809491</text:p>
          </table:table-cell>
          <table:table-cell table:formula="of:=2*[.L65]" office:value-type="float" office:value="0.00449055961898282" calcext:value-type="float">
            <text:p>0.004490559618983</text:p>
          </table:table-cell>
          <table:table-cell table:number-columns-repeated="100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38.1" calcext:value-type="float">
            <text:p>1238.1</text:p>
          </table:table-cell>
          <table:table-cell office:value-type="float" office:value="1198" calcext:value-type="float">
            <text:p>1198</text:p>
          </table:table-cell>
          <table:table-cell office:value-type="float" office:value="1278.2" calcext:value-type="float">
            <text:p>1278.2</text:p>
          </table:table-cell>
          <table:table-cell office:value-type="float" office:value="3.2" calcext:value-type="float">
            <text:p>3.2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table:formula="of:=([.B66])/([.B66]+4700)*3.3" office:value-type="float" office:value="0.688053417759889" calcext:value-type="float">
            <text:p>0.688053417759889</text:p>
          </table:table-cell>
          <table:table-cell table:formula="of:=([.B66])/([.B66]+1000)*3.3" office:value-type="float" office:value="1.82553505205308" calcext:value-type="float">
            <text:p>1.82553505205308</text:p>
          </table:table-cell>
          <table:table-cell table:formula="of:=ABS(([.H66]-[.H65])/0.0008)" office:value-type="float" office:value="58.5328308762981" calcext:value-type="float">
            <text:p>58.5328308762981</text:p>
          </table:table-cell>
          <table:table-cell table:formula="of:=ABS(([.I66]-[.I65])/0.0008)" office:value-type="float" office:value="85.1438314284286" calcext:value-type="float">
            <text:p>85.1438314284286</text:p>
          </table:table-cell>
          <table:table-cell table:formula="of:=([.E66])/([.E66]+4700)*3.3" office:value-type="float" office:value="0.00224527980949141" calcext:value-type="float">
            <text:p>0.002245279809491</text:p>
          </table:table-cell>
          <table:table-cell table:formula="of:=2*[.L66]" office:value-type="float" office:value="0.00449055961898282" calcext:value-type="float">
            <text:p>0.004490559618983</text:p>
          </table:table-cell>
          <table:table-cell table:number-columns-repeated="100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39.7" calcext:value-type="float">
            <text:p>1139.7</text:p>
          </table:table-cell>
          <table:table-cell office:value-type="float" office:value="1102" calcext:value-type="float">
            <text:p>1102</text:p>
          </table:table-cell>
          <table:table-cell office:value-type="float" office:value="1177.4" calcext:value-type="float">
            <text:p>1177.4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formula="of:=([.B67])/([.B67]+4700)*3.3" office:value-type="float" office:value="0.644041645974964" calcext:value-type="float">
            <text:p>0.644041645974964</text:p>
          </table:table-cell>
          <table:table-cell table:formula="of:=([.B67])/([.B67]+1000)*3.3" office:value-type="float" office:value="1.75772771883909" calcext:value-type="float">
            <text:p>1.75772771883909</text:p>
          </table:table-cell>
          <table:table-cell table:formula="of:=ABS(([.H67]-[.H66])/0.0008)" office:value-type="float" office:value="55.0147147311561" calcext:value-type="float">
            <text:p>55.0147147311561</text:p>
          </table:table-cell>
          <table:table-cell table:formula="of:=ABS(([.I67]-[.I66])/0.0008)" office:value-type="float" office:value="84.7591665174885" calcext:value-type="float">
            <text:p>84.7591665174885</text:p>
          </table:table-cell>
          <table:table-cell table:formula="of:=([.E67])/([.E67]+4700)*3.3" office:value-type="float" office:value="0.00231539557332086" calcext:value-type="float">
            <text:p>0.002315395573321</text:p>
          </table:table-cell>
          <table:table-cell table:formula="of:=2*[.L67]" office:value-type="float" office:value="0.00463079114664172" calcext:value-type="float">
            <text:p>0.004630791146642</text:p>
          </table:table-cell>
          <table:table-cell table:number-columns-repeated="100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50.3" calcext:value-type="float">
            <text:p>1050.3</text:p>
          </table:table-cell>
          <table:table-cell office:value-type="float" office:value="1014.9" calcext:value-type="float">
            <text:p>1014.9</text:p>
          </table:table-cell>
          <table:table-cell office:value-type="float" office:value="1085.8" calcext:value-type="float">
            <text:p>1085.8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table:formula="of:=([.B68])/([.B68]+4700)*3.3" office:value-type="float" office:value="0.602749421769299" calcext:value-type="float">
            <text:p>0.602749421769299</text:p>
          </table:table-cell>
          <table:table-cell table:formula="of:=([.B68])/([.B68]+1000)*3.3" office:value-type="float" office:value="1.69047944203287" calcext:value-type="float">
            <text:p>1.69047944203287</text:p>
          </table:table-cell>
          <table:table-cell table:formula="of:=ABS(([.H68]-[.H67])/0.0008)" office:value-type="float" office:value="51.615280257082" calcext:value-type="float">
            <text:p>51.615280257082</text:p>
          </table:table-cell>
          <table:table-cell table:formula="of:=ABS(([.I68]-[.I67])/0.0008)" office:value-type="float" office:value="84.060346007771" calcext:value-type="float">
            <text:p>84.060346007771</text:p>
          </table:table-cell>
          <table:table-cell table:formula="of:=([.E68])/([.E68]+4700)*3.3" office:value-type="float" office:value="0.00238550835565761" calcext:value-type="float">
            <text:p>0.002385508355658</text:p>
          </table:table-cell>
          <table:table-cell table:formula="of:=2*[.L68]" office:value-type="float" office:value="0.00477101671131522" calcext:value-type="float">
            <text:p>0.004771016711315</text:p>
          </table:table-cell>
          <table:table-cell table:number-columns-repeated="100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69.04" calcext:value-type="float">
            <text:p>969.04</text:p>
          </table:table-cell>
          <table:table-cell office:value-type="float" office:value="935.71" calcext:value-type="float">
            <text:p>935.71</text:p>
          </table:table-cell>
          <table:table-cell office:value-type="float" office:value="1002.4" calcext:value-type="float">
            <text:p>1002.4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table:formula="of:=([.B69])/([.B69]+4700)*3.3" office:value-type="float" office:value="0.564087041192159" calcext:value-type="float">
            <text:p>0.564087041192159</text:p>
          </table:table-cell>
          <table:table-cell table:formula="of:=([.B69])/([.B69]+1000)*3.3" office:value-type="float" office:value="1.62405639296307" calcext:value-type="float">
            <text:p>1.62405639296307</text:p>
          </table:table-cell>
          <table:table-cell table:formula="of:=ABS(([.H69]-[.H68])/0.0008)" office:value-type="float" office:value="48.3279757214243" calcext:value-type="float">
            <text:p>48.3279757214243</text:p>
          </table:table-cell>
          <table:table-cell table:formula="of:=ABS(([.I69]-[.I68])/0.0008)" office:value-type="float" office:value="83.028811337256" calcext:value-type="float">
            <text:p>83.028811337256</text:p>
          </table:table-cell>
          <table:table-cell table:formula="of:=([.E69])/([.E69]+4700)*3.3" office:value-type="float" office:value="0.00238550835565761" calcext:value-type="float">
            <text:p>0.002385508355658</text:p>
          </table:table-cell>
          <table:table-cell table:formula="of:=2*[.L69]" office:value-type="float" office:value="0.00477101671131522" calcext:value-type="float">
            <text:p>0.004771016711315</text:p>
          </table:table-cell>
          <table:table-cell table:number-columns-repeated="100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94.99" calcext:value-type="float">
            <text:p>894.99</text:p>
          </table:table-cell>
          <table:table-cell office:value-type="float" office:value="863.63" calcext:value-type="float">
            <text:p>863.63</text:p>
          </table:table-cell>
          <table:table-cell office:value-type="float" office:value="926.34" calcext:value-type="float">
            <text:p>926.34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table:formula="of:=([.B70])/([.B70]+4700)*3.3" office:value-type="float" office:value="0.527877082890229" calcext:value-type="float">
            <text:p>0.527877082890229</text:p>
          </table:table-cell>
          <table:table-cell table:formula="of:=([.B70])/([.B70]+1000)*3.3" office:value-type="float" office:value="1.5585660082639" calcext:value-type="float">
            <text:p>1.5585660082639</text:p>
          </table:table-cell>
          <table:table-cell table:formula="of:=ABS(([.H70]-[.H69])/0.0008)" office:value-type="float" office:value="45.2624478774136" calcext:value-type="float">
            <text:p>45.2624478774136</text:p>
          </table:table-cell>
          <table:table-cell table:formula="of:=ABS(([.I70]-[.I69])/0.0008)" office:value-type="float" office:value="81.8629808739651" calcext:value-type="float">
            <text:p>81.8629808739651</text:p>
          </table:table-cell>
          <table:table-cell table:formula="of:=([.E70])/([.E70]+4700)*3.3" office:value-type="float" office:value="0.00245561815669183" calcext:value-type="float">
            <text:p>0.002455618156692</text:p>
          </table:table-cell>
          <table:table-cell table:formula="of:=2*[.L70]" office:value-type="float" office:value="0.00491123631338365" calcext:value-type="float">
            <text:p>0.004911236313384</text:p>
          </table:table-cell>
          <table:table-cell table:number-columns-repeated="100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26.76" calcext:value-type="float">
            <text:p>826.76</text:p>
          </table:table-cell>
          <table:table-cell office:value-type="float" office:value="797.27" calcext:value-type="float">
            <text:p>797.27</text:p>
          </table:table-cell>
          <table:table-cell office:value-type="float" office:value="856.24" calcext:value-type="float">
            <text:p>856.24</text:p>
          </table:table-cell>
          <table:table-cell office:value-type="float" office:value="3.6" calcext:value-type="float">
            <text:p>3.6</text:p>
          </table:table-cell>
          <table:table-cell office:value-type="float" office:value="2.3" calcext:value-type="float">
            <text:p>2.3</text:p>
          </table:table-cell>
          <table:table-cell office:value-type="float" office:value="1.6" calcext:value-type="float">
            <text:p>1.6</text:p>
          </table:table-cell>
          <table:table-cell table:formula="of:=([.B71])/([.B71]+4700)*3.3" office:value-type="float" office:value="0.493654148180851" calcext:value-type="float">
            <text:p>0.493654148180851</text:p>
          </table:table-cell>
          <table:table-cell table:formula="of:=([.B71])/([.B71]+1000)*3.3" office:value-type="float" office:value="1.49352295868094" calcext:value-type="float">
            <text:p>1.49352295868094</text:p>
          </table:table-cell>
          <table:table-cell table:formula="of:=ABS(([.H71]-[.H70])/0.0008)" office:value-type="float" office:value="42.7786683867221" calcext:value-type="float">
            <text:p>42.7786683867221</text:p>
          </table:table-cell>
          <table:table-cell table:formula="of:=ABS(([.I71]-[.I70])/0.0008)" office:value-type="float" office:value="81.3038119786907" calcext:value-type="float">
            <text:p>81.3038119786907</text:p>
          </table:table-cell>
          <table:table-cell table:formula="of:=([.E71])/([.E71]+4700)*3.3" office:value-type="float" office:value="0.00252572497661366" calcext:value-type="float">
            <text:p>0.002525724976614</text:p>
          </table:table-cell>
          <table:table-cell table:formula="of:=2*[.L71]" office:value-type="float" office:value="0.00505144995322731" calcext:value-type="float">
            <text:p>0.005051449953227</text:p>
          </table:table-cell>
          <table:table-cell table:number-columns-repeated="100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64.39" calcext:value-type="float">
            <text:p>764.39</text:p>
          </table:table-cell>
          <table:table-cell office:value-type="float" office:value="736.65" calcext:value-type="float">
            <text:p>736.65</text:p>
          </table:table-cell>
          <table:table-cell office:value-type="float" office:value="792.13" calcext:value-type="float">
            <text:p>792.13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table:formula="of:=([.B72])/([.B72]+4700)*3.3" office:value-type="float" office:value="0.461622797787127" calcext:value-type="float">
            <text:p>0.461622797787127</text:p>
          </table:table-cell>
          <table:table-cell table:formula="of:=([.B72])/([.B72]+1000)*3.3" office:value-type="float" office:value="1.4296652100726" calcext:value-type="float">
            <text:p>1.4296652100726</text:p>
          </table:table-cell>
          <table:table-cell table:formula="of:=ABS(([.H72]-[.H71])/0.0008)" office:value-type="float" office:value="40.0391879921547" calcext:value-type="float">
            <text:p>40.0391879921547</text:p>
          </table:table-cell>
          <table:table-cell table:formula="of:=ABS(([.I72]-[.I71])/0.0008)" office:value-type="float" office:value="79.8221857604253" calcext:value-type="float">
            <text:p>79.8221857604253</text:p>
          </table:table-cell>
          <table:table-cell table:formula="of:=([.E72])/([.E72]+4700)*3.3" office:value-type="float" office:value="0.00252572497661366" calcext:value-type="float">
            <text:p>0.002525724976614</text:p>
          </table:table-cell>
          <table:table-cell table:formula="of:=2*[.L72]" office:value-type="float" office:value="0.00505144995322731" calcext:value-type="float">
            <text:p>0.005051449953227</text:p>
          </table:table-cell>
          <table:table-cell table:number-columns-repeated="100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07.62" calcext:value-type="float">
            <text:p>707.62</text:p>
          </table:table-cell>
          <table:table-cell office:value-type="float" office:value="681.51" calcext:value-type="float">
            <text:p>681.51</text:p>
          </table:table-cell>
          <table:table-cell office:value-type="float" office:value="733.72" calcext:value-type="float">
            <text:p>733.72</text:p>
          </table:table-cell>
          <table:table-cell office:value-type="float" office:value="3.7" calcext:value-type="float">
            <text:p>3.7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table:formula="of:=([.B73])/([.B73]+4700)*3.3" office:value-type="float" office:value="0.431825091260111" calcext:value-type="float">
            <text:p>0.431825091260111</text:p>
          </table:table-cell>
          <table:table-cell table:formula="of:=([.B73])/([.B73]+1000)*3.3" office:value-type="float" office:value="1.36748574038721" calcext:value-type="float">
            <text:p>1.36748574038721</text:p>
          </table:table-cell>
          <table:table-cell table:formula="of:=ABS(([.H73]-[.H72])/0.0008)" office:value-type="float" office:value="37.2471331587705" calcext:value-type="float">
            <text:p>37.2471331587705</text:p>
          </table:table-cell>
          <table:table-cell table:formula="of:=ABS(([.I73]-[.I72])/0.0008)" office:value-type="float" office:value="77.7243371067468" calcext:value-type="float">
            <text:p>77.7243371067468</text:p>
          </table:table-cell>
          <table:table-cell table:formula="of:=([.E73])/([.E73]+4700)*3.3" office:value-type="float" office:value="0.00259582881561324" calcext:value-type="float">
            <text:p>0.002595828815613</text:p>
          </table:table-cell>
          <table:table-cell table:formula="of:=2*[.L73]" office:value-type="float" office:value="0.00519165763122648" calcext:value-type="float">
            <text:p>0.005191657631226</text:p>
          </table:table-cell>
          <table:table-cell table:number-columns-repeated="100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55.83" calcext:value-type="float">
            <text:p>655.83</text:p>
          </table:table-cell>
          <table:table-cell office:value-type="float" office:value="631.24" calcext:value-type="float">
            <text:p>631.24</text:p>
          </table:table-cell>
          <table:table-cell office:value-type="float" office:value="680.42" calcext:value-type="float">
            <text:p>680.42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formula="of:=([.B74])/([.B74]+4700)*3.3" office:value-type="float" office:value="0.404090309065075" calcext:value-type="float">
            <text:p>0.404090309065075</text:p>
          </table:table-cell>
          <table:table-cell table:formula="of:=([.B74])/([.B74]+1000)*3.3" office:value-type="float" office:value="1.30704178569056" calcext:value-type="float">
            <text:p>1.30704178569056</text:p>
          </table:table-cell>
          <table:table-cell table:formula="of:=ABS(([.H74]-[.H73])/0.0008)" office:value-type="float" office:value="34.6684777437948" calcext:value-type="float">
            <text:p>34.6684777437948</text:p>
          </table:table-cell>
          <table:table-cell table:formula="of:=ABS(([.I74]-[.I73])/0.0008)" office:value-type="float" office:value="75.5549433708069" calcext:value-type="float">
            <text:p>75.5549433708069</text:p>
          </table:table-cell>
          <table:table-cell table:formula="of:=([.E74])/([.E74]+4700)*3.3" office:value-type="float" office:value="0.00259582881561324" calcext:value-type="float">
            <text:p>0.002595828815613</text:p>
          </table:table-cell>
          <table:table-cell table:formula="of:=2*[.L74]" office:value-type="float" office:value="0.00519165763122648" calcext:value-type="float">
            <text:p>0.005191657631226</text:p>
          </table:table-cell>
          <table:table-cell table:number-columns-repeated="100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08.52" calcext:value-type="float">
            <text:p>608.52</text:p>
          </table:table-cell>
          <table:table-cell office:value-type="float" office:value="585.35" calcext:value-type="float">
            <text:p>585.35</text:p>
          </table:table-cell>
          <table:table-cell office:value-type="float" office:value="631.7" calcext:value-type="float">
            <text:p>631.7</text:p>
          </table:table-cell>
          <table:table-cell office:value-type="float" office:value="3.8" calcext:value-type="float">
            <text:p>3.8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table:formula="of:=([.B75])/([.B75]+4700)*3.3" office:value-type="float" office:value="0.378281705635469" calcext:value-type="float">
            <text:p>0.378281705635469</text:p>
          </table:table-cell>
          <table:table-cell table:formula="of:=([.B75])/([.B75]+1000)*3.3" office:value-type="float" office:value="1.2484246387984" calcext:value-type="float">
            <text:p>1.2484246387984</text:p>
          </table:table-cell>
          <table:table-cell table:formula="of:=ABS(([.H75]-[.H74])/0.0008)" office:value-type="float" office:value="32.2607542870075" calcext:value-type="float">
            <text:p>32.2607542870075</text:p>
          </table:table-cell>
          <table:table-cell table:formula="of:=ABS(([.I75]-[.I74])/0.0008)" office:value-type="float" office:value="73.2714336152021" calcext:value-type="float">
            <text:p>73.2714336152021</text:p>
          </table:table-cell>
          <table:table-cell table:formula="of:=([.E75])/([.E75]+4700)*3.3" office:value-type="float" office:value="0.00266592967388069" calcext:value-type="float">
            <text:p>0.002665929673881</text:p>
          </table:table-cell>
          <table:table-cell table:formula="of:=2*[.L75]" office:value-type="float" office:value="0.00533185934776138" calcext:value-type="float">
            <text:p>0.005331859347761</text:p>
          </table:table-cell>
          <table:table-cell table:number-columns-repeated="100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65.23" calcext:value-type="float">
            <text:p>565.23</text:p>
          </table:table-cell>
          <table:table-cell office:value-type="float" office:value="543.37" calcext:value-type="float">
            <text:p>543.37</text:p>
          </table:table-cell>
          <table:table-cell office:value-type="float" office:value="587.08" calcext:value-type="float">
            <text:p>587.08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table:formula="of:=([.B76])/([.B76]+4700)*3.3" office:value-type="float" office:value="0.354259737941173" calcext:value-type="float">
            <text:p>0.354259737941173</text:p>
          </table:table-cell>
          <table:table-cell table:formula="of:=([.B76])/([.B76]+1000)*3.3" office:value-type="float" office:value="1.19168365032615" calcext:value-type="float">
            <text:p>1.19168365032615</text:p>
          </table:table-cell>
          <table:table-cell table:formula="of:=ABS(([.H76]-[.H75])/0.0008)" office:value-type="float" office:value="30.0274596178705" calcext:value-type="float">
            <text:p>30.0274596178705</text:p>
          </table:table-cell>
          <table:table-cell table:formula="of:=ABS(([.I76]-[.I75])/0.0008)" office:value-type="float" office:value="70.9262355903104" calcext:value-type="float">
            <text:p>70.9262355903104</text:p>
          </table:table-cell>
          <table:table-cell table:formula="of:=([.E76])/([.E76]+4700)*3.3" office:value-type="float" office:value="0.00273602755160611" calcext:value-type="float">
            <text:p>0.002736027551606</text:p>
          </table:table-cell>
          <table:table-cell table:formula="of:=2*[.L76]" office:value-type="float" office:value="0.00547205510321223" calcext:value-type="float">
            <text:p>0.005472055103212</text:p>
          </table:table-cell>
          <table:table-cell table:number-columns-repeated="100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25.55" calcext:value-type="float">
            <text:p>525.55</text:p>
          </table:table-cell>
          <table:table-cell office:value-type="float" office:value="504.93" calcext:value-type="float">
            <text:p>504.93</text:p>
          </table:table-cell>
          <table:table-cell office:value-type="float" office:value="546.18" calcext:value-type="float">
            <text:p>546.18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1.4" calcext:value-type="float">
            <text:p>1.4</text:p>
          </table:table-cell>
          <table:table-cell table:formula="of:=([.B77])/([.B77]+4700)*3.3" office:value-type="float" office:value="0.331891379854752" calcext:value-type="float">
            <text:p>0.331891379854752</text:p>
          </table:table-cell>
          <table:table-cell table:formula="of:=([.B77])/([.B77]+1000)*3.3" office:value-type="float" office:value="1.13684572777031" calcext:value-type="float">
            <text:p>1.13684572777031</text:p>
          </table:table-cell>
          <table:table-cell table:formula="of:=ABS(([.H77]-[.H76])/0.0008)" office:value-type="float" office:value="27.9604476080256" calcext:value-type="float">
            <text:p>27.9604476080256</text:p>
          </table:table-cell>
          <table:table-cell table:formula="of:=ABS(([.I77]-[.I76])/0.0008)" office:value-type="float" office:value="68.5474031947975" calcext:value-type="float">
            <text:p>68.5474031947975</text:p>
          </table:table-cell>
          <table:table-cell table:formula="of:=([.E77])/([.E77]+4700)*3.3" office:value-type="float" office:value="0.00273602755160611" calcext:value-type="float">
            <text:p>0.002736027551606</text:p>
          </table:table-cell>
          <table:table-cell table:formula="of:=2*[.L77]" office:value-type="float" office:value="0.00547205510321223" calcext:value-type="float">
            <text:p>0.005472055103212</text:p>
          </table:table-cell>
          <table:table-cell table:number-columns-repeated="100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89.14" calcext:value-type="float">
            <text:p>489.14</text:p>
          </table:table-cell>
          <table:table-cell office:value-type="float" office:value="469.68" calcext:value-type="float">
            <text:p>469.68</text:p>
          </table:table-cell>
          <table:table-cell office:value-type="float" office:value="508.61" calcext:value-type="float">
            <text:p>508.61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formula="of:=([.B78])/([.B78]+4700)*3.3" office:value-type="float" office:value="0.311065417390936" calcext:value-type="float">
            <text:p>0.311065417390936</text:p>
          </table:table-cell>
          <table:table-cell table:formula="of:=([.B78])/([.B78]+1000)*3.3" office:value-type="float" office:value="1.08395584028365" calcext:value-type="float">
            <text:p>1.08395584028365</text:p>
          </table:table-cell>
          <table:table-cell table:formula="of:=ABS(([.H78]-[.H77])/0.0008)" office:value-type="float" office:value="26.0324530797705" calcext:value-type="float">
            <text:p>26.0324530797705</text:p>
          </table:table-cell>
          <table:table-cell table:formula="of:=ABS(([.I78]-[.I77])/0.0008)" office:value-type="float" office:value="66.1123593583229" calcext:value-type="float">
            <text:p>66.1123593583229</text:p>
          </table:table-cell>
          <table:table-cell table:formula="of:=([.E78])/([.E78]+4700)*3.3" office:value-type="float" office:value="0.00280612244897959" calcext:value-type="float">
            <text:p>0.00280612244898</text:p>
          </table:table-cell>
          <table:table-cell table:formula="of:=2*[.L78]" office:value-type="float" office:value="0.00561224489795918" calcext:value-type="float">
            <text:p>0.005612244897959</text:p>
          </table:table-cell>
          <table:table-cell table:number-columns-repeated="100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55.68" calcext:value-type="float">
            <text:p>455.68</text:p>
          </table:table-cell>
          <table:table-cell office:value-type="float" office:value="437.29" calcext:value-type="float">
            <text:p>437.29</text:p>
          </table:table-cell>
          <table:table-cell office:value-type="float" office:value="474.07" calcext:value-type="float">
            <text:p>474.07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table:formula="of:=([.B79])/([.B79]+4700)*3.3" office:value-type="float" office:value="0.291667442510008" calcext:value-type="float">
            <text:p>0.291667442510008</text:p>
          </table:table-cell>
          <table:table-cell table:formula="of:=([.B79])/([.B79]+1000)*3.3" office:value-type="float" office:value="1.0330182457683" calcext:value-type="float">
            <text:p>1.0330182457683</text:p>
          </table:table-cell>
          <table:table-cell table:formula="of:=ABS(([.H79]-[.H78])/0.0008)" office:value-type="float" office:value="24.2474686011591" calcext:value-type="float">
            <text:p>24.2474686011591</text:p>
          </table:table-cell>
          <table:table-cell table:formula="of:=ABS(([.I79]-[.I78])/0.0008)" office:value-type="float" office:value="63.6719931441915" calcext:value-type="float">
            <text:p>63.6719931441915</text:p>
          </table:table-cell>
          <table:table-cell table:formula="of:=([.E79])/([.E79]+4700)*3.3" office:value-type="float" office:value="0.00280612244897959" calcext:value-type="float">
            <text:p>0.00280612244898</text:p>
          </table:table-cell>
          <table:table-cell table:formula="of:=2*[.L79]" office:value-type="float" office:value="0.00561224489795918" calcext:value-type="float">
            <text:p>0.005612244897959</text:p>
          </table:table-cell>
          <table:table-cell table:number-columns-repeated="100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24.89" calcext:value-type="float">
            <text:p>424.89</text:p>
          </table:table-cell>
          <table:table-cell office:value-type="float" office:value="407.52" calcext:value-type="float">
            <text:p>407.52</text:p>
          </table:table-cell>
          <table:table-cell office:value-type="float" office:value="442.27" calcext:value-type="float">
            <text:p>442.27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table:formula="of:=([.B80])/([.B80]+4700)*3.3" office:value-type="float" office:value="0.273593579569513" calcext:value-type="float">
            <text:p>0.273593579569513</text:p>
          </table:table-cell>
          <table:table-cell table:formula="of:=([.B80])/([.B80]+1000)*3.3" office:value-type="float" office:value="0.984031749819284" calcext:value-type="float">
            <text:p>0.984031749819284</text:p>
          </table:table-cell>
          <table:table-cell table:formula="of:=ABS(([.H80]-[.H79])/0.0008)" office:value-type="float" office:value="22.5923286756196" calcext:value-type="float">
            <text:p>22.5923286756196</text:p>
          </table:table-cell>
          <table:table-cell table:formula="of:=ABS(([.I80]-[.I79])/0.0008)" office:value-type="float" office:value="61.2331199362703" calcext:value-type="float">
            <text:p>61.2331199362703</text:p>
          </table:table-cell>
          <table:table-cell table:formula="of:=([.E80])/([.E80]+4700)*3.3" office:value-type="float" office:value="0.00287621436619119" calcext:value-type="float">
            <text:p>0.002876214366191</text:p>
          </table:table-cell>
          <table:table-cell table:formula="of:=2*[.L80]" office:value-type="float" office:value="0.00575242873238239" calcext:value-type="float">
            <text:p>0.005752428732382</text:p>
          </table:table-cell>
          <table:table-cell table:number-columns-repeated="100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96.53" calcext:value-type="float">
            <text:p>396.53</text:p>
          </table:table-cell>
          <table:table-cell office:value-type="float" office:value="380.1" calcext:value-type="float">
            <text:p>380.1</text:p>
          </table:table-cell>
          <table:table-cell office:value-type="float" office:value="412.95" calcext:value-type="float">
            <text:p>412.95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table:formula="of:=([.B81])/([.B81]+4700)*3.3" office:value-type="float" office:value="0.256752927972562" calcext:value-type="float">
            <text:p>0.256752927972562</text:p>
          </table:table-cell>
          <table:table-cell table:formula="of:=([.B81])/([.B81]+1000)*3.3" office:value-type="float" office:value="0.937000279263603" calcext:value-type="float">
            <text:p>0.937000279263603</text:p>
          </table:table-cell>
          <table:table-cell table:formula="of:=ABS(([.H81]-[.H80])/0.0008)" office:value-type="float" office:value="21.0508144961888" calcext:value-type="float">
            <text:p>21.0508144961888</text:p>
          </table:table-cell>
          <table:table-cell table:formula="of:=ABS(([.I81]-[.I80])/0.0008)" office:value-type="float" office:value="58.7893381946013" calcext:value-type="float">
            <text:p>58.7893381946013</text:p>
          </table:table-cell>
          <table:table-cell table:formula="of:=([.E81])/([.E81]+4700)*3.3" office:value-type="float" office:value="0.00287621436619119" calcext:value-type="float">
            <text:p>0.002876214366191</text:p>
          </table:table-cell>
          <table:table-cell table:formula="of:=2*[.L81]" office:value-type="float" office:value="0.00575242873238239" calcext:value-type="float">
            <text:p>0.005752428732382</text:p>
          </table:table-cell>
          <table:table-cell table:number-columns-repeated="100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70.37" calcext:value-type="float">
            <text:p>370.37</text:p>
          </table:table-cell>
          <table:table-cell office:value-type="float" office:value="354.83" calcext:value-type="float">
            <text:p>354.83</text:p>
          </table:table-cell>
          <table:table-cell office:value-type="float" office:value="385.91" calcext:value-type="float">
            <text:p>385.91</text:p>
          </table:table-cell>
          <table:table-cell office:value-type="float" office:value="4.2" calcext:value-type="float">
            <text:p>4.2</text:p>
          </table:table-cell>
          <table:table-cell office:value-type="float" office:value="3.1" calcext:value-type="float">
            <text:p>3.1</text:p>
          </table:table-cell>
          <table:table-cell office:value-type="float" office:value="1.4" calcext:value-type="float">
            <text:p>1.4</text:p>
          </table:table-cell>
          <table:table-cell table:formula="of:=([.B82])/([.B82]+4700)*3.3" office:value-type="float" office:value="0.241051639229484" calcext:value-type="float">
            <text:p>0.241051639229484</text:p>
          </table:table-cell>
          <table:table-cell table:formula="of:=([.B82])/([.B82]+1000)*3.3" office:value-type="float" office:value="0.891891241051687" calcext:value-type="float">
            <text:p>0.891891241051687</text:p>
          </table:table-cell>
          <table:table-cell table:formula="of:=ABS(([.H82]-[.H81])/0.0008)" office:value-type="float" office:value="19.6266109288468" calcext:value-type="float">
            <text:p>19.6266109288468</text:p>
          </table:table-cell>
          <table:table-cell table:formula="of:=ABS(([.I82]-[.I81])/0.0008)" office:value-type="float" office:value="56.3862977648956" calcext:value-type="float">
            <text:p>56.3862977648956</text:p>
          </table:table-cell>
          <table:table-cell table:formula="of:=([.E82])/([.E82]+4700)*3.3" office:value-type="float" office:value="0.00294630330343098" calcext:value-type="float">
            <text:p>0.002946303303431</text:p>
          </table:table-cell>
          <table:table-cell table:formula="of:=2*[.L82]" office:value-type="float" office:value="0.00589260660686195" calcext:value-type="float">
            <text:p>0.005892606606862</text:p>
          </table:table-cell>
          <table:table-cell table:number-columns-repeated="100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6.22" calcext:value-type="float">
            <text:p>346.22</text:p>
          </table:table-cell>
          <table:table-cell office:value-type="float" office:value="331.51" calcext:value-type="float">
            <text:p>331.51</text:p>
          </table:table-cell>
          <table:table-cell office:value-type="float" office:value="360.92" calcext:value-type="float">
            <text:p>360.92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table:formula="of:=([.B83])/([.B83]+4700)*3.3" office:value-type="float" office:value="0.226412245205322" calcext:value-type="float">
            <text:p>0.226412245205322</text:p>
          </table:table-cell>
          <table:table-cell table:formula="of:=([.B83])/([.B83]+1000)*3.3" office:value-type="float" office:value="0.848691892855551" calcext:value-type="float">
            <text:p>0.848691892855551</text:p>
          </table:table-cell>
          <table:table-cell table:formula="of:=ABS(([.H83]-[.H82])/0.0008)" office:value-type="float" office:value="18.2992425302028" calcext:value-type="float">
            <text:p>18.2992425302028</text:p>
          </table:table-cell>
          <table:table-cell table:formula="of:=ABS(([.I83]-[.I82])/0.0008)" office:value-type="float" office:value="53.9991852451696" calcext:value-type="float">
            <text:p>53.9991852451696</text:p>
          </table:table-cell>
          <table:table-cell table:formula="of:=([.E83])/([.E83]+4700)*3.3" office:value-type="float" office:value="0.00294630330343098" calcext:value-type="float">
            <text:p>0.002946303303431</text:p>
          </table:table-cell>
          <table:table-cell table:formula="of:=2*[.L83]" office:value-type="float" office:value="0.00589260660686195" calcext:value-type="float">
            <text:p>0.005892606606862</text:p>
          </table:table-cell>
          <table:table-cell table:number-columns-repeated="100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3.9" calcext:value-type="float">
            <text:p>323.9</text:p>
          </table:table-cell>
          <table:table-cell office:value-type="float" office:value="309.98" calcext:value-type="float">
            <text:p>309.98</text:p>
          </table:table-cell>
          <table:table-cell office:value-type="float" office:value="337.81" calcext:value-type="float">
            <text:p>337.81</text:p>
          </table:table-cell>
          <table:table-cell office:value-type="float" office:value="4.3" calcext:value-type="float">
            <text:p>4.3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table:formula="of:=([.B84])/([.B84]+4700)*3.3" office:value-type="float" office:value="0.212757021437529" calcext:value-type="float">
            <text:p>0.212757021437529</text:p>
          </table:table-cell>
          <table:table-cell table:formula="of:=([.B84])/([.B84]+1000)*3.3" office:value-type="float" office:value="0.807364604577385" calcext:value-type="float">
            <text:p>0.807364604577385</text:p>
          </table:table-cell>
          <table:table-cell table:formula="of:=ABS(([.H84]-[.H83])/0.0008)" office:value-type="float" office:value="17.0690297097418" calcext:value-type="float">
            <text:p>17.0690297097418</text:p>
          </table:table-cell>
          <table:table-cell table:formula="of:=ABS(([.I84]-[.I83])/0.0008)" office:value-type="float" office:value="51.6591103477078" calcext:value-type="float">
            <text:p>51.6591103477078</text:p>
          </table:table-cell>
          <table:table-cell table:formula="of:=([.E84])/([.E84]+4700)*3.3" office:value-type="float" office:value="0.00301638926088897" calcext:value-type="float">
            <text:p>0.003016389260889</text:p>
          </table:table-cell>
          <table:table-cell table:formula="of:=2*[.L84]" office:value-type="float" office:value="0.00603277852177795" calcext:value-type="float">
            <text:p>0.006032778521778</text:p>
          </table:table-cell>
          <table:table-cell table:number-columns-repeated="100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3.25" calcext:value-type="float">
            <text:p>303.25</text:p>
          </table:table-cell>
          <table:table-cell office:value-type="float" office:value="290.06" calcext:value-type="float">
            <text:p>290.06</text:p>
          </table:table-cell>
          <table:table-cell office:value-type="float" office:value="316.43" calcext:value-type="float">
            <text:p>316.43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table:formula="of:=([.B85])/([.B85]+4700)*3.3" office:value-type="float" office:value="0.200014990256333" calcext:value-type="float">
            <text:p>0.200014990256333</text:p>
          </table:table-cell>
          <table:table-cell table:formula="of:=([.B85])/([.B85]+1000)*3.3" office:value-type="float" office:value="0.76786878956455" calcext:value-type="float">
            <text:p>0.76786878956455</text:p>
          </table:table-cell>
          <table:table-cell table:formula="of:=ABS(([.H85]-[.H84])/0.0008)" office:value-type="float" office:value="15.927538976494" calcext:value-type="float">
            <text:p>15.927538976494</text:p>
          </table:table-cell>
          <table:table-cell table:formula="of:=ABS(([.I85]-[.I84])/0.0008)" office:value-type="float" office:value="49.3697687660434" calcext:value-type="float">
            <text:p>49.3697687660434</text:p>
          </table:table-cell>
          <table:table-cell table:formula="of:=([.E85])/([.E85]+4700)*3.3" office:value-type="float" office:value="0.00301638926088897" calcext:value-type="float">
            <text:p>0.003016389260889</text:p>
          </table:table-cell>
          <table:table-cell table:formula="of:=2*[.L85]" office:value-type="float" office:value="0.00603277852177795" calcext:value-type="float">
            <text:p>0.006032778521778</text:p>
          </table:table-cell>
          <table:table-cell table:number-columns-repeated="100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84.12" calcext:value-type="float">
            <text:p>284.12</text:p>
          </table:table-cell>
          <table:table-cell office:value-type="float" office:value="271.63" calcext:value-type="float">
            <text:p>271.63</text:p>
          </table:table-cell>
          <table:table-cell office:value-type="float" office:value="296.62" calcext:value-type="float">
            <text:p>296.62</text:p>
          </table:table-cell>
          <table:table-cell office:value-type="float" office:value="4.4" calcext:value-type="float">
            <text:p>4.4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table:formula="of:=([.B86])/([.B86]+4700)*3.3" office:value-type="float" office:value="0.18811665850742" calcext:value-type="float">
            <text:p>0.18811665850742</text:p>
          </table:table-cell>
          <table:table-cell table:formula="of:=([.B86])/([.B86]+1000)*3.3" office:value-type="float" office:value="0.730146715260256" calcext:value-type="float">
            <text:p>0.730146715260256</text:p>
          </table:table-cell>
          <table:table-cell table:formula="of:=ABS(([.H86]-[.H85])/0.0008)" office:value-type="float" office:value="14.8729146861423" calcext:value-type="float">
            <text:p>14.8729146861423</text:p>
          </table:table-cell>
          <table:table-cell table:formula="of:=ABS(([.I86]-[.I85])/0.0008)" office:value-type="float" office:value="47.1525928803676" calcext:value-type="float">
            <text:p>47.1525928803676</text:p>
          </table:table-cell>
          <table:table-cell table:formula="of:=([.E86])/([.E86]+4700)*3.3" office:value-type="float" office:value="0.00308647223875521" calcext:value-type="float">
            <text:p>0.003086472238755</text:p>
          </table:table-cell>
          <table:table-cell table:formula="of:=2*[.L86]" office:value-type="float" office:value="0.00617294447751042" calcext:value-type="float">
            <text:p>0.00617294447751</text:p>
          </table:table-cell>
          <table:table-cell table:number-columns-repeated="100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66.4" calcext:value-type="float">
            <text:p>266.4</text:p>
          </table:table-cell>
          <table:table-cell office:value-type="float" office:value="254.56" calcext:value-type="float">
            <text:p>254.56</text:p>
          </table:table-cell>
          <table:table-cell office:value-type="float" office:value="278.25" calcext:value-type="float">
            <text:p>278.25</text:p>
          </table:table-cell>
          <table:table-cell office:value-type="float" office:value="4.4" calcext:value-type="float">
            <text:p>4.4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table:formula="of:=([.B87])/([.B87]+4700)*3.3" office:value-type="float" office:value="0.177013530927835" calcext:value-type="float">
            <text:p>0.177013530927835</text:p>
          </table:table-cell>
          <table:table-cell table:formula="of:=([.B87])/([.B87]+1000)*3.3" office:value-type="float" office:value="0.694188250157928" calcext:value-type="float">
            <text:p>0.694188250157928</text:p>
          </table:table-cell>
          <table:table-cell table:formula="of:=ABS(([.H87]-[.H86])/0.0008)" office:value-type="float" office:value="13.8789094744807" calcext:value-type="float">
            <text:p>13.8789094744807</text:p>
          </table:table-cell>
          <table:table-cell table:formula="of:=ABS(([.I87]-[.I86])/0.0008)" office:value-type="float" office:value="44.9480813779103" calcext:value-type="float">
            <text:p>44.9480813779103</text:p>
          </table:table-cell>
          <table:table-cell table:formula="of:=([.E87])/([.E87]+4700)*3.3" office:value-type="float" office:value="0.00308647223875521" calcext:value-type="float">
            <text:p>0.003086472238755</text:p>
          </table:table-cell>
          <table:table-cell table:formula="of:=2*[.L87]" office:value-type="float" office:value="0.00617294447751042" calcext:value-type="float">
            <text:p>0.00617294447751</text:p>
          </table:table-cell>
          <table:table-cell table:number-columns-repeated="100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49.97" calcext:value-type="float">
            <text:p>249.97</text:p>
          </table:table-cell>
          <table:table-cell office:value-type="float" office:value="238.73" calcext:value-type="float">
            <text:p>238.73</text:p>
          </table:table-cell>
          <table:table-cell office:value-type="float" office:value="261.2" calcext:value-type="float">
            <text:p>261.2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table:formula="of:=([.B88])/([.B88]+4700)*3.3" office:value-type="float" office:value="0.166647676652586" calcext:value-type="float">
            <text:p>0.166647676652586</text:p>
          </table:table-cell>
          <table:table-cell table:formula="of:=([.B88])/([.B88]+1000)*3.3" office:value-type="float" office:value="0.659936638479323" calcext:value-type="float">
            <text:p>0.659936638479323</text:p>
          </table:table-cell>
          <table:table-cell table:formula="of:=ABS(([.H88]-[.H87])/0.0008)" office:value-type="float" office:value="12.9573178440616" calcext:value-type="float">
            <text:p>12.9573178440616</text:p>
          </table:table-cell>
          <table:table-cell table:formula="of:=ABS(([.I88]-[.I87])/0.0008)" office:value-type="float" office:value="42.8145145982554" calcext:value-type="float">
            <text:p>42.8145145982554</text:p>
          </table:table-cell>
          <table:table-cell table:formula="of:=([.E88])/([.E88]+4700)*3.3" office:value-type="float" office:value="0.00315655223721968" calcext:value-type="float">
            <text:p>0.00315655223722</text:p>
          </table:table-cell>
          <table:table-cell table:formula="of:=2*[.L88]" office:value-type="float" office:value="0.00631310447443937" calcext:value-type="float">
            <text:p>0.006313104474439</text:p>
          </table:table-cell>
          <table:table-cell table:number-columns-repeated="100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34.71" calcext:value-type="float">
            <text:p>234.71</text:p>
          </table:table-cell>
          <table:table-cell office:value-type="float" office:value="224.05" calcext:value-type="float">
            <text:p>224.05</text:p>
          </table:table-cell>
          <table:table-cell office:value-type="float" office:value="245.36" calcext:value-type="float">
            <text:p>245.36</text:p>
          </table:table-cell>
          <table:table-cell office:value-type="float" office:value="4.5" calcext:value-type="float">
            <text:p>4.5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table:formula="of:=([.B89])/([.B89]+4700)*3.3" office:value-type="float" office:value="0.156958159648693" calcext:value-type="float">
            <text:p>0.156958159648693</text:p>
          </table:table-cell>
          <table:table-cell table:formula="of:=([.B89])/([.B89]+1000)*3.3" office:value-type="float" office:value="0.627307626892145" calcext:value-type="float">
            <text:p>0.627307626892145</text:p>
          </table:table-cell>
          <table:table-cell table:formula="of:=ABS(([.H89]-[.H88])/0.0008)" office:value-type="float" office:value="12.1118962548664" calcext:value-type="float">
            <text:p>12.1118962548664</text:p>
          </table:table-cell>
          <table:table-cell table:formula="of:=ABS(([.I89]-[.I88])/0.0008)" office:value-type="float" office:value="40.7862644839735" calcext:value-type="float">
            <text:p>40.7862644839735</text:p>
          </table:table-cell>
          <table:table-cell table:formula="of:=([.E89])/([.E89]+4700)*3.3" office:value-type="float" office:value="0.00315655223721968" calcext:value-type="float">
            <text:p>0.00315655223722</text:p>
          </table:table-cell>
          <table:table-cell table:formula="of:=2*[.L89]" office:value-type="float" office:value="0.00631310447443937" calcext:value-type="float">
            <text:p>0.006313104474439</text:p>
          </table:table-cell>
          <table:table-cell table:number-columns-repeated="100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0.53" calcext:value-type="float">
            <text:p>220.53</text:p>
          </table:table-cell>
          <table:table-cell office:value-type="float" office:value="210.41" calcext:value-type="float">
            <text:p>210.41</text:p>
          </table:table-cell>
          <table:table-cell office:value-type="float" office:value="230.64" calcext:value-type="float">
            <text:p>230.64</text:p>
          </table:table-cell>
          <table:table-cell office:value-type="float" office:value="4.6" calcext:value-type="float">
            <text:p>4.6</text:p>
          </table:table-cell>
          <table:table-cell office:value-type="float" office:value="3.7" calcext:value-type="float">
            <text:p>3.7</text:p>
          </table:table-cell>
          <table:table-cell office:value-type="float" office:value="1.2" calcext:value-type="float">
            <text:p>1.2</text:p>
          </table:table-cell>
          <table:table-cell table:formula="of:=([.B90])/([.B90]+4700)*3.3" office:value-type="float" office:value="0.147900531040355" calcext:value-type="float">
            <text:p>0.147900531040355</text:p>
          </table:table-cell>
          <table:table-cell table:formula="of:=([.B90])/([.B90]+1000)*3.3" office:value-type="float" office:value="0.596256544288137" calcext:value-type="float">
            <text:p>0.596256544288137</text:p>
          </table:table-cell>
          <table:table-cell table:formula="of:=ABS(([.H90]-[.H89])/0.0008)" office:value-type="float" office:value="11.3220357604215" calcext:value-type="float">
            <text:p>11.3220357604215</text:p>
          </table:table-cell>
          <table:table-cell table:formula="of:=ABS(([.I90]-[.I89])/0.0008)" office:value-type="float" office:value="38.8138532550095" calcext:value-type="float">
            <text:p>38.8138532550095</text:p>
          </table:table-cell>
          <table:table-cell table:formula="of:=([.E90])/([.E90]+4700)*3.3" office:value-type="float" office:value="0.00322662925647239" calcext:value-type="float">
            <text:p>0.003226629256472</text:p>
          </table:table-cell>
          <table:table-cell table:formula="of:=2*[.L90]" office:value-type="float" office:value="0.00645325851294478" calcext:value-type="float">
            <text:p>0.006453258512945</text:p>
          </table:table-cell>
          <table:table-cell table:number-columns-repeated="100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7.35" calcext:value-type="float">
            <text:p>207.35</text:p>
          </table:table-cell>
          <table:table-cell office:value-type="float" office:value="197.74" calcext:value-type="float">
            <text:p>197.74</text:p>
          </table:table-cell>
          <table:table-cell office:value-type="float" office:value="216.95" calcext:value-type="float">
            <text:p>216.95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office:value-type="float" office:value="1.2" calcext:value-type="float">
            <text:p>1.2</text:p>
          </table:table-cell>
          <table:table-cell table:formula="of:=([.B91])/([.B91]+4700)*3.3" office:value-type="float" office:value="0.139434725462826" calcext:value-type="float">
            <text:p>0.139434725462826</text:p>
          </table:table-cell>
          <table:table-cell table:formula="of:=([.B91])/([.B91]+1000)*3.3" office:value-type="float" office:value="0.56674121008821" calcext:value-type="float">
            <text:p>0.56674121008821</text:p>
          </table:table-cell>
          <table:table-cell table:formula="of:=ABS(([.H91]-[.H90])/0.0008)" office:value-type="float" office:value="10.5822569719116" calcext:value-type="float">
            <text:p>10.5822569719116</text:p>
          </table:table-cell>
          <table:table-cell table:formula="of:=ABS(([.I91]-[.I90])/0.0008)" office:value-type="float" office:value="36.8941677499092" calcext:value-type="float">
            <text:p>36.8941677499092</text:p>
          </table:table-cell>
          <table:table-cell table:formula="of:=([.E91])/([.E91]+4700)*3.3" office:value-type="float" office:value="0.00322662925647239" calcext:value-type="float">
            <text:p>0.003226629256472</text:p>
          </table:table-cell>
          <table:table-cell table:formula="of:=2*[.L91]" office:value-type="float" office:value="0.00645325851294478" calcext:value-type="float">
            <text:p>0.006453258512945</text:p>
          </table:table-cell>
          <table:table-cell table:number-columns-repeated="100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5.08" calcext:value-type="float">
            <text:p>195.08</text:p>
          </table:table-cell>
          <table:table-cell office:value-type="float" office:value="185.95" calcext:value-type="float">
            <text:p>185.95</text:p>
          </table:table-cell>
          <table:table-cell office:value-type="float" office:value="204.2" calcext:value-type="float">
            <text:p>204.2</text:p>
          </table:table-cell>
          <table:table-cell office:value-type="float" office:value="4.7" calcext:value-type="float">
            <text:p>4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formula="of:=([.B92])/([.B92]+4700)*3.3" office:value-type="float" office:value="0.131512457406212" calcext:value-type="float">
            <text:p>0.131512457406212</text:p>
          </table:table-cell>
          <table:table-cell table:formula="of:=([.B92])/([.B92]+1000)*3.3" office:value-type="float" office:value="0.538678582186967" calcext:value-type="float">
            <text:p>0.538678582186967</text:p>
          </table:table-cell>
          <table:table-cell table:formula="of:=ABS(([.H92]-[.H91])/0.0008)" office:value-type="float" office:value="9.90283507076774" calcext:value-type="float">
            <text:p>9.90283507076774</text:p>
          </table:table-cell>
          <table:table-cell table:formula="of:=ABS(([.I92]-[.I91])/0.0008)" office:value-type="float" office:value="35.0782848765539" calcext:value-type="float">
            <text:p>35.0782848765539</text:p>
          </table:table-cell>
          <table:table-cell table:formula="of:=([.E92])/([.E92]+4700)*3.3" office:value-type="float" office:value="0.0032967032967033" calcext:value-type="float">
            <text:p>0.003296703296703</text:p>
          </table:table-cell>
          <table:table-cell table:formula="of:=2*[.L92]" office:value-type="float" office:value="0.00659340659340659" calcext:value-type="float">
            <text:p>0.006593406593407</text:p>
          </table:table-cell>
          <table:table-cell table:number-columns-repeated="100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3.66" calcext:value-type="float">
            <text:p>183.66</text:p>
          </table:table-cell>
          <table:table-cell office:value-type="float" office:value="174.98" calcext:value-type="float">
            <text:p>174.98</text:p>
          </table:table-cell>
          <table:table-cell office:value-type="float" office:value="192.33" calcext:value-type="float">
            <text:p>192.33</text:p>
          </table:table-cell>
          <table:table-cell office:value-type="float" office:value="4.7" calcext:value-type="float">
            <text:p>4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formula="of:=([.B93])/([.B93]+4700)*3.3" office:value-type="float" office:value="0.124103234049872" calcext:value-type="float">
            <text:p>0.124103234049872</text:p>
          </table:table-cell>
          <table:table-cell table:formula="of:=([.B93])/([.B93]+1000)*3.3" office:value-type="float" office:value="0.51203724042377" calcext:value-type="float">
            <text:p>0.51203724042377</text:p>
          </table:table-cell>
          <table:table-cell table:formula="of:=ABS(([.H93]-[.H92])/0.0008)" office:value-type="float" office:value="9.26152919542442" calcext:value-type="float">
            <text:p>9.26152919542442</text:p>
          </table:table-cell>
          <table:table-cell table:formula="of:=ABS(([.I93]-[.I92])/0.0008)" office:value-type="float" office:value="33.3016772039954" calcext:value-type="float">
            <text:p>33.3016772039954</text:p>
          </table:table-cell>
          <table:table-cell table:formula="of:=([.E93])/([.E93]+4700)*3.3" office:value-type="float" office:value="0.0032967032967033" calcext:value-type="float">
            <text:p>0.003296703296703</text:p>
          </table:table-cell>
          <table:table-cell table:formula="of:=2*[.L93]" office:value-type="float" office:value="0.00659340659340659" calcext:value-type="float">
            <text:p>0.006593406593407</text:p>
          </table:table-cell>
          <table:table-cell table:number-columns-repeated="100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73.01" calcext:value-type="float">
            <text:p>173.01</text:p>
          </table:table-cell>
          <table:table-cell office:value-type="float" office:value="164.77" calcext:value-type="float">
            <text:p>164.77</text:p>
          </table:table-cell>
          <table:table-cell office:value-type="float" office:value="181.26" calcext:value-type="float">
            <text:p>181.26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formula="of:=([.B94])/([.B94]+4700)*3.3" office:value-type="float" office:value="0.117162287785168" calcext:value-type="float">
            <text:p>0.117162287785168</text:p>
          </table:table-cell>
          <table:table-cell table:formula="of:=([.B94])/([.B94]+1000)*3.3" office:value-type="float" office:value="0.486724750854639" calcext:value-type="float">
            <text:p>0.486724750854639</text:p>
          </table:table-cell>
          <table:table-cell table:formula="of:=ABS(([.H94]-[.H93])/0.0008)" office:value-type="float" office:value="8.67618283088093" calcext:value-type="float">
            <text:p>8.67618283088093</text:p>
          </table:table-cell>
          <table:table-cell table:formula="of:=ABS(([.I94]-[.I93])/0.0008)" office:value-type="float" office:value="31.6406119614143" calcext:value-type="float">
            <text:p>31.6406119614143</text:p>
          </table:table-cell>
          <table:table-cell table:formula="of:=([.E94])/([.E94]+4700)*3.3" office:value-type="float" office:value="0.00336677435810236" calcext:value-type="float">
            <text:p>0.003366774358102</text:p>
          </table:table-cell>
          <table:table-cell table:formula="of:=2*[.L94]" office:value-type="float" office:value="0.00673354871620473" calcext:value-type="float">
            <text:p>0.006733548716205</text:p>
          </table:table-cell>
          <table:table-cell table:number-columns-repeated="100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63.09" calcext:value-type="float">
            <text:p>163.09</text:p>
          </table:table-cell>
          <table:table-cell office:value-type="float" office:value="155.25" calcext:value-type="float">
            <text:p>155.25</text:p>
          </table:table-cell>
          <table:table-cell office:value-type="float" office:value="170.93" calcext:value-type="float">
            <text:p>170.93</text:p>
          </table:table-cell>
          <table:table-cell office:value-type="float" office:value="4.8" calcext:value-type="float">
            <text:p>4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table:formula="of:=([.B95])/([.B95]+4700)*3.3" office:value-type="float" office:value="0.110669759350536" calcext:value-type="float">
            <text:p>0.110669759350536</text:p>
          </table:table-cell>
          <table:table-cell table:formula="of:=([.B95])/([.B95]+1000)*3.3" office:value-type="float" office:value="0.462730313217378" calcext:value-type="float">
            <text:p>0.462730313217378</text:p>
          </table:table-cell>
          <table:table-cell table:formula="of:=ABS(([.H95]-[.H94])/0.0008)" office:value-type="float" office:value="8.11566054328911" calcext:value-type="float">
            <text:p>8.11566054328911</text:p>
          </table:table-cell>
          <table:table-cell table:formula="of:=ABS(([.I95]-[.I94])/0.0008)" office:value-type="float" office:value="29.9930470465762" calcext:value-type="float">
            <text:p>29.9930470465762</text:p>
          </table:table-cell>
          <table:table-cell table:formula="of:=([.E95])/([.E95]+4700)*3.3" office:value-type="float" office:value="0.00336677435810236" calcext:value-type="float">
            <text:p>0.003366774358102</text:p>
          </table:table-cell>
          <table:table-cell table:formula="of:=2*[.L95]" office:value-type="float" office:value="0.00673354871620473" calcext:value-type="float">
            <text:p>0.006733548716205</text:p>
          </table:table-cell>
          <table:table-cell table:number-columns-repeated="100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53.83" calcext:value-type="float">
            <text:p>153.83</text:p>
          </table:table-cell>
          <table:table-cell office:value-type="float" office:value="146.37" calcext:value-type="float">
            <text:p>146.37</text:p>
          </table:table-cell>
          <table:table-cell office:value-type="float" office:value="161.29" calcext:value-type="float">
            <text:p>161.29</text:p>
          </table:table-cell>
          <table:table-cell office:value-type="float" office:value="4.9" calcext:value-type="float">
            <text:p>4.9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table:formula="of:=([.B96])/([.B96]+4700)*3.3" office:value-type="float" office:value="0.104585245053906" calcext:value-type="float">
            <text:p>0.104585245053906</text:p>
          </table:table-cell>
          <table:table-cell table:formula="of:=([.B96])/([.B96]+1000)*3.3" office:value-type="float" office:value="0.439959959439432" calcext:value-type="float">
            <text:p>0.439959959439432</text:p>
          </table:table-cell>
          <table:table-cell table:formula="of:=ABS(([.H96]-[.H95])/0.0008)" office:value-type="float" office:value="7.60564287078814" calcext:value-type="float">
            <text:p>7.60564287078814</text:p>
          </table:table-cell>
          <table:table-cell table:formula="of:=ABS(([.I96]-[.I95])/0.0008)" office:value-type="float" office:value="28.4629422224322" calcext:value-type="float">
            <text:p>28.4629422224322</text:p>
          </table:table-cell>
          <table:table-cell table:formula="of:=([.E96])/([.E96]+4700)*3.3" office:value-type="float" office:value="0.00343684244085953" calcext:value-type="float">
            <text:p>0.00343684244086</text:p>
          </table:table-cell>
          <table:table-cell table:formula="of:=2*[.L96]" office:value-type="float" office:value="0.00687368488171906" calcext:value-type="float">
            <text:p>0.006873684881719</text:p>
          </table:table-cell>
          <table:table-cell table:number-columns-repeated="100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.18" calcext:value-type="float">
            <text:p>145.18</text:p>
          </table:table-cell>
          <table:table-cell office:value-type="float" office:value="138.08" calcext:value-type="float">
            <text:p>138.08</text:p>
          </table:table-cell>
          <table:table-cell office:value-type="float" office:value="152.29" calcext:value-type="float">
            <text:p>152.29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table:formula="of:=([.B97])/([.B97]+4700)*3.3" office:value-type="float" office:value="0.0988805369459958" calcext:value-type="float">
            <text:p>0.098880536945996</text:p>
          </table:table-cell>
          <table:table-cell table:formula="of:=([.B97])/([.B97]+1000)*3.3" office:value-type="float" office:value="0.418356939520425" calcext:value-type="float">
            <text:p>0.418356939520425</text:p>
          </table:table-cell>
          <table:table-cell table:formula="of:=ABS(([.H97]-[.H96])/0.0008)" office:value-type="float" office:value="7.13088513488757" calcext:value-type="float">
            <text:p>7.13088513488757</text:p>
          </table:table-cell>
          <table:table-cell table:formula="of:=ABS(([.I97]-[.I96])/0.0008)" office:value-type="float" office:value="27.0037748987594" calcext:value-type="float">
            <text:p>27.0037748987594</text:p>
          </table:table-cell>
          <table:table-cell table:formula="of:=([.E97])/([.E97]+4700)*3.3" office:value-type="float" office:value="0.00343684244085953" calcext:value-type="float">
            <text:p>0.00343684244086</text:p>
          </table:table-cell>
          <table:table-cell table:formula="of:=2*[.L97]" office:value-type="float" office:value="0.00687368488171906" calcext:value-type="float">
            <text:p>0.006873684881719</text:p>
          </table:table-cell>
          <table:table-cell table:number-columns-repeated="100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37.11" calcext:value-type="float">
            <text:p>137.11</text:p>
          </table:table-cell>
          <table:table-cell office:value-type="float" office:value="130.34" calcext:value-type="float">
            <text:p>130.34</text:p>
          </table:table-cell>
          <table:table-cell office:value-type="float" office:value="143.87" calcext:value-type="float">
            <text:p>143.87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1.1" calcext:value-type="float">
            <text:p>1.1</text:p>
          </table:table-cell>
          <table:table-cell table:formula="of:=([.B98])/([.B98]+4700)*3.3" office:value-type="float" office:value="0.0935399443055874" calcext:value-type="float">
            <text:p>0.093539944305588</text:p>
          </table:table-cell>
          <table:table-cell table:formula="of:=([.B98])/([.B98]+1000)*3.3" office:value-type="float" office:value="0.397906095276622" calcext:value-type="float">
            <text:p>0.397906095276622</text:p>
          </table:table-cell>
          <table:table-cell table:formula="of:=ABS(([.H98]-[.H97])/0.0008)" office:value-type="float" office:value="6.67574080051048" calcext:value-type="float">
            <text:p>6.67574080051048</text:p>
          </table:table-cell>
          <table:table-cell table:formula="of:=ABS(([.I98]-[.I97])/0.0008)" office:value-type="float" office:value="25.563555304753" calcext:value-type="float">
            <text:p>25.563555304753</text:p>
          </table:table-cell>
          <table:table-cell table:formula="of:=([.E98])/([.E98]+4700)*3.3" office:value-type="float" office:value="0.00343684244085953" calcext:value-type="float">
            <text:p>0.00343684244086</text:p>
          </table:table-cell>
          <table:table-cell table:formula="of:=2*[.L98]" office:value-type="float" office:value="0.00687368488171906" calcext:value-type="float">
            <text:p>0.006873684881719</text:p>
          </table:table-cell>
          <table:table-cell table:number-columns-repeated="100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9.56" calcext:value-type="float">
            <text:p>129.56</text:p>
          </table:table-cell>
          <table:table-cell office:value-type="float" office:value="123.11" calcext:value-type="float">
            <text:p>123.11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table:formula="of:=([.B99])/([.B99]+4700)*3.3" office:value-type="float" office:value="0.0885273192588973" calcext:value-type="float">
            <text:p>0.088527319258897</text:p>
          </table:table-cell>
          <table:table-cell table:formula="of:=([.B99])/([.B99]+1000)*3.3" office:value-type="float" office:value="0.378508445766493" calcext:value-type="float">
            <text:p>0.378508445766493</text:p>
          </table:table-cell>
          <table:table-cell table:formula="of:=ABS(([.H99]-[.H98])/0.0008)" office:value-type="float" office:value="6.2657813083627" calcext:value-type="float">
            <text:p>6.2657813083627</text:p>
          </table:table-cell>
          <table:table-cell table:formula="of:=ABS(([.I99]-[.I98])/0.0008)" office:value-type="float" office:value="24.2470618876614" calcext:value-type="float">
            <text:p>24.2470618876614</text:p>
          </table:table-cell>
          <table:table-cell table:formula="of:=([.E99])/([.E99]+4700)*3.3" office:value-type="float" office:value="0.00350690754516472" calcext:value-type="float">
            <text:p>0.003506907545165</text:p>
          </table:table-cell>
          <table:table-cell table:formula="of:=2*[.L99]" office:value-type="float" office:value="0.00701381509032944" calcext:value-type="float">
            <text:p>0.007013815090329</text:p>
          </table:table-cell>
          <table:table-cell table:number-columns-repeated="100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22.49" calcext:value-type="float">
            <text:p>122.49</text:p>
          </table:table-cell>
          <table:table-cell office:value-type="float" office:value="116.35" calcext:value-type="float">
            <text:p>116.35</text:p>
          </table:table-cell>
          <table:table-cell office:value-type="float" office:value="128.64" calcext:value-type="float">
            <text:p>128.6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.1" calcext:value-type="float">
            <text:p>1.1</text:p>
          </table:table-cell>
          <table:table-cell table:formula="of:=([.B100])/([.B100]+4700)*3.3" office:value-type="float" office:value="0.0838191473699272" calcext:value-type="float">
            <text:p>0.083819147369927</text:p>
          </table:table-cell>
          <table:table-cell table:formula="of:=([.B100])/([.B100]+1000)*3.3" office:value-type="float" office:value="0.360107439709931" calcext:value-type="float">
            <text:p>0.360107439709931</text:p>
          </table:table-cell>
          <table:table-cell table:formula="of:=ABS(([.H100]-[.H99])/0.0008)" office:value-type="float" office:value="5.88521486121265" calcext:value-type="float">
            <text:p>5.88521486121265</text:p>
          </table:table-cell>
          <table:table-cell table:formula="of:=ABS(([.I100]-[.I99])/0.0008)" office:value-type="float" office:value="23.0012575707032" calcext:value-type="float">
            <text:p>23.0012575707032</text:p>
          </table:table-cell>
          <table:table-cell table:formula="of:=([.E100])/([.E100]+4700)*3.3" office:value-type="float" office:value="0.00350690754516472" calcext:value-type="float">
            <text:p>0.003506907545165</text:p>
          </table:table-cell>
          <table:table-cell table:formula="of:=2*[.L100]" office:value-type="float" office:value="0.00701381509032944" calcext:value-type="float">
            <text:p>0.007013815090329</text:p>
          </table:table-cell>
          <table:table-cell table:number-columns-repeated="100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5.88" calcext:value-type="float">
            <text:p>115.88</text:p>
          </table:table-cell>
          <table:table-cell office:value-type="float" office:value="110.02" calcext:value-type="float">
            <text:p>110.02</text:p>
          </table:table-cell>
          <table:table-cell office:value-type="float" office:value="121.74" calcext:value-type="float">
            <text:p>121.74</text:p>
          </table:table-cell>
          <table:table-cell office:value-type="float" office:value="5.1" calcext:value-type="float">
            <text:p>5.1</text:p>
          </table:table-cell>
          <table:table-cell office:value-type="float" office:value="4.6" calcext:value-type="float">
            <text:p>4.6</text:p>
          </table:table-cell>
          <table:table-cell office:value-type="float" office:value="1.1" calcext:value-type="float">
            <text:p>1.1</text:p>
          </table:table-cell>
          <table:table-cell table:formula="of:=([.B101])/([.B101]+4700)*3.3" office:value-type="float" office:value="0.0794048024452436" calcext:value-type="float">
            <text:p>0.079404802445244</text:p>
          </table:table-cell>
          <table:table-cell table:formula="of:=([.B101])/([.B101]+1000)*3.3" office:value-type="float" office:value="0.342692762662652" calcext:value-type="float">
            <text:p>0.342692762662652</text:p>
          </table:table-cell>
          <table:table-cell table:formula="of:=ABS(([.H101]-[.H100])/0.0008)" office:value-type="float" office:value="5.51793115585439" calcext:value-type="float">
            <text:p>5.51793115585439</text:p>
          </table:table-cell>
          <table:table-cell table:formula="of:=ABS(([.I101]-[.I100])/0.0008)" office:value-type="float" office:value="21.7683463090984" calcext:value-type="float">
            <text:p>21.7683463090984</text:p>
          </table:table-cell>
          <table:table-cell table:formula="of:=([.E101])/([.E101]+4700)*3.3" office:value-type="float" office:value="0.00357696967120784" calcext:value-type="float">
            <text:p>0.003576969671208</text:p>
          </table:table-cell>
          <table:table-cell table:formula="of:=2*[.L101]" office:value-type="float" office:value="0.00715393934241568" calcext:value-type="float">
            <text:p>0.007153939342416</text:p>
          </table:table-cell>
          <table:table-cell table:number-columns-repeated="100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9.69" calcext:value-type="float">
            <text:p>109.69</text:p>
          </table:table-cell>
          <table:table-cell office:value-type="float" office:value="104.1" calcext:value-type="float">
            <text:p>104.1</text:p>
          </table:table-cell>
          <table:table-cell office:value-type="float" office:value="115.28" calcext:value-type="float">
            <text:p>115.28</text:p>
          </table:table-cell>
          <table:table-cell office:value-type="float" office:value="5.1" calcext:value-type="float">
            <text:p>5.1</text:p>
          </table:table-cell>
          <table:table-cell office:value-type="float" office:value="4.7" calcext:value-type="float">
            <text:p>4.7</text:p>
          </table:table-cell>
          <table:table-cell office:value-type="float" office:value="1.1" calcext:value-type="float">
            <text:p>1.1</text:p>
          </table:table-cell>
          <table:table-cell table:formula="of:=([.B102])/([.B102]+4700)*3.3" office:value-type="float" office:value="0.0752599439880741" calcext:value-type="float">
            <text:p>0.075259943988074</text:p>
          </table:table-cell>
          <table:table-cell table:formula="of:=([.B102])/([.B102]+1000)*3.3" office:value-type="float" office:value="0.326196505330317" calcext:value-type="float">
            <text:p>0.326196505330317</text:p>
          </table:table-cell>
          <table:table-cell table:formula="of:=ABS(([.H102]-[.H101])/0.0008)" office:value-type="float" office:value="5.18107307146196" calcext:value-type="float">
            <text:p>5.18107307146196</text:p>
          </table:table-cell>
          <table:table-cell table:formula="of:=ABS(([.I102]-[.I101])/0.0008)" office:value-type="float" office:value="20.6203216654181" calcext:value-type="float">
            <text:p>20.6203216654181</text:p>
          </table:table-cell>
          <table:table-cell table:formula="of:=([.E102])/([.E102]+4700)*3.3" office:value-type="float" office:value="0.00357696967120784" calcext:value-type="float">
            <text:p>0.003576969671208</text:p>
          </table:table-cell>
          <table:table-cell table:formula="of:=2*[.L102]" office:value-type="float" office:value="0.00715393934241568" calcext:value-type="float">
            <text:p>0.007153939342416</text:p>
          </table:table-cell>
          <table:table-cell table:number-columns-repeated="100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3.89" calcext:value-type="float">
            <text:p>103.89</text:p>
          </table:table-cell>
          <table:table-cell office:value-type="float" office:value="98.559" calcext:value-type="float">
            <text:p>98.559</text:p>
          </table:table-cell>
          <table:table-cell office:value-type="float" office:value="109.22" calcext:value-type="float">
            <text:p>109.22</text:p>
          </table:table-cell>
          <table:table-cell office:value-type="float" office:value="5.1" calcext:value-type="float">
            <text:p>5.1</text:p>
          </table:table-cell>
          <table:table-cell office:value-type="float" office:value="4.7" calcext:value-type="float">
            <text:p>4.7</text:p>
          </table:table-cell>
          <table:table-cell office:value-type="float" office:value="1.1" calcext:value-type="float">
            <text:p>1.1</text:p>
          </table:table-cell>
          <table:table-cell table:formula="of:=([.B103])/([.B103]+4700)*3.3" office:value-type="float" office:value="0.0713665383678644" calcext:value-type="float">
            <text:p>0.071366538367864</text:p>
          </table:table-cell>
          <table:table-cell table:formula="of:=([.B103])/([.B103]+1000)*3.3" office:value-type="float" office:value="0.310571705514136" calcext:value-type="float">
            <text:p>0.310571705514136</text:p>
          </table:table-cell>
          <table:table-cell table:formula="of:=ABS(([.H103]-[.H102])/0.0008)" office:value-type="float" office:value="4.86675702526213" calcext:value-type="float">
            <text:p>4.86675702526213</text:p>
          </table:table-cell>
          <table:table-cell table:formula="of:=ABS(([.I103]-[.I102])/0.0008)" office:value-type="float" office:value="19.5309997702264" calcext:value-type="float">
            <text:p>19.5309997702264</text:p>
          </table:table-cell>
          <table:table-cell table:formula="of:=([.E103])/([.E103]+4700)*3.3" office:value-type="float" office:value="0.00357696967120784" calcext:value-type="float">
            <text:p>0.003576969671208</text:p>
          </table:table-cell>
          <table:table-cell table:formula="of:=2*[.L103]" office:value-type="float" office:value="0.00715393934241568" calcext:value-type="float">
            <text:p>0.007153939342416</text:p>
          </table:table-cell>
          <table:table-cell table:number-columns-repeated="100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8.453" calcext:value-type="float">
            <text:p>98.453</text:p>
          </table:table-cell>
          <table:table-cell office:value-type="float" office:value="93.362" calcext:value-type="float">
            <text:p>93.362</text:p>
          </table:table-cell>
          <table:table-cell office:value-type="float" office:value="103.54" calcext:value-type="float">
            <text:p>103.54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  <table:table-cell office:value-type="float" office:value="1.1" calcext:value-type="float">
            <text:p>1.1</text:p>
          </table:table-cell>
          <table:table-cell table:formula="of:=([.B104])/([.B104]+4700)*3.3" office:value-type="float" office:value="0.0677082593077394" calcext:value-type="float">
            <text:p>0.067708259307739</text:p>
          </table:table-cell>
          <table:table-cell table:formula="of:=([.B104])/([.B104]+1000)*3.3" office:value-type="float" office:value="0.295774967158358" calcext:value-type="float">
            <text:p>0.295774967158358</text:p>
          </table:table-cell>
          <table:table-cell table:formula="of:=ABS(([.H104]-[.H103])/0.0008)" office:value-type="float" office:value="4.57284882515624" calcext:value-type="float">
            <text:p>4.57284882515624</text:p>
          </table:table-cell>
          <table:table-cell table:formula="of:=ABS(([.I104]-[.I103])/0.0008)" office:value-type="float" office:value="18.4959229447227" calcext:value-type="float">
            <text:p>18.4959229447227</text:p>
          </table:table-cell>
          <table:table-cell table:formula="of:=([.E104])/([.E104]+4700)*3.3" office:value-type="float" office:value="0.00364702881917878" calcext:value-type="float">
            <text:p>0.003647028819179</text:p>
          </table:table-cell>
          <table:table-cell table:formula="of:=2*[.L104]" office:value-type="float" office:value="0.00729405763835756" calcext:value-type="float">
            <text:p>0.007294057638358</text:p>
          </table:table-cell>
          <table:table-cell table:number-columns-repeated="100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3.351" calcext:value-type="float">
            <text:p>93.351</text:p>
          </table:table-cell>
          <table:table-cell office:value-type="float" office:value="88.489" calcext:value-type="float">
            <text:p>88.489</text:p>
          </table:table-cell>
          <table:table-cell office:value-type="float" office:value="98.213" calcext:value-type="float">
            <text:p>98.213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office:value-type="float" office:value="1.1" calcext:value-type="float">
            <text:p>1.1</text:p>
          </table:table-cell>
          <table:table-cell table:formula="of:=([.B105])/([.B105]+4700)*3.3" office:value-type="float" office:value="0.0642678368431605" calcext:value-type="float">
            <text:p>0.064267836843161</text:p>
          </table:table-cell>
          <table:table-cell table:formula="of:=([.B105])/([.B105]+1000)*3.3" office:value-type="float" office:value="0.281756087477855" calcext:value-type="float">
            <text:p>0.281756087477855</text:p>
          </table:table-cell>
          <table:table-cell table:formula="of:=ABS(([.H105]-[.H104])/0.0008)" office:value-type="float" office:value="4.30052808072366" calcext:value-type="float">
            <text:p>4.30052808072366</text:p>
          </table:table-cell>
          <table:table-cell table:formula="of:=ABS(([.I105]-[.I104])/0.0008)" office:value-type="float" office:value="17.5235996006293" calcext:value-type="float">
            <text:p>17.5235996006293</text:p>
          </table:table-cell>
          <table:table-cell table:formula="of:=([.E105])/([.E105]+4700)*3.3" office:value-type="float" office:value="0.00364702881917878" calcext:value-type="float">
            <text:p>0.003647028819179</text:p>
          </table:table-cell>
          <table:table-cell table:formula="of:=2*[.L105]" office:value-type="float" office:value="0.00729405763835756" calcext:value-type="float">
            <text:p>0.007294057638358</text:p>
          </table:table-cell>
          <table:table-cell table:number-columns-repeated="100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8.563" calcext:value-type="float">
            <text:p>88.563</text:p>
          </table:table-cell>
          <table:table-cell office:value-type="float" office:value="83.918" calcext:value-type="float">
            <text:p>83.918</text:p>
          </table:table-cell>
          <table:table-cell office:value-type="float" office:value="93.208" calcext:value-type="float">
            <text:p>93.208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B106])/([.B106]+4700)*3.3" office:value-type="float" office:value="0.0610324851108777" calcext:value-type="float">
            <text:p>0.061032485110878</text:p>
          </table:table-cell>
          <table:table-cell table:formula="of:=([.B106])/([.B106]+1000)*3.3" office:value-type="float" office:value="0.268480464612521" calcext:value-type="float">
            <text:p>0.268480464612521</text:p>
          </table:table-cell>
          <table:table-cell table:formula="of:=ABS(([.H106]-[.H105])/0.0008)" office:value-type="float" office:value="4.04418966535341" calcext:value-type="float">
            <text:p>4.04418966535341</text:p>
          </table:table-cell>
          <table:table-cell table:formula="of:=ABS(([.I106]-[.I105])/0.0008)" office:value-type="float" office:value="16.5945285816669" calcext:value-type="float">
            <text:p>16.5945285816669</text:p>
          </table:table-cell>
          <table:table-cell table:formula="of:=([.E106])/([.E106]+4700)*3.3" office:value-type="float" office:value="0.00364702881917878" calcext:value-type="float">
            <text:p>0.003647028819179</text:p>
          </table:table-cell>
          <table:table-cell table:formula="of:=2*[.L106]" office:value-type="float" office:value="0.00729405763835756" calcext:value-type="float">
            <text:p>0.007294057638358</text:p>
          </table:table-cell>
          <table:table-cell table:number-columns-repeated="100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4.066" calcext:value-type="float">
            <text:p>84.066</text:p>
          </table:table-cell>
          <table:table-cell office:value-type="float" office:value="79.626" calcext:value-type="float">
            <text:p>79.626</text:p>
          </table:table-cell>
          <table:table-cell office:value-type="float" office:value="88.507" calcext:value-type="float">
            <text:p>88.507</text:p>
          </table:table-cell>
          <table:table-cell office:value-type="float" office:value="5.3" calcext:value-type="float">
            <text:p>5.3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table:formula="of:=([.B107])/([.B107]+4700)*3.3" office:value-type="float" office:value="0.0579878705686753" calcext:value-type="float">
            <text:p>0.057987870568675</text:p>
          </table:table-cell>
          <table:table-cell table:formula="of:=([.B107])/([.B107]+1000)*3.3" office:value-type="float" office:value="0.255904898779226" calcext:value-type="float">
            <text:p>0.255904898779226</text:p>
          </table:table-cell>
          <table:table-cell table:formula="of:=ABS(([.H107]-[.H106])/0.0008)" office:value-type="float" office:value="3.80576817775307" calcext:value-type="float">
            <text:p>3.80576817775307</text:p>
          </table:table-cell>
          <table:table-cell table:formula="of:=ABS(([.I107]-[.I106])/0.0008)" office:value-type="float" office:value="15.7194572916195" calcext:value-type="float">
            <text:p>15.7194572916195</text:p>
          </table:table-cell>
          <table:table-cell table:formula="of:=([.E107])/([.E107]+4700)*3.3" office:value-type="float" office:value="0.00371708498926742" calcext:value-type="float">
            <text:p>0.003717084989267</text:p>
          </table:table-cell>
          <table:table-cell table:formula="of:=2*[.L107]" office:value-type="float" office:value="0.00743416997853484" calcext:value-type="float">
            <text:p>0.007434169978535</text:p>
          </table:table-cell>
          <table:table-cell table:number-columns-repeated="100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9.842" calcext:value-type="float">
            <text:p>79.842</text:p>
          </table:table-cell>
          <table:table-cell office:value-type="float" office:value="75.596" calcext:value-type="float">
            <text:p>75.596</text:p>
          </table:table-cell>
          <table:table-cell office:value-type="float" office:value="84.087" calcext:value-type="float">
            <text:p>84.087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table:formula="of:=([.B108])/([.B108]+4700)*3.3" office:value-type="float" office:value="0.0551228680780662" calcext:value-type="float">
            <text:p>0.055122868078066</text:p>
          </table:table-cell>
          <table:table-cell table:formula="of:=([.B108])/([.B108]+1000)*3.3" office:value-type="float" office:value="0.243997362577118" calcext:value-type="float">
            <text:p>0.243997362577118</text:p>
          </table:table-cell>
          <table:table-cell table:formula="of:=ABS(([.H108]-[.H107])/0.0008)" office:value-type="float" office:value="3.58125311326136" calcext:value-type="float">
            <text:p>3.58125311326136</text:p>
          </table:table-cell>
          <table:table-cell table:formula="of:=ABS(([.I108]-[.I107])/0.0008)" office:value-type="float" office:value="14.8844202526349" calcext:value-type="float">
            <text:p>14.8844202526349</text:p>
          </table:table-cell>
          <table:table-cell table:formula="of:=([.E108])/([.E108]+4700)*3.3" office:value-type="float" office:value="0.00371708498926742" calcext:value-type="float">
            <text:p>0.003717084989267</text:p>
          </table:table-cell>
          <table:table-cell table:formula="of:=2*[.L108]" office:value-type="float" office:value="0.00743416997853484" calcext:value-type="float">
            <text:p>0.007434169978535</text:p>
          </table:table-cell>
          <table:table-cell table:number-columns-repeated="1007"/>
        </table:table-row>
        <table:table-row table:style-name="ro1" table:number-rows-repeated="2"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1">
          <table:table-cell table:number-columns-repeated="7"/>
          <table:table-cell table:style-name="ce5"/>
          <table:table-cell table:style-name="ce9" office:value-type="string" calcext:value-type="string" table:number-columns-spanned="2" table:number-rows-spanned="1">
            <text:p>Average Resolution</text:p>
          </table:table-cell>
          <table:covered-table-cell table:style-name="ce13"/>
          <table:table-cell table:style-name="Default" table:number-columns-repeated="3"/>
          <table:table-cell table:number-columns-repeated="1007"/>
        </table:table-row>
        <table:table-row table:style-name="ro1">
          <table:table-cell table:number-columns-repeated="7"/>
          <table:table-cell table:style-name="ce6" office:value-type="string" calcext:value-type="string">
            <text:p>Temp Range</text:p>
          </table:table-cell>
          <table:table-cell table:style-name="ce10" office:value-type="string" calcext:value-type="string">
            <text:p>4.7K</text:p>
          </table:table-cell>
          <table:table-cell table:style-name="ce14" office:value-type="string" calcext:value-type="string">
            <text:p>1K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number-columns-repeated="7"/>
          <table:table-cell table:style-name="ce7" office:value-type="string" calcext:value-type="string">
            <text:p>200-250C</text:p>
          </table:table-cell>
          <table:table-cell table:style-name="ce11" table:formula="of:=AVERAGE([.J51:.J61])" office:value-type="float" office:value="94.8824919406264" calcext:value-type="float">
            <text:p>94.88</text:p>
          </table:table-cell>
          <table:table-cell table:style-name="ce15" table:formula="of:=AVERAGE([.K51:.K61])" office:value-type="float" office:value="71.7981539223379" calcext:value-type="float">
            <text:p>71.80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number-columns-repeated="7"/>
          <table:table-cell table:style-name="ce8" office:value-type="string" calcext:value-type="string">
            <text:p>250-300C</text:p>
          </table:table-cell>
          <table:table-cell table:style-name="ce12" table:formula="of:=AVERAGE([.J62:.J71])" office:value-type="float" office:value="57.3278040131166" calcext:value-type="float">
            <text:p>57.33</text:p>
          </table:table-cell>
          <table:table-cell table:style-name="ce16" table:formula="of:=AVERAGE([.K62:.K71])" office:value-type="float" office:value="83.8814716182264" calcext:value-type="float">
            <text:p>83.88</text:p>
          </table:table-cell>
          <table:table-cell table:style-name="Default" table:number-columns-repeated="3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7:06:51.258715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14:40:09.148679297</meta:creation-date>
    <dc:date>2020-11-30T18:36:19.046229916</dc:date>
    <meta:editing-duration>PT1H2M49S</meta:editing-duration>
    <meta:editing-cycles>3</meta:editing-cycles>
    <meta:generator>LibreOffice/6.0.7.3$Linux_X86_64 LibreOffice_project/00m0$Build-3</meta:generator>
    <meta:document-statistic meta:table-count="1" meta:cell-count="14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 chart:error-category="cell-range" chart:error-upper-range="Sheet1.M3:Sheet1.M108" chart:error-lower-range="Sheet1.M3:Sheet1.M108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M3:Sheet1.M108" chart:error-lower-range="Sheet1.M3:Sheet1.M108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85cm" svg:height="11.289cm" xlink:href=".." xlink:type="simple" chart:class="chart:line" chart:style-name="ch1">
        <chart:title svg:x="5.973cm" svg:y="0.361cm" chart:style-name="ch2">
          <text:p>EPCOS B57650 Resolution</text:p>
        </chart:title>
        <chart:legend chart:legend-position="end" svg:x="15.48cm" svg:y="5.096cm" style:legend-expansion="high" chart:style-name="ch3"/>
        <chart:plot-area chart:style-name="ch4" table:cell-range-address="Sheet1.A3:Sheet1.A108 Sheet1.J2:Sheet1.K108" chart:data-source-has-labels="both" svg:x="1.36cm" svg:y="1.365cm" svg:width="13.771cm" svg:height="8.718cm">
          <chartooo:coordinate-region svg:x="1.638cm" svg:y="1.365cm" svg:width="13.096cm" svg:height="7.944cm"/>
          <chart:axis chart:dimension="x" chart:name="primary-x" chart:style-name="ch5" chartooo:axis-type="auto">
            <chartooo:date-scale/>
            <chart:title svg:x="7.063cm" svg:y="10.308cm" chart:style-name="ch6">
              <text:p>Temperature /C</text:p>
            </chart:title>
            <chart:categories table:cell-range-address="Sheet1.A3:Sheet1.A108"/>
          </chart:axis>
          <chart:axis chart:dimension="y" chart:name="primary-y" chart:style-name="ch7">
            <chart:title svg:x="0.451cm" svg:y="6.562cm" chart:style-name="ch8">
              <text:p>Resolution</text:p>
            </chart:title>
          </chart:axis>
          <chart:series chart:style-name="ch9" chart:values-cell-range-address="Sheet1.J3:Sheet1.J108" chart:label-cell-address="Sheet1.J2:Sheet1.J2" chart:class="chart:line">
            <chart:error-indicator chart:style-name="ch10" chart:dimension="y"/>
            <chart:data-point chart:repeated="106"/>
          </chart:series>
          <chart:series chart:style-name="ch11" chart:values-cell-range-address="Sheet1.K3:Sheet1.K108" chart:label-cell-address="Sheet1.K2:Sheet1.K2" chart:class="chart:line">
            <chart:data-point chart:repeated="10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.7k</text:p>
                <draw:g>
                  <svg:desc>Sheet1.J2:Sheet1.J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1k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–40</text:p>
                <draw:g>
                  <svg:desc>Sheet1.A3:Sheet1.A108</svg:desc>
                </draw:g>
              </table:table-cell>
              <table:table-cell office:value-type="float" office:value="NaN">
                <text:p>NaN</text:p>
                <draw:g>
                  <svg:desc>Sheet1.J3:Sheet1.J108</svg:desc>
                </draw:g>
              </table:table-cell>
              <table:table-cell office:value-type="float" office:value="0.0154107408193589">
                <text:p>0.0154107408193589</text:p>
                <draw:g>
                  <svg:desc>Sheet1.M3:Sheet1.M108</svg:desc>
                </draw:g>
              </table:table-cell>
              <table:table-cell office:value-type="float" office:value="0.0154107408193589">
                <text:p>0.0154107408193589</text:p>
                <draw:g>
                  <svg:desc>Sheet1.M3:Sheet1.M108</svg:desc>
                </draw:g>
              </table:table-cell>
              <table:table-cell office:value-type="float" office:value="NaN">
                <text:p>NaN</text:p>
                <draw:g>
                  <svg:desc>Sheet1.K3:Sheet1.K108</svg:desc>
                </draw:g>
              </table:table-cell>
            </table:table-row>
            <table:table-row>
              <table:table-cell office:value-type="string">
                <text:p>–35</text:p>
              </table:table-cell>
              <table:table-cell office:value-type="float" office:value="0.332838639256483">
                <text:p>0.332838639256483</text:p>
              </table:table-cell>
              <table:table-cell office:value-type="float" office:value="0.0148516112597121">
                <text:p>0.0148516112597121</text:p>
              </table:table-cell>
              <table:table-cell office:value-type="float" office:value="0.0148516112597121">
                <text:p>0.0148516112597121</text:p>
              </table:table-cell>
              <table:table-cell office:value-type="float" office:value="0.0708496347490151">
                <text:p>0.0708496347490151</text:p>
              </table:table-cell>
            </table:table-row>
            <table:table-row>
              <table:table-cell office:value-type="string">
                <text:p>–30</text:p>
              </table:table-cell>
              <table:table-cell office:value-type="float" office:value="0.426328734882686">
                <text:p>0.426328734882686</text:p>
              </table:table-cell>
              <table:table-cell office:value-type="float" office:value="0.0144322017705879">
                <text:p>0.0144322017705879</text:p>
              </table:table-cell>
              <table:table-cell office:value-type="float" office:value="0.0144322017705879">
                <text:p>0.0144322017705879</text:p>
              </table:table-cell>
              <table:table-cell office:value-type="float" office:value="0.0907635392149997">
                <text:p>0.0907635392149997</text:p>
              </table:table-cell>
            </table:table-row>
            <table:table-row>
              <table:table-cell office:value-type="string">
                <text:p>–25</text:p>
              </table:table-cell>
              <table:table-cell office:value-type="float" office:value="0.542196992140975">
                <text:p>0.542196992140975</text:p>
              </table:table-cell>
              <table:table-cell office:value-type="float" office:value="0.013872906006497">
                <text:p>0.013872906006497</text:p>
              </table:table-cell>
              <table:table-cell office:value-type="float" office:value="0.013872906006497">
                <text:p>0.013872906006497</text:p>
              </table:table-cell>
              <table:table-cell office:value-type="float" office:value="0.115452734491539">
                <text:p>0.115452734491539</text:p>
              </table:table-cell>
            </table:table-row>
            <table:table-row>
              <table:table-cell office:value-type="string">
                <text:p>–20</text:p>
              </table:table-cell>
              <table:table-cell office:value-type="float" office:value="0.685521374089171">
                <text:p>0.685521374089171</text:p>
              </table:table-cell>
              <table:table-cell office:value-type="float" office:value="0.0134533718362494">
                <text:p>0.0134533718362494</text:p>
              </table:table-cell>
              <table:table-cell office:value-type="float" office:value="0.0134533718362494">
                <text:p>0.0134533718362494</text:p>
              </table:table-cell>
              <table:table-cell office:value-type="float" office:value="0.146005737978183">
                <text:p>0.146005737978183</text:p>
              </table:table-cell>
            </table:table-row>
            <table:table-row>
              <table:table-cell office:value-type="string">
                <text:p>–15</text:p>
              </table:table-cell>
              <table:table-cell office:value-type="float" office:value="0.861234890810469">
                <text:p>0.861234890810469</text:p>
              </table:table-cell>
              <table:table-cell office:value-type="float" office:value="0.0130337842142144">
                <text:p>0.0130337842142144</text:p>
              </table:table-cell>
              <table:table-cell office:value-type="float" office:value="0.0130337842142144">
                <text:p>0.0130337842142144</text:p>
              </table:table-cell>
              <table:table-cell office:value-type="float" office:value="0.183484260222744">
                <text:p>0.183484260222744</text:p>
              </table:table-cell>
            </table:table-row>
            <table:table-row>
              <table:table-cell office:value-type="string">
                <text:p>–10</text:p>
              </table:table-cell>
              <table:table-cell office:value-type="float" office:value="1.07553510046154">
                <text:p>1.07553510046154</text:p>
              </table:table-cell>
              <table:table-cell office:value-type="float" office:value="0.0126141431301763">
                <text:p>0.0126141431301763</text:p>
              </table:table-cell>
              <table:table-cell office:value-type="float" office:value="0.0126141431301763">
                <text:p>0.0126141431301763</text:p>
              </table:table-cell>
              <table:table-cell office:value-type="float" office:value="0.229225239581354">
                <text:p>0.229225239581354</text:p>
              </table:table-cell>
            </table:table-row>
            <table:table-row>
              <table:table-cell office:value-type="string">
                <text:p>–5</text:p>
              </table:table-cell>
              <table:table-cell office:value-type="float" office:value="1.33551014021904">
                <text:p>1.33551014021904</text:p>
              </table:table-cell>
              <table:table-cell office:value-type="float" office:value="0.0121944485739164">
                <text:p>0.0121944485739164</text:p>
              </table:table-cell>
              <table:table-cell office:value-type="float" office:value="0.0121944485739164">
                <text:p>0.0121944485739164</text:p>
              </table:table-cell>
              <table:table-cell office:value-type="float" office:value="0.284763987606906">
                <text:p>0.2847639876069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6484930463001">
                <text:p>1.6484930463001</text:p>
              </table:table-cell>
              <table:table-cell office:value-type="float" office:value="0.0117747005352137">
                <text:p>0.0117747005352137</text:p>
              </table:table-cell>
              <table:table-cell office:value-type="float" office:value="0.0117747005352137">
                <text:p>0.0117747005352137</text:p>
              </table:table-cell>
              <table:table-cell office:value-type="float" office:value="0.351700206654981">
                <text:p>0.3517002066549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02414617010038">
                <text:p>2.02414617010038</text:p>
              </table:table-cell>
              <table:table-cell office:value-type="float" office:value="0.0113548990038444">
                <text:p>0.0113548990038444</text:p>
              </table:table-cell>
              <table:table-cell office:value-type="float" office:value="0.0113548990038444">
                <text:p>0.0113548990038444</text:p>
              </table:table-cell>
              <table:table-cell office:value-type="float" office:value="0.432147741403766">
                <text:p>0.4321477414037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7199346327609">
                <text:p>2.47199346327609</text:p>
              </table:table-cell>
              <table:table-cell office:value-type="float" office:value="0.011075001593067">
                <text:p>0.011075001593067</text:p>
              </table:table-cell>
              <table:table-cell office:value-type="float" office:value="0.011075001593067">
                <text:p>0.011075001593067</text:p>
              </table:table-cell>
              <table:table-cell office:value-type="float" office:value="0.528215418716949">
                <text:p>0.5282154187169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00383081318523">
                <text:p>3.00383081318523</text:p>
              </table:table-cell>
              <table:table-cell office:value-type="float" office:value="0.0106551108845271">
                <text:p>0.0106551108845271</text:p>
              </table:table-cell>
              <table:table-cell office:value-type="float" office:value="0.0106551108845271">
                <text:p>0.0106551108845271</text:p>
              </table:table-cell>
              <table:table-cell office:value-type="float" office:value="0.642531139508074">
                <text:p>0.6425311395080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62976029172513">
                <text:p>3.62976029172513</text:p>
              </table:table-cell>
              <table:table-cell office:value-type="float" office:value="0.0103751540128309">
                <text:p>0.0103751540128309</text:p>
              </table:table-cell>
              <table:table-cell office:value-type="float" office:value="0.0103751540128309">
                <text:p>0.0103751540128309</text:p>
              </table:table-cell>
              <table:table-cell office:value-type="float" office:value="0.777406428732474">
                <text:p>0.77740642873247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.36470519405374">
                <text:p>4.36470519405374</text:p>
              </table:table-cell>
              <table:table-cell office:value-type="float" office:value="0.0100951733514616">
                <text:p>0.0100951733514616</text:p>
              </table:table-cell>
              <table:table-cell office:value-type="float" office:value="0.0100951733514616">
                <text:p>0.0100951733514616</text:p>
              </table:table-cell>
              <table:table-cell office:value-type="float" office:value="0.936246421365805">
                <text:p>0.9362464213658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22381367699387">
                <text:p>5.22381367699387</text:p>
              </table:table-cell>
              <table:table-cell office:value-type="float" office:value="0.00967515774713718">
                <text:p>0.00967515774713718</text:p>
              </table:table-cell>
              <table:table-cell office:value-type="float" office:value="0.00967515774713718">
                <text:p>0.00967515774713718</text:p>
              </table:table-cell>
              <table:table-cell office:value-type="float" office:value="1.1225903259704">
                <text:p>1.122590325970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.22088074413607">
                <text:p>6.22088074413607</text:p>
              </table:table-cell>
              <table:table-cell office:value-type="float" office:value="0.00939511759831729">
                <text:p>0.00939511759831729</text:p>
              </table:table-cell>
              <table:table-cell office:value-type="float" office:value="0.00939511759831729">
                <text:p>0.00939511759831729</text:p>
              </table:table-cell>
              <table:table-cell office:value-type="float" office:value="1.33979814588681">
                <text:p>1.339798145886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37357390141247">
                <text:p>7.37357390141247</text:p>
              </table:table-cell>
              <table:table-cell office:value-type="float" office:value="0.00911505364920854">
                <text:p>0.00911505364920854</text:p>
              </table:table-cell>
              <table:table-cell office:value-type="float" office:value="0.00911505364920854">
                <text:p>0.00911505364920854</text:p>
              </table:table-cell>
              <table:table-cell office:value-type="float" office:value="1.59220858217124">
                <text:p>1.592208582171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.69797335038558">
                <text:p>8.69797335038558</text:p>
              </table:table-cell>
              <table:table-cell office:value-type="float" office:value="0.00883496589677666">
                <text:p>0.00883496589677666</text:p>
              </table:table-cell>
              <table:table-cell office:value-type="float" office:value="0.00883496589677666">
                <text:p>0.00883496589677666</text:p>
              </table:table-cell>
              <table:table-cell office:value-type="float" office:value="1.88400935782596">
                <text:p>1.884009357825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.2136984748197">
                <text:p>10.2136984748197</text:p>
              </table:table-cell>
              <table:table-cell office:value-type="float" office:value="0.00855485433798687">
                <text:p>0.00855485433798687</text:p>
              </table:table-cell>
              <table:table-cell office:value-type="float" office:value="0.00855485433798687">
                <text:p>0.00855485433798687</text:p>
              </table:table-cell>
              <table:table-cell office:value-type="float" office:value="2.2203993762332">
                <text:p>2.220399376233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9365227025164">
                <text:p>11.9365227025164</text:p>
              </table:table-cell>
              <table:table-cell office:value-type="float" office:value="0.00827471896980386">
                <text:p>0.00827471896980386</text:p>
              </table:table-cell>
              <table:table-cell office:value-type="float" office:value="0.00827471896980386">
                <text:p>0.00827471896980386</text:p>
              </table:table-cell>
              <table:table-cell office:value-type="float" office:value="2.60605612949272">
                <text:p>2.606056129492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.8828955089992">
                <text:p>13.8828955089992</text:p>
              </table:table-cell>
              <table:table-cell office:value-type="float" office:value="0.00799455978919183">
                <text:p>0.00799455978919183</text:p>
              </table:table-cell>
              <table:table-cell office:value-type="float" office:value="0.00799455978919183">
                <text:p>0.00799455978919183</text:p>
              </table:table-cell>
              <table:table-cell office:value-type="float" office:value="3.04618780209542">
                <text:p>3.0461878020954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.0792509265756">
                <text:p>16.0792509265756</text:p>
              </table:table-cell>
              <table:table-cell office:value-type="float" office:value="0.00771437679311444">
                <text:p>0.00771437679311444</text:p>
              </table:table-cell>
              <table:table-cell office:value-type="float" office:value="0.00771437679311444">
                <text:p>0.00771437679311444</text:p>
              </table:table-cell>
              <table:table-cell office:value-type="float" office:value="3.54869155261617">
                <text:p>3.5486915526161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.5315854270962">
                <text:p>18.5315854270962</text:p>
              </table:table-cell>
              <table:table-cell office:value-type="float" office:value="0.00743416997853484">
                <text:p>0.00743416997853484</text:p>
              </table:table-cell>
              <table:table-cell office:value-type="float" office:value="0.00743416997853484">
                <text:p>0.00743416997853484</text:p>
              </table:table-cell>
              <table:table-cell office:value-type="float" office:value="4.11757893317544">
                <text:p>4.1175789331754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1.2470534051568">
                <text:p>21.2470534051568</text:p>
              </table:table-cell>
              <table:table-cell office:value-type="float" office:value="0.00729405763835756">
                <text:p>0.00729405763835756</text:p>
              </table:table-cell>
              <table:table-cell office:value-type="float" office:value="0.00729405763835756">
                <text:p>0.00729405763835756</text:p>
              </table:table-cell>
              <table:table-cell office:value-type="float" office:value="4.75777917173958">
                <text:p>4.7577791717395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4.259439341679">
                <text:p>24.259439341679</text:p>
              </table:table-cell>
              <table:table-cell office:value-type="float" office:value="0.00701381509032944">
                <text:p>0.00701381509032944</text:p>
              </table:table-cell>
              <table:table-cell office:value-type="float" office:value="0.00701381509032944">
                <text:p>0.00701381509032944</text:p>
              </table:table-cell>
              <table:table-cell office:value-type="float" office:value="5.4810646004394">
                <text:p>5.481064600439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7.56763027919">
                <text:p>27.56763027919</text:p>
              </table:table-cell>
              <table:table-cell office:value-type="float" office:value="0.00673354871620473">
                <text:p>0.00673354871620473</text:p>
              </table:table-cell>
              <table:table-cell office:value-type="float" office:value="0.00673354871620473">
                <text:p>0.00673354871620473</text:p>
              </table:table-cell>
              <table:table-cell office:value-type="float" office:value="6.29248471010868">
                <text:p>6.2924847101086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.1588760034526">
                <text:p>31.1588760034526</text:p>
              </table:table-cell>
              <table:table-cell office:value-type="float" office:value="0.00659340659340659">
                <text:p>0.00659340659340659</text:p>
              </table:table-cell>
              <table:table-cell office:value-type="float" office:value="0.00659340659340659">
                <text:p>0.00659340659340659</text:p>
              </table:table-cell>
              <table:table-cell office:value-type="float" office:value="7.19551057167756">
                <text:p>7.1955105716775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5.0440299675003">
                <text:p>35.0440299675003</text:p>
              </table:table-cell>
              <table:table-cell office:value-type="float" office:value="0.00631310447443937">
                <text:p>0.00631310447443937</text:p>
              </table:table-cell>
              <table:table-cell office:value-type="float" office:value="0.00631310447443937">
                <text:p>0.00631310447443937</text:p>
              </table:table-cell>
              <table:table-cell office:value-type="float" office:value="8.20031272996402">
                <text:p>8.200312729964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.2170577277495">
                <text:p>39.2170577277495</text:p>
              </table:table-cell>
              <table:table-cell office:value-type="float" office:value="0.00617294447751042">
                <text:p>0.00617294447751042</text:p>
              </table:table-cell>
              <table:table-cell office:value-type="float" office:value="0.00617294447751042">
                <text:p>0.00617294447751042</text:p>
              </table:table-cell>
              <table:table-cell office:value-type="float" office:value="9.31476042037471">
                <text:p>9.3147604203747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3.6492871274563">
                <text:p>43.6492871274563</text:p>
              </table:table-cell>
              <table:table-cell office:value-type="float" office:value="0.00589260660686195">
                <text:p>0.00589260660686195</text:p>
              </table:table-cell>
              <table:table-cell office:value-type="float" office:value="0.00589260660686195">
                <text:p>0.00589260660686195</text:p>
              </table:table-cell>
              <table:table-cell office:value-type="float" office:value="10.5429642831206">
                <text:p>10.54296428312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8.3303814630853">
                <text:p>48.3303814630853</text:p>
              </table:table-cell>
              <table:table-cell office:value-type="float" office:value="0.00575242873238239">
                <text:p>0.00575242873238239</text:p>
              </table:table-cell>
              <table:table-cell office:value-type="float" office:value="0.00575242873238239">
                <text:p>0.00575242873238239</text:p>
              </table:table-cell>
              <table:table-cell office:value-type="float" office:value="11.8951171323162">
                <text:p>11.895117132316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3.2039528410011">
                <text:p>53.2039528410011</text:p>
              </table:table-cell>
              <table:table-cell office:value-type="float" office:value="0.00561224489795918">
                <text:p>0.00561224489795918</text:p>
              </table:table-cell>
              <table:table-cell office:value-type="float" office:value="0.00561224489795918">
                <text:p>0.00561224489795918</text:p>
              </table:table-cell>
              <table:table-cell office:value-type="float" office:value="13.3719083630585">
                <text:p>13.37190836305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8.2548411052558">
                <text:p>58.2548411052558</text:p>
              </table:table-cell>
              <table:table-cell office:value-type="float" office:value="0.00533185934776138">
                <text:p>0.00533185934776138</text:p>
              </table:table-cell>
              <table:table-cell office:value-type="float" office:value="0.00533185934776138">
                <text:p>0.00533185934776138</text:p>
              </table:table-cell>
              <table:table-cell office:value-type="float" office:value="14.9859152573617">
                <text:p>14.985915257361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63.390425738129">
                <text:p>63.390425738129</text:p>
              </table:table-cell>
              <table:table-cell office:value-type="float" office:value="0.00519165763122648">
                <text:p>0.00519165763122648</text:p>
              </table:table-cell>
              <table:table-cell office:value-type="float" office:value="0.00519165763122648">
                <text:p>0.00519165763122648</text:p>
              </table:table-cell>
              <table:table-cell office:value-type="float" office:value="16.731535000008">
                <text:p>16.73153500000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8.5950191554335">
                <text:p>68.5950191554335</text:p>
              </table:table-cell>
              <table:table-cell office:value-type="float" office:value="0.00505144995322731">
                <text:p>0.00505144995322731</text:p>
              </table:table-cell>
              <table:table-cell office:value-type="float" office:value="0.00505144995322731">
                <text:p>0.00505144995322731</text:p>
              </table:table-cell>
              <table:table-cell office:value-type="float" office:value="18.6242531035824">
                <text:p>18.624253103582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3.7767153092944">
                <text:p>73.7767153092944</text:p>
              </table:table-cell>
              <table:table-cell office:value-type="float" office:value="0.00477101671131522">
                <text:p>0.00477101671131522</text:p>
              </table:table-cell>
              <table:table-cell office:value-type="float" office:value="0.00477101671131522">
                <text:p>0.00477101671131522</text:p>
              </table:table-cell>
              <table:table-cell office:value-type="float" office:value="20.6606108058943">
                <text:p>20.660610805894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8.8343638034633">
                <text:p>78.8343638034633</text:p>
              </table:table-cell>
              <table:table-cell office:value-type="float" office:value="0.00463079114664172">
                <text:p>0.00463079114664172</text:p>
              </table:table-cell>
              <table:table-cell office:value-type="float" office:value="0.00463079114664172">
                <text:p>0.00463079114664172</text:p>
              </table:table-cell>
              <table:table-cell office:value-type="float" office:value="22.8337952366153">
                <text:p>22.833795236615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3.755129525292">
                <text:p>83.755129525292</text:p>
              </table:table-cell>
              <table:table-cell office:value-type="float" office:value="0.00449055961898282">
                <text:p>0.00449055961898282</text:p>
              </table:table-cell>
              <table:table-cell office:value-type="float" office:value="0.00449055961898282">
                <text:p>0.00449055961898282</text:p>
              </table:table-cell>
              <table:table-cell office:value-type="float" office:value="25.1620573437206">
                <text:p>25.162057343720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8.3556763899995">
                <text:p>88.3556763899995</text:p>
              </table:table-cell>
              <table:table-cell office:value-type="float" office:value="0.00435032212795815">
                <text:p>0.00435032212795815</text:p>
              </table:table-cell>
              <table:table-cell office:value-type="float" office:value="0.00435032212795815">
                <text:p>0.00435032212795815</text:p>
              </table:table-cell>
              <table:table-cell office:value-type="float" office:value="27.6116847212304">
                <text:p>27.611684721230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92.6719638694445">
                <text:p>92.6719638694445</text:p>
              </table:table-cell>
              <table:table-cell office:value-type="float" office:value="0.00421007867318733">
                <text:p>0.00421007867318733</text:p>
              </table:table-cell>
              <table:table-cell office:value-type="float" office:value="0.00421007867318733">
                <text:p>0.00421007867318733</text:p>
              </table:table-cell>
              <table:table-cell office:value-type="float" office:value="30.2126966424537">
                <text:p>30.212696642453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6.5092414893931">
                <text:p>96.5092414893931</text:p>
              </table:table-cell>
              <table:table-cell office:value-type="float" office:value="0.00406982925428991">
                <text:p>0.00406982925428991</text:p>
              </table:table-cell>
              <table:table-cell office:value-type="float" office:value="0.00406982925428991">
                <text:p>0.00406982925428991</text:p>
              </table:table-cell>
              <table:table-cell office:value-type="float" office:value="32.9189043430295">
                <text:p>32.918904343029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00.16335837879">
                <text:p>100.16335837879</text:p>
              </table:table-cell>
              <table:table-cell office:value-type="float" office:value="0.0037893125225934">
                <text:p>0.0037893125225934</text:p>
              </table:table-cell>
              <table:table-cell office:value-type="float" office:value="0.0037893125225934">
                <text:p>0.0037893125225934</text:p>
              </table:table-cell>
              <table:table-cell office:value-type="float" office:value="35.8492507188418">
                <text:p>35.849250718841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3.12607454685">
                <text:p>103.12607454685</text:p>
              </table:table-cell>
              <table:table-cell office:value-type="float" office:value="0.0036490452090333">
                <text:p>0.0036490452090333</text:p>
              </table:table-cell>
              <table:table-cell office:value-type="float" office:value="0.0036490452090333">
                <text:p>0.0036490452090333</text:p>
              </table:table-cell>
              <table:table-cell office:value-type="float" office:value="38.8399270326323">
                <text:p>38.839927032632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05.465936784632">
                <text:p>105.465936784632</text:p>
              </table:table-cell>
              <table:table-cell office:value-type="float" office:value="0.00350877192982456">
                <text:p>0.00350877192982456</text:p>
              </table:table-cell>
              <table:table-cell office:value-type="float" office:value="0.00350877192982456">
                <text:p>0.00350877192982456</text:p>
              </table:table-cell>
              <table:table-cell office:value-type="float" office:value="41.912144638247">
                <text:p>41.91214463824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7.187241647569">
                <text:p>107.187241647569</text:p>
              </table:table-cell>
              <table:table-cell office:value-type="float" office:value="0.00336849268458659">
                <text:p>0.00336849268458659</text:p>
              </table:table-cell>
              <table:table-cell office:value-type="float" office:value="0.00336849268458659">
                <text:p>0.00336849268458659</text:p>
              </table:table-cell>
              <table:table-cell office:value-type="float" office:value="45.0613545439438">
                <text:p>45.061354543943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08.282713330847">
                <text:p>108.282713330847</text:p>
              </table:table-cell>
              <table:table-cell office:value-type="float" office:value="0.00322820747293877">
                <text:p>0.00322820747293877</text:p>
              </table:table-cell>
              <table:table-cell office:value-type="float" office:value="0.00322820747293877">
                <text:p>0.00322820747293877</text:p>
              </table:table-cell>
              <table:table-cell office:value-type="float" office:value="48.2723192345674">
                <text:p>48.272319234567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8.738913269463">
                <text:p>108.738913269463</text:p>
              </table:table-cell>
              <table:table-cell office:value-type="float" office:value="0.00308791629450045">
                <text:p>0.00308791629450045</text:p>
              </table:table-cell>
              <table:table-cell office:value-type="float" office:value="0.00308791629450045">
                <text:p>0.00308791629450045</text:p>
              </table:table-cell>
              <table:table-cell office:value-type="float" office:value="51.5184619210646">
                <text:p>51.518461921064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08.548819681715">
                <text:p>108.548819681715</text:p>
              </table:table-cell>
              <table:table-cell office:value-type="float" office:value="0.00294761914889092">
                <text:p>0.00294761914889092</text:p>
              </table:table-cell>
              <table:table-cell office:value-type="float" office:value="0.00294761914889092">
                <text:p>0.00294761914889092</text:p>
              </table:table-cell>
              <table:table-cell office:value-type="float" office:value="54.7652262114928">
                <text:p>54.765226211492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7.764476910306">
                <text:p>107.764476910306</text:p>
              </table:table-cell>
              <table:table-cell office:value-type="float" office:value="0.00280731603572948">
                <text:p>0.00280731603572948</text:p>
              </table:table-cell>
              <table:table-cell office:value-type="float" office:value="0.00280731603572948">
                <text:p>0.00280731603572948</text:p>
              </table:table-cell>
              <table:table-cell office:value-type="float" office:value="57.9981076791603">
                <text:p>57.998107679160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06.406090329011">
                <text:p>106.406090329011</text:p>
              </table:table-cell>
              <table:table-cell office:value-type="float" office:value="0.00294761914889092">
                <text:p>0.00294761914889092</text:p>
              </table:table-cell>
              <table:table-cell office:value-type="float" office:value="0.00294761914889092">
                <text:p>0.00294761914889092</text:p>
              </table:table-cell>
              <table:table-cell office:value-type="float" office:value="61.1796014302052">
                <text:p>61.179601430205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4.536091233666">
                <text:p>104.536091233666</text:p>
              </table:table-cell>
              <table:table-cell office:value-type="float" office:value="0.00308791629450045">
                <text:p>0.00308791629450045</text:p>
              </table:table-cell>
              <table:table-cell office:value-type="float" office:value="0.00308791629450045">
                <text:p>0.00308791629450045</text:p>
              </table:table-cell>
              <table:table-cell office:value-type="float" office:value="64.2884710964015">
                <text:p>64.288471096401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02.180205068084">
                <text:p>102.180205068084</text:p>
              </table:table-cell>
              <table:table-cell office:value-type="float" office:value="0.00322820747293877">
                <text:p>0.00322820747293877</text:p>
              </table:table-cell>
              <table:table-cell office:value-type="float" office:value="0.00322820747293877">
                <text:p>0.00322820747293877</text:p>
              </table:table-cell>
              <table:table-cell office:value-type="float" office:value="67.276048509628">
                <text:p>67.27604850962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9.3969180234475">
                <text:p>99.3969180234475</text:p>
              </table:table-cell>
              <table:table-cell office:value-type="float" office:value="0.00336849268458659">
                <text:p>0.00336849268458659</text:p>
              </table:table-cell>
              <table:table-cell office:value-type="float" office:value="0.00336849268458659">
                <text:p>0.00336849268458659</text:p>
              </table:table-cell>
              <table:table-cell office:value-type="float" office:value="70.1072209750547">
                <text:p>70.107220975054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96.3032739414219">
                <text:p>96.3032739414219</text:p>
              </table:table-cell>
              <table:table-cell office:value-type="float" office:value="0.00350877192982456">
                <text:p>0.00350877192982456</text:p>
              </table:table-cell>
              <table:table-cell office:value-type="float" office:value="0.00350877192982456">
                <text:p>0.00350877192982456</text:p>
              </table:table-cell>
              <table:table-cell office:value-type="float" office:value="72.7902607865383">
                <text:p>72.790260786538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2.9301743387262">
                <text:p>92.9301743387262</text:p>
              </table:table-cell>
              <table:table-cell office:value-type="float" office:value="0.0036490452090333">
                <text:p>0.0036490452090333</text:p>
              </table:table-cell>
              <table:table-cell office:value-type="float" office:value="0.0036490452090333">
                <text:p>0.0036490452090333</text:p>
              </table:table-cell>
              <table:table-cell office:value-type="float" office:value="75.276674882313">
                <text:p>75.27667488231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89.2929789609021">
                <text:p>89.2929789609021</text:p>
              </table:table-cell>
              <table:table-cell office:value-type="float" office:value="0.0036490452090333">
                <text:p>0.0036490452090333</text:p>
              </table:table-cell>
              <table:table-cell office:value-type="float" office:value="0.0036490452090333">
                <text:p>0.0036490452090333</text:p>
              </table:table-cell>
              <table:table-cell office:value-type="float" office:value="77.4989377478935">
                <text:p>77.498937747893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5.555351850343">
                <text:p>85.555351850343</text:p>
              </table:table-cell>
              <table:table-cell office:value-type="float" office:value="0.0037893125225934">
                <text:p>0.0037893125225934</text:p>
              </table:table-cell>
              <table:table-cell office:value-type="float" office:value="0.0037893125225934">
                <text:p>0.0037893125225934</text:p>
              </table:table-cell>
              <table:table-cell office:value-type="float" office:value="79.5230256164925">
                <text:p>79.523025616492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81.630444558845">
                <text:p>81.630444558845</text:p>
              </table:table-cell>
              <table:table-cell office:value-type="float" office:value="0.00392957387088543">
                <text:p>0.00392957387088543</text:p>
              </table:table-cell>
              <table:table-cell office:value-type="float" office:value="0.00392957387088543">
                <text:p>0.00392957387088543</text:p>
              </table:table-cell>
              <table:table-cell office:value-type="float" office:value="81.1982347015611">
                <text:p>81.198234701561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7.7114061321382">
                <text:p>77.7114061321382</text:p>
              </table:table-cell>
              <table:table-cell office:value-type="float" office:value="0.00406982925428991">
                <text:p>0.00406982925428991</text:p>
              </table:table-cell>
              <table:table-cell office:value-type="float" office:value="0.00406982925428991">
                <text:p>0.00406982925428991</text:p>
              </table:table-cell>
              <table:table-cell office:value-type="float" office:value="82.6431097204688">
                <text:p>82.643109720468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73.7716455359894">
                <text:p>73.7716455359894</text:p>
              </table:table-cell>
              <table:table-cell office:value-type="float" office:value="0.00421007867318733">
                <text:p>0.00421007867318733</text:p>
              </table:table-cell>
              <table:table-cell office:value-type="float" office:value="0.00421007867318733">
                <text:p>0.00421007867318733</text:p>
              </table:table-cell>
              <table:table-cell office:value-type="float" office:value="83.7791928456433">
                <text:p>83.779192845643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9.8345351894406">
                <text:p>69.8345351894406</text:p>
              </table:table-cell>
              <table:table-cell office:value-type="float" office:value="0.00421007867318733">
                <text:p>0.00421007867318733</text:p>
              </table:table-cell>
              <table:table-cell office:value-type="float" office:value="0.00421007867318733">
                <text:p>0.00421007867318733</text:p>
              </table:table-cell>
              <table:table-cell office:value-type="float" office:value="84.5768169460559">
                <text:p>84.576816946055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65.9473907582005">
                <text:p>65.9473907582005</text:p>
              </table:table-cell>
              <table:table-cell office:value-type="float" office:value="0.00435032212795815">
                <text:p>0.00435032212795815</text:p>
              </table:table-cell>
              <table:table-cell office:value-type="float" office:value="0.00435032212795815">
                <text:p>0.00435032212795815</text:p>
              </table:table-cell>
              <table:table-cell office:value-type="float" office:value="85.0439667221994">
                <text:p>85.043966722199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2.1925507974393">
                <text:p>62.1925507974393</text:p>
              </table:table-cell>
              <table:table-cell office:value-type="float" office:value="0.00449055961898282">
                <text:p>0.00449055961898282</text:p>
              </table:table-cell>
              <table:table-cell office:value-type="float" office:value="0.00449055961898282">
                <text:p>0.00449055961898282</text:p>
              </table:table-cell>
              <table:table-cell office:value-type="float" office:value="85.2557915247656">
                <text:p>85.255791524765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58.5328308762981">
                <text:p>58.5328308762981</text:p>
              </table:table-cell>
              <table:table-cell office:value-type="float" office:value="0.00449055961898282">
                <text:p>0.00449055961898282</text:p>
              </table:table-cell>
              <table:table-cell office:value-type="float" office:value="0.00449055961898282">
                <text:p>0.00449055961898282</text:p>
              </table:table-cell>
              <table:table-cell office:value-type="float" office:value="85.1438314284286">
                <text:p>85.143831428428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5.0147147311561">
                <text:p>55.0147147311561</text:p>
              </table:table-cell>
              <table:table-cell office:value-type="float" office:value="0.00463079114664172">
                <text:p>0.00463079114664172</text:p>
              </table:table-cell>
              <table:table-cell office:value-type="float" office:value="0.00463079114664172">
                <text:p>0.00463079114664172</text:p>
              </table:table-cell>
              <table:table-cell office:value-type="float" office:value="84.7591665174885">
                <text:p>84.759166517488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51.615280257082">
                <text:p>51.615280257082</text:p>
              </table:table-cell>
              <table:table-cell office:value-type="float" office:value="0.00477101671131522">
                <text:p>0.00477101671131522</text:p>
              </table:table-cell>
              <table:table-cell office:value-type="float" office:value="0.00477101671131522">
                <text:p>0.00477101671131522</text:p>
              </table:table-cell>
              <table:table-cell office:value-type="float" office:value="84.060346007771">
                <text:p>84.06034600777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8.3279757214243">
                <text:p>48.3279757214243</text:p>
              </table:table-cell>
              <table:table-cell office:value-type="float" office:value="0.00477101671131522">
                <text:p>0.00477101671131522</text:p>
              </table:table-cell>
              <table:table-cell office:value-type="float" office:value="0.00477101671131522">
                <text:p>0.00477101671131522</text:p>
              </table:table-cell>
              <table:table-cell office:value-type="float" office:value="83.028811337256">
                <text:p>83.02881133725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45.2624478774136">
                <text:p>45.2624478774136</text:p>
              </table:table-cell>
              <table:table-cell office:value-type="float" office:value="0.00491123631338365">
                <text:p>0.00491123631338365</text:p>
              </table:table-cell>
              <table:table-cell office:value-type="float" office:value="0.00491123631338365">
                <text:p>0.00491123631338365</text:p>
              </table:table-cell>
              <table:table-cell office:value-type="float" office:value="81.8629808739651">
                <text:p>81.862980873965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2.7786683867221">
                <text:p>42.7786683867221</text:p>
              </table:table-cell>
              <table:table-cell office:value-type="float" office:value="0.00505144995322731">
                <text:p>0.00505144995322731</text:p>
              </table:table-cell>
              <table:table-cell office:value-type="float" office:value="0.00505144995322731">
                <text:p>0.00505144995322731</text:p>
              </table:table-cell>
              <table:table-cell office:value-type="float" office:value="81.3038119786907">
                <text:p>81.3038119786907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0.0391879921547">
                <text:p>40.0391879921547</text:p>
              </table:table-cell>
              <table:table-cell office:value-type="float" office:value="0.00505144995322731">
                <text:p>0.00505144995322731</text:p>
              </table:table-cell>
              <table:table-cell office:value-type="float" office:value="0.00505144995322731">
                <text:p>0.00505144995322731</text:p>
              </table:table-cell>
              <table:table-cell office:value-type="float" office:value="79.8221857604253">
                <text:p>79.822185760425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7.2471331587705">
                <text:p>37.2471331587705</text:p>
              </table:table-cell>
              <table:table-cell office:value-type="float" office:value="0.00519165763122648">
                <text:p>0.00519165763122648</text:p>
              </table:table-cell>
              <table:table-cell office:value-type="float" office:value="0.00519165763122648">
                <text:p>0.00519165763122648</text:p>
              </table:table-cell>
              <table:table-cell office:value-type="float" office:value="77.7243371067468">
                <text:p>77.7243371067468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4.6684777437948">
                <text:p>34.6684777437948</text:p>
              </table:table-cell>
              <table:table-cell office:value-type="float" office:value="0.00519165763122648">
                <text:p>0.00519165763122648</text:p>
              </table:table-cell>
              <table:table-cell office:value-type="float" office:value="0.00519165763122648">
                <text:p>0.00519165763122648</text:p>
              </table:table-cell>
              <table:table-cell office:value-type="float" office:value="75.5549433708069">
                <text:p>75.554943370806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.2607542870075">
                <text:p>32.2607542870075</text:p>
              </table:table-cell>
              <table:table-cell office:value-type="float" office:value="0.00533185934776138">
                <text:p>0.00533185934776138</text:p>
              </table:table-cell>
              <table:table-cell office:value-type="float" office:value="0.00533185934776138">
                <text:p>0.00533185934776138</text:p>
              </table:table-cell>
              <table:table-cell office:value-type="float" office:value="73.2714336152021">
                <text:p>73.271433615202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0.0274596178705">
                <text:p>30.0274596178705</text:p>
              </table:table-cell>
              <table:table-cell office:value-type="float" office:value="0.00547205510321223">
                <text:p>0.00547205510321223</text:p>
              </table:table-cell>
              <table:table-cell office:value-type="float" office:value="0.00547205510321223">
                <text:p>0.00547205510321223</text:p>
              </table:table-cell>
              <table:table-cell office:value-type="float" office:value="70.9262355903104">
                <text:p>70.926235590310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7.9604476080256">
                <text:p>27.9604476080256</text:p>
              </table:table-cell>
              <table:table-cell office:value-type="float" office:value="0.00547205510321223">
                <text:p>0.00547205510321223</text:p>
              </table:table-cell>
              <table:table-cell office:value-type="float" office:value="0.00547205510321223">
                <text:p>0.00547205510321223</text:p>
              </table:table-cell>
              <table:table-cell office:value-type="float" office:value="68.5474031947975">
                <text:p>68.547403194797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26.0324530797705">
                <text:p>26.0324530797705</text:p>
              </table:table-cell>
              <table:table-cell office:value-type="float" office:value="0.00561224489795918">
                <text:p>0.00561224489795918</text:p>
              </table:table-cell>
              <table:table-cell office:value-type="float" office:value="0.00561224489795918">
                <text:p>0.00561224489795918</text:p>
              </table:table-cell>
              <table:table-cell office:value-type="float" office:value="66.1123593583229">
                <text:p>66.112359358322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4.2474686011591">
                <text:p>24.2474686011591</text:p>
              </table:table-cell>
              <table:table-cell office:value-type="float" office:value="0.00561224489795918">
                <text:p>0.00561224489795918</text:p>
              </table:table-cell>
              <table:table-cell office:value-type="float" office:value="0.00561224489795918">
                <text:p>0.00561224489795918</text:p>
              </table:table-cell>
              <table:table-cell office:value-type="float" office:value="63.6719931441915">
                <text:p>63.671993144191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22.5923286756196">
                <text:p>22.5923286756196</text:p>
              </table:table-cell>
              <table:table-cell office:value-type="float" office:value="0.00575242873238239">
                <text:p>0.00575242873238239</text:p>
              </table:table-cell>
              <table:table-cell office:value-type="float" office:value="0.00575242873238239">
                <text:p>0.00575242873238239</text:p>
              </table:table-cell>
              <table:table-cell office:value-type="float" office:value="61.2331199362703">
                <text:p>61.233119936270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1.0508144961888">
                <text:p>21.0508144961888</text:p>
              </table:table-cell>
              <table:table-cell office:value-type="float" office:value="0.00575242873238239">
                <text:p>0.00575242873238239</text:p>
              </table:table-cell>
              <table:table-cell office:value-type="float" office:value="0.00575242873238239">
                <text:p>0.00575242873238239</text:p>
              </table:table-cell>
              <table:table-cell office:value-type="float" office:value="58.7893381946013">
                <text:p>58.789338194601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9.6266109288468">
                <text:p>19.6266109288468</text:p>
              </table:table-cell>
              <table:table-cell office:value-type="float" office:value="0.00589260660686195">
                <text:p>0.00589260660686195</text:p>
              </table:table-cell>
              <table:table-cell office:value-type="float" office:value="0.00589260660686195">
                <text:p>0.00589260660686195</text:p>
              </table:table-cell>
              <table:table-cell office:value-type="float" office:value="56.3862977648956">
                <text:p>56.386297764895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8.2992425302028">
                <text:p>18.2992425302028</text:p>
              </table:table-cell>
              <table:table-cell office:value-type="float" office:value="0.00589260660686195">
                <text:p>0.00589260660686195</text:p>
              </table:table-cell>
              <table:table-cell office:value-type="float" office:value="0.00589260660686195">
                <text:p>0.00589260660686195</text:p>
              </table:table-cell>
              <table:table-cell office:value-type="float" office:value="53.9991852451696">
                <text:p>53.9991852451696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7.0690297097418">
                <text:p>17.0690297097418</text:p>
              </table:table-cell>
              <table:table-cell office:value-type="float" office:value="0.00603277852177795">
                <text:p>0.00603277852177795</text:p>
              </table:table-cell>
              <table:table-cell office:value-type="float" office:value="0.00603277852177795">
                <text:p>0.00603277852177795</text:p>
              </table:table-cell>
              <table:table-cell office:value-type="float" office:value="51.6591103477078">
                <text:p>51.659110347707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5.927538976494">
                <text:p>15.927538976494</text:p>
              </table:table-cell>
              <table:table-cell office:value-type="float" office:value="0.00603277852177795">
                <text:p>0.00603277852177795</text:p>
              </table:table-cell>
              <table:table-cell office:value-type="float" office:value="0.00603277852177795">
                <text:p>0.00603277852177795</text:p>
              </table:table-cell>
              <table:table-cell office:value-type="float" office:value="49.3697687660434">
                <text:p>49.369768766043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4.8729146861423">
                <text:p>14.8729146861423</text:p>
              </table:table-cell>
              <table:table-cell office:value-type="float" office:value="0.00617294447751042">
                <text:p>0.00617294447751042</text:p>
              </table:table-cell>
              <table:table-cell office:value-type="float" office:value="0.00617294447751042">
                <text:p>0.00617294447751042</text:p>
              </table:table-cell>
              <table:table-cell office:value-type="float" office:value="47.1525928803676">
                <text:p>47.152592880367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3.8789094744807">
                <text:p>13.8789094744807</text:p>
              </table:table-cell>
              <table:table-cell office:value-type="float" office:value="0.00617294447751042">
                <text:p>0.00617294447751042</text:p>
              </table:table-cell>
              <table:table-cell office:value-type="float" office:value="0.00617294447751042">
                <text:p>0.00617294447751042</text:p>
              </table:table-cell>
              <table:table-cell office:value-type="float" office:value="44.9480813779103">
                <text:p>44.9480813779103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2.9573178440616">
                <text:p>12.9573178440616</text:p>
              </table:table-cell>
              <table:table-cell office:value-type="float" office:value="0.00631310447443937">
                <text:p>0.00631310447443937</text:p>
              </table:table-cell>
              <table:table-cell office:value-type="float" office:value="0.00631310447443937">
                <text:p>0.00631310447443937</text:p>
              </table:table-cell>
              <table:table-cell office:value-type="float" office:value="42.8145145982554">
                <text:p>42.814514598255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2.1118962548664">
                <text:p>12.1118962548664</text:p>
              </table:table-cell>
              <table:table-cell office:value-type="float" office:value="0.00631310447443937">
                <text:p>0.00631310447443937</text:p>
              </table:table-cell>
              <table:table-cell office:value-type="float" office:value="0.00631310447443937">
                <text:p>0.00631310447443937</text:p>
              </table:table-cell>
              <table:table-cell office:value-type="float" office:value="40.7862644839735">
                <text:p>40.786264483973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1.3220357604215">
                <text:p>11.3220357604215</text:p>
              </table:table-cell>
              <table:table-cell office:value-type="float" office:value="0.00645325851294478">
                <text:p>0.00645325851294478</text:p>
              </table:table-cell>
              <table:table-cell office:value-type="float" office:value="0.00645325851294478">
                <text:p>0.00645325851294478</text:p>
              </table:table-cell>
              <table:table-cell office:value-type="float" office:value="38.8138532550095">
                <text:p>38.813853255009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.5822569719116">
                <text:p>10.5822569719116</text:p>
              </table:table-cell>
              <table:table-cell office:value-type="float" office:value="0.00645325851294478">
                <text:p>0.00645325851294478</text:p>
              </table:table-cell>
              <table:table-cell office:value-type="float" office:value="0.00645325851294478">
                <text:p>0.00645325851294478</text:p>
              </table:table-cell>
              <table:table-cell office:value-type="float" office:value="36.8941677499092">
                <text:p>36.894167749909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9.90283507076774">
                <text:p>9.90283507076774</text:p>
              </table:table-cell>
              <table:table-cell office:value-type="float" office:value="0.00659340659340659">
                <text:p>0.00659340659340659</text:p>
              </table:table-cell>
              <table:table-cell office:value-type="float" office:value="0.00659340659340659">
                <text:p>0.00659340659340659</text:p>
              </table:table-cell>
              <table:table-cell office:value-type="float" office:value="35.0782848765539">
                <text:p>35.078284876553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9.26152919542442">
                <text:p>9.26152919542442</text:p>
              </table:table-cell>
              <table:table-cell office:value-type="float" office:value="0.00659340659340659">
                <text:p>0.00659340659340659</text:p>
              </table:table-cell>
              <table:table-cell office:value-type="float" office:value="0.00659340659340659">
                <text:p>0.00659340659340659</text:p>
              </table:table-cell>
              <table:table-cell office:value-type="float" office:value="33.3016772039954">
                <text:p>33.3016772039954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8.67618283088093">
                <text:p>8.67618283088093</text:p>
              </table:table-cell>
              <table:table-cell office:value-type="float" office:value="0.00673354871620473">
                <text:p>0.00673354871620473</text:p>
              </table:table-cell>
              <table:table-cell office:value-type="float" office:value="0.00673354871620473">
                <text:p>0.00673354871620473</text:p>
              </table:table-cell>
              <table:table-cell office:value-type="float" office:value="31.6406119614143">
                <text:p>31.640611961414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8.11566054328911">
                <text:p>8.11566054328911</text:p>
              </table:table-cell>
              <table:table-cell office:value-type="float" office:value="0.00673354871620473">
                <text:p>0.00673354871620473</text:p>
              </table:table-cell>
              <table:table-cell office:value-type="float" office:value="0.00673354871620473">
                <text:p>0.00673354871620473</text:p>
              </table:table-cell>
              <table:table-cell office:value-type="float" office:value="29.9930470465762">
                <text:p>29.993047046576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7.60564287078814">
                <text:p>7.60564287078814</text:p>
              </table:table-cell>
              <table:table-cell office:value-type="float" office:value="0.00687368488171906">
                <text:p>0.00687368488171906</text:p>
              </table:table-cell>
              <table:table-cell office:value-type="float" office:value="0.00687368488171906">
                <text:p>0.00687368488171906</text:p>
              </table:table-cell>
              <table:table-cell office:value-type="float" office:value="28.4629422224322">
                <text:p>28.462942222432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.13088513488757">
                <text:p>7.13088513488757</text:p>
              </table:table-cell>
              <table:table-cell office:value-type="float" office:value="0.00687368488171906">
                <text:p>0.00687368488171906</text:p>
              </table:table-cell>
              <table:table-cell office:value-type="float" office:value="0.00687368488171906">
                <text:p>0.00687368488171906</text:p>
              </table:table-cell>
              <table:table-cell office:value-type="float" office:value="27.0037748987594">
                <text:p>27.0037748987594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6.67574080051048">
                <text:p>6.67574080051048</text:p>
              </table:table-cell>
              <table:table-cell office:value-type="float" office:value="0.00687368488171906">
                <text:p>0.00687368488171906</text:p>
              </table:table-cell>
              <table:table-cell office:value-type="float" office:value="0.00687368488171906">
                <text:p>0.00687368488171906</text:p>
              </table:table-cell>
              <table:table-cell office:value-type="float" office:value="25.563555304753">
                <text:p>25.56355530475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6.2657813083627">
                <text:p>6.2657813083627</text:p>
              </table:table-cell>
              <table:table-cell office:value-type="float" office:value="0.00701381509032944">
                <text:p>0.00701381509032944</text:p>
              </table:table-cell>
              <table:table-cell office:value-type="float" office:value="0.00701381509032944">
                <text:p>0.00701381509032944</text:p>
              </table:table-cell>
              <table:table-cell office:value-type="float" office:value="24.2470618876614">
                <text:p>24.247061887661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5.88521486121265">
                <text:p>5.88521486121265</text:p>
              </table:table-cell>
              <table:table-cell office:value-type="float" office:value="0.00701381509032944">
                <text:p>0.00701381509032944</text:p>
              </table:table-cell>
              <table:table-cell office:value-type="float" office:value="0.00701381509032944">
                <text:p>0.00701381509032944</text:p>
              </table:table-cell>
              <table:table-cell office:value-type="float" office:value="23.0012575707032">
                <text:p>23.001257570703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.51793115585439">
                <text:p>5.51793115585439</text:p>
              </table:table-cell>
              <table:table-cell office:value-type="float" office:value="0.00715393934241568">
                <text:p>0.00715393934241568</text:p>
              </table:table-cell>
              <table:table-cell office:value-type="float" office:value="0.00715393934241568">
                <text:p>0.00715393934241568</text:p>
              </table:table-cell>
              <table:table-cell office:value-type="float" office:value="21.7683463090984">
                <text:p>21.7683463090984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5.18107307146196">
                <text:p>5.18107307146196</text:p>
              </table:table-cell>
              <table:table-cell office:value-type="float" office:value="0.00715393934241568">
                <text:p>0.00715393934241568</text:p>
              </table:table-cell>
              <table:table-cell office:value-type="float" office:value="0.00715393934241568">
                <text:p>0.00715393934241568</text:p>
              </table:table-cell>
              <table:table-cell office:value-type="float" office:value="20.6203216654181">
                <text:p>20.620321665418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.86675702526213">
                <text:p>4.86675702526213</text:p>
              </table:table-cell>
              <table:table-cell office:value-type="float" office:value="0.00715393934241568">
                <text:p>0.00715393934241568</text:p>
              </table:table-cell>
              <table:table-cell office:value-type="float" office:value="0.00715393934241568">
                <text:p>0.00715393934241568</text:p>
              </table:table-cell>
              <table:table-cell office:value-type="float" office:value="19.5309997702264">
                <text:p>19.5309997702264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4.57284882515624">
                <text:p>4.57284882515624</text:p>
              </table:table-cell>
              <table:table-cell office:value-type="float" office:value="0.00729405763835756">
                <text:p>0.00729405763835756</text:p>
              </table:table-cell>
              <table:table-cell office:value-type="float" office:value="0.00729405763835756">
                <text:p>0.00729405763835756</text:p>
              </table:table-cell>
              <table:table-cell office:value-type="float" office:value="18.4959229447227">
                <text:p>18.495922944722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.30052808072366">
                <text:p>4.30052808072366</text:p>
              </table:table-cell>
              <table:table-cell office:value-type="float" office:value="0.00729405763835756">
                <text:p>0.00729405763835756</text:p>
              </table:table-cell>
              <table:table-cell office:value-type="float" office:value="0.00729405763835756">
                <text:p>0.00729405763835756</text:p>
              </table:table-cell>
              <table:table-cell office:value-type="float" office:value="17.5235996006293">
                <text:p>17.523599600629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4.04418966535341">
                <text:p>4.04418966535341</text:p>
              </table:table-cell>
              <table:table-cell office:value-type="float" office:value="0.00729405763835756">
                <text:p>0.00729405763835756</text:p>
              </table:table-cell>
              <table:table-cell office:value-type="float" office:value="0.00729405763835756">
                <text:p>0.00729405763835756</text:p>
              </table:table-cell>
              <table:table-cell office:value-type="float" office:value="16.5945285816669">
                <text:p>16.594528581666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.80576817775307">
                <text:p>3.80576817775307</text:p>
              </table:table-cell>
              <table:table-cell office:value-type="float" office:value="0.00743416997853484">
                <text:p>0.00743416997853484</text:p>
              </table:table-cell>
              <table:table-cell office:value-type="float" office:value="0.00743416997853484">
                <text:p>0.00743416997853484</text:p>
              </table:table-cell>
              <table:table-cell office:value-type="float" office:value="15.7194572916195">
                <text:p>15.7194572916195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3.58125311326136">
                <text:p>3.58125311326136</text:p>
              </table:table-cell>
              <table:table-cell office:value-type="float" office:value="0.00743416997853484">
                <text:p>0.00743416997853484</text:p>
              </table:table-cell>
              <table:table-cell office:value-type="float" office:value="0.00743416997853484">
                <text:p>0.00743416997853484</text:p>
              </table:table-cell>
              <table:table-cell office:value-type="float" office:value="14.8844202526349">
                <text:p>14.8844202526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